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3.5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1CM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ELECT sum(valor) FROM dados WHERE uf='AC'</text:p>
          </table:table-cell>
          <table:table-cell table:number-columns-repeated="11"/>
          <table:table-cell table:formula="of:=TRIMMEAN([.B2:.K2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SELECT sum(valor) FROM dados WHERE uf='DF'</text:p>
          </table:table-cell>
          <table:table-cell table:number-columns-repeated="11"/>
          <table:table-cell table:formula="of:=TRIMMEAN([.B3:.K3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SELECT sum(valor) FROM dados WHERE uf='MG'</text:p>
          </table:table-cell>
          <table:table-cell table:number-columns-repeated="11"/>
          <table:table-cell table:formula="of:=TRIMMEAN([.B4:.K4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SELECT sum(valor) FROM dados WHERE uf='PB'</text:p>
          </table:table-cell>
          <table:table-cell table:number-columns-repeated="11"/>
          <table:table-cell table:formula="of:=TRIMMEAN([.B5:.K5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SELECT sum(valor) FROM dados WHERE uf='SC'</text:p>
          </table:table-cell>
          <table:table-cell table:number-columns-repeated="11"/>
          <table:table-cell table:formula="of:=TRIMMEAN([.B6:.K6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SELECT sum(valor) FROM dados WHERE uf='BA'</text:p>
          </table:table-cell>
          <table:table-cell table:number-columns-repeated="11"/>
          <table:table-cell table:formula="of:=TRIMMEAN([.B7:.K7];0.2)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ELECT * FROM dados WHERE uf = 'RN' AND periodo = '2015-07-01' AND valor = 77 AND nis_favorecido = 00020420391414</text:p>
          </table:table-cell>
          <table:table-cell table:number-columns-repeated="5"/>
          <table:table-cell table:style-name="ce1" table:number-columns-repeated="4"/>
          <table:table-cell table:number-columns-repeated="2"/>
          <table:table-cell table:formula="of:=TRIMMEAN([.B9:.K9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SELECT * FROM dados WHERE uf = 'PE' AND periodo = '2015-09-01' AND valor = 35 AND nis_favorecido = 00023698153404</text:p>
          </table:table-cell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"/>
          <table:table-cell/>
          <table:table-cell table:formula="of:=TRIMMEAN([.B10:.K10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SELECT * FROM dados WHERE uf = 'CE' AND periodo = '2015-10-01' AND valor = 112 AND nis_favorecido = 00020952340997</text:p>
          </table:table-cell>
          <table:table-cell table:number-columns-repeated="2"/>
          <table:table-cell table:style-name="ce1" table:number-columns-repeated="3"/>
          <table:table-cell/>
          <table:table-cell table:style-name="ce1" table:number-columns-repeated="4"/>
          <table:table-cell/>
          <table:table-cell table:formula="of:=TRIMMEAN([.B11:.K11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SELECT * FROM dados WHERE uf = 'RJ' AND periodo = '2015-11-01' AND valor = 79 AND nis_favorecido = 00010751866684</text:p>
          </table:table-cell>
          <table:table-cell table:number-columns-repeated="2"/>
          <table:table-cell table:style-name="ce1" table:number-columns-repeated="8"/>
          <table:table-cell/>
          <table:table-cell table:formula="of:=TRIMMEAN([.B12:.K12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SELECT * FROM dados WHERE uf = 'MT' AND periodo = '2015-12-01' AND valor = 35 AND nis_favorecido = 00016547494560</text:p>
          </table:table-cell>
          <table:table-cell/>
          <table:table-cell table:style-name="ce1"/>
          <table:table-cell/>
          <table:table-cell table:style-name="ce1" table:number-columns-repeated="7"/>
          <table:table-cell/>
          <table:table-cell table:formula="of:=TRIMMEAN([.B13:.K13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SELECT * FROM dados WHERE uf = 'RS' AND periodo = '2016-01-01' AND valor = 77 AND nis_favorecido = 00016540177012</text:p>
          </table:table-cell>
          <table:table-cell/>
          <table:table-cell table:style-name="ce1"/>
          <table:table-cell/>
          <table:table-cell table:style-name="ce1" table:number-columns-repeated="7"/>
          <table:table-cell/>
          <table:table-cell table:formula="of:=TRIMMEAN([.B14:.K14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SELECT * FROM dados WHERE uf = 'BA' AND periodo = '2016-02-01' AND valor = 155 AND nis_favorecido = 00016457367888</text:p>
          </table:table-cell>
          <table:table-cell/>
          <table:table-cell table:style-name="ce1"/>
          <table:table-cell table:number-columns-repeated="2"/>
          <table:table-cell table:style-name="ce1" table:number-columns-repeated="6"/>
          <table:table-cell/>
          <table:table-cell table:formula="of:=TRIMMEAN([.B15:.K15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SELECT * FROM dados WHERE uf = 'SP' AND periodo = '2016-03-01' AND valor = 147 AND nis_favorecido = 00021208322062</text:p>
          </table:table-cell>
          <table:table-cell/>
          <table:table-cell table:style-name="ce1"/>
          <table:table-cell/>
          <table:table-cell table:style-name="ce1" table:number-columns-repeated="7"/>
          <table:table-cell/>
          <table:table-cell table:formula="of:=TRIMMEAN([.B16:.K16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SELECT * FROM dados WHERE uf = 'MG' AND periodo = '2016-05-01' AND valor = 156 AND nis_favorecido = 00020407769654</text:p>
          </table:table-cell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5"/>
          <table:table-cell/>
          <table:table-cell table:formula="of:=TRIMMEAN([.B17:.K17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SELECT * FROM dados WHERE uf = 'AL' AND periodo = '2016-06-01' AND valor = 77 AND nis_favorecido = 00017044198056</text:p>
          </table:table-cell>
          <table:table-cell/>
          <table:table-cell table:style-name="ce1" table:number-columns-repeated="9"/>
          <table:table-cell/>
          <table:table-cell table:formula="of:=TRIMMEAN([.B18:.K18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SELECT * FROM dados WHERE uf = 'RS' AND periodo = '2015-06-01' AND valor = 77 AND nis_favorecido = 00016435129143</text:p>
          </table:table-cell>
          <table:table-cell table:number-columns-repeated="11"/>
          <table:table-cell table:formula="of:=TRIMMEAN([.B19:.K19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SELECT * FROM dados WHERE uf = 'RN' AND periodo = '2015-05-01' AND valor = 217 AND nis_favorecido = 00020314831619</text:p>
          </table:table-cell>
          <table:table-cell table:number-columns-repeated="11"/>
          <table:table-cell table:formula="of:=TRIMMEAN([.B20:.K20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SELECT * FROM dados WHERE uf = 'CE' AND periodo = '2015-04-01' AND valor = 343 AND nis_favorecido = 00021243238536</text:p>
          </table:table-cell>
          <table:table-cell table:number-columns-repeated="11"/>
          <table:table-cell table:formula="of:=TRIMMEAN([.B21:.K21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SELECT * FROM dados WHERE uf = 'SP' AND periodo = '2015-03-01' AND valor = 233 AND nis_favorecido = 00016138224362</text:p>
          </table:table-cell>
          <table:table-cell table:number-columns-repeated="11"/>
          <table:table-cell table:formula="of:=TRIMMEAN([.B22:.K22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SELECT * FROM dados WHERE uf = 'GO' AND periodo = '2015-02-01' AND valor = 189 AND nis_favorecido = 00016198271804</text:p>
          </table:table-cell>
          <table:table-cell table:number-columns-repeated="11"/>
          <table:table-cell table:formula="of:=TRIMMEAN([.B23:.K23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SELECT * FROM dados WHERE uf = 'MG' AND periodo = '2015-01-01' AND valor = 147 AND nis_favorecido = 00016429573738</text:p>
          </table:table-cell>
          <table:table-cell table:number-columns-repeated="11"/>
          <table:table-cell table:formula="of:=TRIMMEAN([.B24:.K24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SELECT * FROM dados WHERE uf = 'BA' AND periodo = '2014-12-01' AND valor = 77 AND nis_favorecido = 00016348185436</text:p>
          </table:table-cell>
          <table:table-cell table:number-columns-repeated="11"/>
          <table:table-cell table:formula="of:=TRIMMEAN([.B25:.K25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SELECT * FROM dados WHERE uf = 'PB' AND periodo = '2014-11-01' AND valor = 301 AND nis_favorecido = 00012190556491</text:p>
          </table:table-cell>
          <table:table-cell table:number-columns-repeated="8"/>
          <table:table-cell table:style-name="ce1" table:number-columns-repeated="2"/>
          <table:table-cell/>
          <table:table-cell table:formula="of:=TRIMMEAN([.B26:.K26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SELECT * FROM dados WHERE uf = 'AL' AND periodo = '2014-10-01' AND valor = 497 AND nis_favorecido = 00016075811886</text:p>
          </table:table-cell>
          <table:table-cell table:number-columns-repeated="11"/>
          <table:table-cell table:formula="of:=TRIMMEAN([.B27:.K27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SELECT * FROM dados WHERE uf = 'PE' AND periodo = '2014-09-01' AND valor = 112 AND nis_favorecido = 00020902816912</text:p>
          </table:table-cell>
          <table:table-cell table:number-columns-repeated="11"/>
          <table:table-cell table:formula="of:=TRIMMEAN([.B28:.K28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SELECT * FROM dados WHERE uf = 'PA' AND periodo = '2014-08-01' AND valor = 187 AND nis_favorecido = 00016099378449</text:p>
          </table:table-cell>
          <table:table-cell table:number-columns-repeated="11"/>
          <table:table-cell table:formula="of:=TRIMMEAN([.B29:.K29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SELECT * FROM dados WHERE uf = 'RJ' AND periodo = '2014-07-01' AND valor = 77 AND nis_favorecido = 00012192905213</text:p>
          </table:table-cell>
          <table:table-cell table:number-columns-repeated="11"/>
          <table:table-cell table:formula="of:=TRIMMEAN([.B30:.K30];0.2)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Tempo agregação</text:p>
          </table:table-cell>
          <table:table-cell table:formula="of:=SUM([.M2:.M7])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Tempo busca</text:p>
          </table:table-cell>
          <table:table-cell table:formula="of:=SUM([.M9:.M30])" office:value-type="string" office:string-value="" calcext:value-type="error">
            <text:p>#VALUE!</text:p>
          </table:table-cell>
        </table:table-row>
      </table:table>
      <table:table table:name="2CM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LECT sum(valor) FROM dados WHERE uf='AC'</text:p>
          </table:table-cell>
          <table:table-cell office:value-type="float" office:value="2.847656383" calcext:value-type="float">
            <text:p>2,847656383</text:p>
          </table:table-cell>
          <table:table-cell office:value-type="float" office:value="2.648501233" calcext:value-type="float">
            <text:p>2,648501233</text:p>
          </table:table-cell>
          <table:table-cell office:value-type="float" office:value="2.607537484" calcext:value-type="float">
            <text:p>2,607537484</text:p>
          </table:table-cell>
          <table:table-cell office:value-type="float" office:value="2.609762157" calcext:value-type="float">
            <text:p>2,609762157</text:p>
          </table:table-cell>
          <table:table-cell office:value-type="float" office:value="2.608853055" calcext:value-type="float">
            <text:p>2,608853055</text:p>
          </table:table-cell>
          <table:table-cell table:style-name="Default" office:value-type="float" office:value="2.616386867" calcext:value-type="float">
            <text:p>2,616386867</text:p>
          </table:table-cell>
          <table:table-cell office:value-type="float" office:value="2.635878376" calcext:value-type="float">
            <text:p>2,635878376</text:p>
          </table:table-cell>
          <table:table-cell table:style-name="Default" office:value-type="float" office:value="2.640291201" calcext:value-type="float">
            <text:p>2,640291201</text:p>
          </table:table-cell>
          <table:table-cell office:value-type="float" office:value="2.614515326" calcext:value-type="float">
            <text:p>2,614515326</text:p>
          </table:table-cell>
          <table:table-cell table:style-name="Default" office:value-type="float" office:value="2.612467372" calcext:value-type="float">
            <text:p>2,612467372</text:p>
          </table:table-cell>
          <table:table-cell/>
          <table:table-cell table:formula="of:=TRIMMEAN([.B2:.K2];0.2)" office:value-type="float" office:value="2.623331948375" calcext:value-type="float">
            <text:p>2,6233319484</text:p>
          </table:table-cell>
        </table:table-row>
        <table:table-row table:style-name="ro1">
          <table:table-cell office:value-type="string" calcext:value-type="string">
            <text:p>SELECT sum(valor) FROM dados WHERE uf='DF'</text:p>
          </table:table-cell>
          <table:table-cell office:value-type="float" office:value="3.244934382" calcext:value-type="float">
            <text:p>3,244934382</text:p>
          </table:table-cell>
          <table:table-cell office:value-type="float" office:value="2.813502675" calcext:value-type="float">
            <text:p>2,813502675</text:p>
          </table:table-cell>
          <table:table-cell office:value-type="float" office:value="2.812751926" calcext:value-type="float">
            <text:p>2,812751926</text:p>
          </table:table-cell>
          <table:table-cell office:value-type="float" office:value="2.82841666" calcext:value-type="float">
            <text:p>2,82841666</text:p>
          </table:table-cell>
          <table:table-cell office:value-type="float" office:value="2.828956771" calcext:value-type="float">
            <text:p>2,828956771</text:p>
          </table:table-cell>
          <table:table-cell table:style-name="Default" office:value-type="float" office:value="2.816623975" calcext:value-type="float">
            <text:p>2,816623975</text:p>
          </table:table-cell>
          <table:table-cell office:value-type="float" office:value="2.816951672" calcext:value-type="float">
            <text:p>2,816951672</text:p>
          </table:table-cell>
          <table:table-cell table:style-name="Default" office:value-type="float" office:value="2.833243312" calcext:value-type="float">
            <text:p>2,833243312</text:p>
          </table:table-cell>
          <table:table-cell office:value-type="float" office:value="2.820892598" calcext:value-type="float">
            <text:p>2,820892598</text:p>
          </table:table-cell>
          <table:table-cell table:style-name="Default" office:value-type="float" office:value="2.825548997" calcext:value-type="float">
            <text:p>2,825548997</text:p>
          </table:table-cell>
          <table:table-cell/>
          <table:table-cell table:formula="of:=TRIMMEAN([.B3:.K3];0.2)" office:value-type="float" office:value="2.8230170825" calcext:value-type="float">
            <text:p>2,8230170825</text:p>
          </table:table-cell>
        </table:table-row>
        <table:table-row table:style-name="ro1">
          <table:table-cell office:value-type="string" calcext:value-type="string">
            <text:p>SELECT sum(valor) FROM dados WHERE uf='MG'</text:p>
          </table:table-cell>
          <table:table-cell office:value-type="float" office:value="42.921696986" calcext:value-type="float">
            <text:p>42,921696986</text:p>
          </table:table-cell>
          <table:table-cell office:value-type="float" office:value="38.122929889" calcext:value-type="float">
            <text:p>38,122929889</text:p>
          </table:table-cell>
          <table:table-cell office:value-type="float" office:value="38.158952491" calcext:value-type="float">
            <text:p>38,158952491</text:p>
          </table:table-cell>
          <table:table-cell office:value-type="float" office:value="38.19896393" calcext:value-type="float">
            <text:p>38,19896393</text:p>
          </table:table-cell>
          <table:table-cell office:value-type="float" office:value="38.164259405" calcext:value-type="float">
            <text:p>38,164259405</text:p>
          </table:table-cell>
          <table:table-cell table:style-name="Default" office:value-type="float" office:value="38.10137455" calcext:value-type="float">
            <text:p>38,10137455</text:p>
          </table:table-cell>
          <table:table-cell office:value-type="float" office:value="38.125451148" calcext:value-type="float">
            <text:p>38,125451148</text:p>
          </table:table-cell>
          <table:table-cell table:style-name="Default" office:value-type="float" office:value="38.306263768" calcext:value-type="float">
            <text:p>38,306263768</text:p>
          </table:table-cell>
          <table:table-cell office:value-type="float" office:value="38.147075543" calcext:value-type="float">
            <text:p>38,147075543</text:p>
          </table:table-cell>
          <table:table-cell table:style-name="Default" office:value-type="float" office:value="38.1295654" calcext:value-type="float">
            <text:p>38,1295654</text:p>
          </table:table-cell>
          <table:table-cell/>
          <table:table-cell table:formula="of:=TRIMMEAN([.B4:.K4];0.2)" office:value-type="float" office:value="38.16918269675" calcext:value-type="float">
            <text:p>38,1691826968</text:p>
          </table:table-cell>
        </table:table-row>
        <table:table-row table:style-name="ro1">
          <table:table-cell office:value-type="string" calcext:value-type="string">
            <text:p>SELECT sum(valor) FROM dados WHERE uf='PB'</text:p>
          </table:table-cell>
          <table:table-cell office:value-type="float" office:value="21.265266546" calcext:value-type="float">
            <text:p>21,265266546</text:p>
          </table:table-cell>
          <table:table-cell office:value-type="float" office:value="17.460654198" calcext:value-type="float">
            <text:p>17,460654198</text:p>
          </table:table-cell>
          <table:table-cell office:value-type="float" office:value="17.452458437" calcext:value-type="float">
            <text:p>17,452458437</text:p>
          </table:table-cell>
          <table:table-cell office:value-type="float" office:value="17.520929741" calcext:value-type="float">
            <text:p>17,520929741</text:p>
          </table:table-cell>
          <table:table-cell office:value-type="float" office:value="17.489061304" calcext:value-type="float">
            <text:p>17,489061304</text:p>
          </table:table-cell>
          <table:table-cell table:style-name="Default" office:value-type="float" office:value="17.431767005" calcext:value-type="float">
            <text:p>17,431767005</text:p>
          </table:table-cell>
          <table:table-cell office:value-type="float" office:value="17.412462555" calcext:value-type="float">
            <text:p>17,412462555</text:p>
          </table:table-cell>
          <table:table-cell table:style-name="Default" office:value-type="float" office:value="17.427374059" calcext:value-type="float">
            <text:p>17,427374059</text:p>
          </table:table-cell>
          <table:table-cell office:value-type="float" office:value="17.437080365" calcext:value-type="float">
            <text:p>17,437080365</text:p>
          </table:table-cell>
          <table:table-cell table:style-name="Default" office:value-type="float" office:value="17.465452511" calcext:value-type="float">
            <text:p>17,465452511</text:p>
          </table:table-cell>
          <table:table-cell/>
          <table:table-cell table:formula="of:=TRIMMEAN([.B5:.K5];0.2)" office:value-type="float" office:value="17.4605972025" calcext:value-type="float">
            <text:p>17,4605972025</text:p>
          </table:table-cell>
        </table:table-row>
        <table:table-row table:style-name="ro1">
          <table:table-cell office:value-type="string" calcext:value-type="string">
            <text:p>SELECT sum(valor) FROM dados WHERE uf='SC'</text:p>
          </table:table-cell>
          <table:table-cell office:value-type="float" office:value="4.741422527" calcext:value-type="float">
            <text:p>4,741422527</text:p>
          </table:table-cell>
          <table:table-cell office:value-type="float" office:value="4.574297787" calcext:value-type="float">
            <text:p>4,574297787</text:p>
          </table:table-cell>
          <table:table-cell office:value-type="float" office:value="4.544661408" calcext:value-type="float">
            <text:p>4,544661408</text:p>
          </table:table-cell>
          <table:table-cell office:value-type="float" office:value="4.544726392" calcext:value-type="float">
            <text:p>4,544726392</text:p>
          </table:table-cell>
          <table:table-cell office:value-type="float" office:value="4.535768063" calcext:value-type="float">
            <text:p>4,535768063</text:p>
          </table:table-cell>
          <table:table-cell table:style-name="Default" office:value-type="float" office:value="4.56624462" calcext:value-type="float">
            <text:p>4,56624462</text:p>
          </table:table-cell>
          <table:table-cell office:value-type="float" office:value="4.562820255" calcext:value-type="float">
            <text:p>4,562820255</text:p>
          </table:table-cell>
          <table:table-cell table:style-name="Default" office:value-type="float" office:value="4.557350274" calcext:value-type="float">
            <text:p>4,557350274</text:p>
          </table:table-cell>
          <table:table-cell office:value-type="float" office:value="4.544804144" calcext:value-type="float">
            <text:p>4,544804144</text:p>
          </table:table-cell>
          <table:table-cell table:style-name="Default" office:value-type="float" office:value="4.560998058" calcext:value-type="float">
            <text:p>4,560998058</text:p>
          </table:table-cell>
          <table:table-cell/>
          <table:table-cell table:formula="of:=TRIMMEAN([.B6:.K6];0.2)" office:value-type="float" office:value="4.55698786725" calcext:value-type="float">
            <text:p>4,5569878673</text:p>
          </table:table-cell>
        </table:table-row>
        <table:table-row table:style-name="ro1">
          <table:table-cell office:value-type="string" calcext:value-type="string">
            <text:p>SELECT sum(valor) FROM dados WHERE uf='BA'</text:p>
          </table:table-cell>
          <table:table-cell office:value-type="float" office:value="151.584799179" calcext:value-type="float">
            <text:p>151,584799179</text:p>
          </table:table-cell>
          <table:table-cell office:value-type="float" office:value="165.406027661" calcext:value-type="float">
            <text:p>165,406027661</text:p>
          </table:table-cell>
          <table:table-cell office:value-type="float" office:value="164.792881536" calcext:value-type="float">
            <text:p>164,792881536</text:p>
          </table:table-cell>
          <table:table-cell office:value-type="float" office:value="169.810097931" calcext:value-type="float">
            <text:p>169,810097931</text:p>
          </table:table-cell>
          <table:table-cell office:value-type="float" office:value="167.025392501" calcext:value-type="float">
            <text:p>167,025392501</text:p>
          </table:table-cell>
          <table:table-cell table:style-name="Default" office:value-type="float" office:value="164.803385387" calcext:value-type="float">
            <text:p>164,803385387</text:p>
          </table:table-cell>
          <table:table-cell office:value-type="float" office:value="167.120705956" calcext:value-type="float">
            <text:p>167,120705956</text:p>
          </table:table-cell>
          <table:table-cell table:style-name="Default" office:value-type="float" office:value="168.013953602" calcext:value-type="float">
            <text:p>168,013953602</text:p>
          </table:table-cell>
          <table:table-cell office:value-type="float" office:value="167.211359468" calcext:value-type="float">
            <text:p>167,211359468</text:p>
          </table:table-cell>
          <table:table-cell table:style-name="Default" office:value-type="float" office:value="167.008717058" calcext:value-type="float">
            <text:p>167,008717058</text:p>
          </table:table-cell>
          <table:table-cell/>
          <table:table-cell table:formula="of:=TRIMMEAN([.B7:.K7];0.2)" office:value-type="float" office:value="166.422802896125" calcext:value-type="float">
            <text:p>166,4228028961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LECT * FROM dados WHERE uf = 'RN' AND periodo = '2015-07-01' AND valor = 77 AND nis_favorecido = 00020420391414</text:p>
          </table:table-cell>
          <table:table-cell office:value-type="float" office:value="0.002130542" calcext:value-type="float">
            <text:p>0,002130542</text:p>
          </table:table-cell>
          <table:table-cell office:value-type="float" office:value="0.00141248" calcext:value-type="float">
            <text:p>0,00141248</text:p>
          </table:table-cell>
          <table:table-cell office:value-type="float" office:value="0.001332734" calcext:value-type="float">
            <text:p>0,001332734</text:p>
          </table:table-cell>
          <table:table-cell office:value-type="float" office:value="0.001388768" calcext:value-type="float">
            <text:p>0,001388768</text:p>
          </table:table-cell>
          <table:table-cell office:value-type="float" office:value="0.001269467" calcext:value-type="float">
            <text:p>0,001269467</text:p>
          </table:table-cell>
          <table:table-cell office:value-type="float" office:value="0.001341976" calcext:value-type="float">
            <text:p>1,34E-003</text:p>
          </table:table-cell>
          <table:table-cell table:style-name="ce1" office:value-type="float" office:value="0.001279672" calcext:value-type="float">
            <text:p>1,28E-003</text:p>
          </table:table-cell>
          <table:table-cell office:value-type="float" office:value="0.001433405" calcext:value-type="float">
            <text:p>1,43E-003</text:p>
          </table:table-cell>
          <table:table-cell table:style-name="ce1" office:value-type="float" office:value="0.001584243" calcext:value-type="float">
            <text:p>1,58E-003</text:p>
          </table:table-cell>
          <table:table-cell office:value-type="float" office:value="0.001310022" calcext:value-type="float">
            <text:p>1,31E-003</text:p>
          </table:table-cell>
          <table:table-cell/>
          <table:table-cell table:formula="of:=TRIMMEAN([.B9:.K9];0.2)" office:value-type="float" office:value="0.0013854125" calcext:value-type="float">
            <text:p>0,0013854125</text:p>
          </table:table-cell>
        </table:table-row>
        <table:table-row table:style-name="ro1">
          <table:table-cell office:value-type="string" calcext:value-type="string">
            <text:p>SELECT * FROM dados WHERE uf = 'PE' AND periodo = '2015-09-01' AND valor = 35 AND nis_favorecido = 00023698153404</text:p>
          </table:table-cell>
          <table:table-cell table:style-name="ce1" office:value-type="float" office:value="0.000594117" calcext:value-type="float">
            <text:p>5,94E-004</text:p>
          </table:table-cell>
          <table:table-cell table:style-name="ce1" office:value-type="float" office:value="0.000818538" calcext:value-type="float">
            <text:p>8,19E-004</text:p>
          </table:table-cell>
          <table:table-cell table:style-name="ce1" office:value-type="float" office:value="0.000464481" calcext:value-type="float">
            <text:p>4,64E-004</text:p>
          </table:table-cell>
          <table:table-cell table:style-name="ce1" office:value-type="float" office:value="0.00043347" calcext:value-type="float">
            <text:p>4,33E-004</text:p>
          </table:table-cell>
          <table:table-cell table:style-name="ce1" office:value-type="float" office:value="0.000328389" calcext:value-type="float">
            <text:p>3,28E-004</text:p>
          </table:table-cell>
          <table:table-cell office:value-type="float" office:value="0.000393868" calcext:value-type="float">
            <text:p>3,94E-004</text:p>
          </table:table-cell>
          <table:table-cell table:style-name="ce1" office:value-type="float" office:value="0.000502781" calcext:value-type="float">
            <text:p>5,03E-004</text:p>
          </table:table-cell>
          <table:table-cell table:style-name="Default" office:value-type="float" office:value="0.001936171" calcext:value-type="float">
            <text:p>0,001936171</text:p>
          </table:table-cell>
          <table:table-cell table:style-name="ce1" office:value-type="float" office:value="0.000513426" calcext:value-type="float">
            <text:p>5,13E-004</text:p>
          </table:table-cell>
          <table:table-cell office:value-type="float" office:value="0.000326214" calcext:value-type="float">
            <text:p>3,26E-004</text:p>
          </table:table-cell>
          <table:table-cell/>
          <table:table-cell table:formula="of:=TRIMMEAN([.B10:.K10];0.2)" office:value-type="float" office:value="0.00050613375" calcext:value-type="float">
            <text:p>0,0005061338</text:p>
          </table:table-cell>
        </table:table-row>
        <table:table-row table:style-name="ro1">
          <table:table-cell office:value-type="string" calcext:value-type="string">
            <text:p>SELECT * FROM dados WHERE uf = 'CE' AND periodo = '2015-10-01' AND valor = 112 AND nis_favorecido = 00020952340997</text:p>
          </table:table-cell>
          <table:table-cell table:style-name="ce1" office:value-type="float" office:value="0.000442612" calcext:value-type="float">
            <text:p>4,43E-004</text:p>
          </table:table-cell>
          <table:table-cell table:style-name="ce1" office:value-type="float" office:value="0.000385166" calcext:value-type="float">
            <text:p>3,85E-004</text:p>
          </table:table-cell>
          <table:table-cell table:style-name="ce1" office:value-type="float" office:value="0.000350536" calcext:value-type="float">
            <text:p>3,51E-004</text:p>
          </table:table-cell>
          <table:table-cell table:style-name="ce1" office:value-type="float" office:value="0.000393186" calcext:value-type="float">
            <text:p>3,93E-004</text:p>
          </table:table-cell>
          <table:table-cell table:style-name="ce1" office:value-type="float" office:value="0.000387215" calcext:value-type="float">
            <text:p>3,87E-004</text:p>
          </table:table-cell>
          <table:table-cell office:value-type="float" office:value="0.000321089" calcext:value-type="float">
            <text:p>3,21E-004</text:p>
          </table:table-cell>
          <table:table-cell table:style-name="ce1" office:value-type="float" office:value="0.000411063" calcext:value-type="float">
            <text:p>4,11E-004</text:p>
          </table:table-cell>
          <table:table-cell office:value-type="float" office:value="0.000483381" calcext:value-type="float">
            <text:p>4,83E-004</text:p>
          </table:table-cell>
          <table:table-cell table:style-name="ce1" office:value-type="float" office:value="0.00056365" calcext:value-type="float">
            <text:p>5,64E-004</text:p>
          </table:table-cell>
          <table:table-cell office:value-type="float" office:value="0.00031127" calcext:value-type="float">
            <text:p>3,11E-004</text:p>
          </table:table-cell>
          <table:table-cell/>
          <table:table-cell table:formula="of:=TRIMMEAN([.B11:.K11];0.2)" office:value-type="float" office:value="0.000396781" calcext:value-type="float">
            <text:p>0,000396781</text:p>
          </table:table-cell>
        </table:table-row>
        <table:table-row table:style-name="ro1">
          <table:table-cell office:value-type="string" calcext:value-type="string">
            <text:p>SELECT * FROM dados WHERE uf = 'RJ' AND periodo = '2015-11-01' AND valor = 79 AND nis_favorecido = 00010751866684</text:p>
          </table:table-cell>
          <table:table-cell table:style-name="ce1" office:value-type="float" office:value="0.000414521" calcext:value-type="float">
            <text:p>4,15E-004</text:p>
          </table:table-cell>
          <table:table-cell table:style-name="ce1" office:value-type="float" office:value="0.00050694" calcext:value-type="float">
            <text:p>5,07E-004</text:p>
          </table:table-cell>
          <table:table-cell table:style-name="ce1" office:value-type="float" office:value="0.000345906" calcext:value-type="float">
            <text:p>3,46E-004</text:p>
          </table:table-cell>
          <table:table-cell table:style-name="ce1" office:value-type="float" office:value="0.000348031" calcext:value-type="float">
            <text:p>3,48E-004</text:p>
          </table:table-cell>
          <table:table-cell table:style-name="ce1" office:value-type="float" office:value="0.000334018" calcext:value-type="float">
            <text:p>3,34E-004</text:p>
          </table:table-cell>
          <table:table-cell office:value-type="float" office:value="0.000357182" calcext:value-type="float">
            <text:p>3,57E-004</text:p>
          </table:table-cell>
          <table:table-cell table:style-name="ce1" office:value-type="float" office:value="0.000392372" calcext:value-type="float">
            <text:p>3,92E-004</text:p>
          </table:table-cell>
          <table:table-cell office:value-type="float" office:value="0.000502361" calcext:value-type="float">
            <text:p>5,02E-004</text:p>
          </table:table-cell>
          <table:table-cell table:style-name="ce1" office:value-type="float" office:value="0.000528629" calcext:value-type="float">
            <text:p>5,29E-004</text:p>
          </table:table-cell>
          <table:table-cell office:value-type="float" office:value="0.000315744" calcext:value-type="float">
            <text:p>3,16E-004</text:p>
          </table:table-cell>
          <table:table-cell/>
          <table:table-cell table:formula="of:=TRIMMEAN([.B12:.K12];0.2)" office:value-type="float" office:value="0.000400166375" calcext:value-type="float">
            <text:p>0,0004001664</text:p>
          </table:table-cell>
        </table:table-row>
        <table:table-row table:style-name="ro1">
          <table:table-cell office:value-type="string" calcext:value-type="string">
            <text:p>SELECT * FROM dados WHERE uf = 'MT' AND periodo = '2015-12-01' AND valor = 35 AND nis_favorecido = 00016547494560</text:p>
          </table:table-cell>
          <table:table-cell office:value-type="float" office:value="0.001162225" calcext:value-type="float">
            <text:p>0,001162225</text:p>
          </table:table-cell>
          <table:table-cell table:style-name="ce1" office:value-type="float" office:value="0.001011519" calcext:value-type="float">
            <text:p>1,01E-003</text:p>
          </table:table-cell>
          <table:table-cell table:style-name="ce1" office:value-type="float" office:value="0.001019693" calcext:value-type="float">
            <text:p>1,02E-003</text:p>
          </table:table-cell>
          <table:table-cell table:style-name="ce1" office:value-type="float" office:value="0.001062116" calcext:value-type="float">
            <text:p>1,06E-003</text:p>
          </table:table-cell>
          <table:table-cell table:style-name="ce1" office:value-type="float" office:value="0.001021802" calcext:value-type="float">
            <text:p>1,02E-003</text:p>
          </table:table-cell>
          <table:table-cell office:value-type="float" office:value="0.000976625" calcext:value-type="float">
            <text:p>9,77E-004</text:p>
          </table:table-cell>
          <table:table-cell table:style-name="ce1" office:value-type="float" office:value="0.00113399" calcext:value-type="float">
            <text:p>1,13E-003</text:p>
          </table:table-cell>
          <table:table-cell office:value-type="float" office:value="0.001162615" calcext:value-type="float">
            <text:p>1,16E-003</text:p>
          </table:table-cell>
          <table:table-cell table:style-name="ce1" office:value-type="float" office:value="0.001284003" calcext:value-type="float">
            <text:p>1,28E-003</text:p>
          </table:table-cell>
          <table:table-cell office:value-type="float" office:value="0.000969601" calcext:value-type="float">
            <text:p>9,70E-004</text:p>
          </table:table-cell>
          <table:table-cell/>
          <table:table-cell table:formula="of:=TRIMMEAN([.B13:.K13];0.2)" office:value-type="float" office:value="0.001068823125" calcext:value-type="float">
            <text:p>0,0010688231</text:p>
          </table:table-cell>
        </table:table-row>
        <table:table-row table:style-name="ro1">
          <table:table-cell office:value-type="string" calcext:value-type="string">
            <text:p>SELECT * FROM dados WHERE uf = 'RS' AND periodo = '2016-01-01' AND valor = 77 AND nis_favorecido = 00016540177012</text:p>
          </table:table-cell>
          <table:table-cell table:style-name="ce1" office:value-type="float" office:value="0.000406429" calcext:value-type="float">
            <text:p>4,06E-004</text:p>
          </table:table-cell>
          <table:table-cell table:style-name="ce1" office:value-type="float" office:value="0.000388876" calcext:value-type="float">
            <text:p>3,89E-004</text:p>
          </table:table-cell>
          <table:table-cell table:style-name="ce1" office:value-type="float" office:value="0.000378051" calcext:value-type="float">
            <text:p>3,78E-004</text:p>
          </table:table-cell>
          <table:table-cell table:style-name="ce1" office:value-type="float" office:value="0.000378124" calcext:value-type="float">
            <text:p>3,78E-004</text:p>
          </table:table-cell>
          <table:table-cell table:style-name="ce1" office:value-type="float" office:value="0.000294031" calcext:value-type="float">
            <text:p>2,94E-004</text:p>
          </table:table-cell>
          <table:table-cell office:value-type="float" office:value="0.000339812" calcext:value-type="float">
            <text:p>3,40E-004</text:p>
          </table:table-cell>
          <table:table-cell table:style-name="ce1" office:value-type="float" office:value="0.00040466" calcext:value-type="float">
            <text:p>4,05E-004</text:p>
          </table:table-cell>
          <table:table-cell office:value-type="float" office:value="0.00039162" calcext:value-type="float">
            <text:p>3,92E-004</text:p>
          </table:table-cell>
          <table:table-cell table:style-name="ce1" office:value-type="float" office:value="0.000514376" calcext:value-type="float">
            <text:p>5,14E-004</text:p>
          </table:table-cell>
          <table:table-cell office:value-type="float" office:value="0.000418734" calcext:value-type="float">
            <text:p>4,19E-004</text:p>
          </table:table-cell>
          <table:table-cell/>
          <table:table-cell table:formula="of:=TRIMMEAN([.B14:.K14];0.2)" office:value-type="float" office:value="0.00038828825" calcext:value-type="float">
            <text:p>0,0003882883</text:p>
          </table:table-cell>
        </table:table-row>
        <table:table-row table:style-name="ro1">
          <table:table-cell office:value-type="string" calcext:value-type="string">
            <text:p>SELECT * FROM dados WHERE uf = 'BA' AND periodo = '2016-02-01' AND valor = 155 AND nis_favorecido = 00016457367888</text:p>
          </table:table-cell>
          <table:table-cell table:style-name="ce1" office:value-type="float" office:value="0.000991662" calcext:value-type="float">
            <text:p>9,92E-004</text:p>
          </table:table-cell>
          <table:table-cell table:style-name="ce1" office:value-type="float" office:value="0.001058175" calcext:value-type="float">
            <text:p>1,06E-003</text:p>
          </table:table-cell>
          <table:table-cell table:style-name="ce1" office:value-type="float" office:value="0.001070536" calcext:value-type="float">
            <text:p>1,07E-003</text:p>
          </table:table-cell>
          <table:table-cell table:style-name="ce1" office:value-type="float" office:value="0.001004262" calcext:value-type="float">
            <text:p>1,00E-003</text:p>
          </table:table-cell>
          <table:table-cell table:style-name="ce1" office:value-type="float" office:value="0.000933458" calcext:value-type="float">
            <text:p>9,33E-004</text:p>
          </table:table-cell>
          <table:table-cell office:value-type="float" office:value="0.000969538" calcext:value-type="float">
            <text:p>9,70E-004</text:p>
          </table:table-cell>
          <table:table-cell table:style-name="ce1" office:value-type="float" office:value="0.001036501" calcext:value-type="float">
            <text:p>1,04E-003</text:p>
          </table:table-cell>
          <table:table-cell office:value-type="float" office:value="0.001009067" calcext:value-type="float">
            <text:p>1,01E-003</text:p>
          </table:table-cell>
          <table:table-cell table:style-name="ce1" office:value-type="float" office:value="0.001243908" calcext:value-type="float">
            <text:p>1,24E-003</text:p>
          </table:table-cell>
          <table:table-cell table:style-name="Default" office:value-type="float" office:value="0.001011473" calcext:value-type="float">
            <text:p>0,001011473</text:p>
          </table:table-cell>
          <table:table-cell/>
          <table:table-cell table:formula="of:=TRIMMEAN([.B15:.K15];0.2)" office:value-type="float" office:value="0.00101890175" calcext:value-type="float">
            <text:p>0,0010189018</text:p>
          </table:table-cell>
        </table:table-row>
        <table:table-row table:style-name="ro1">
          <table:table-cell office:value-type="string" calcext:value-type="string">
            <text:p>SELECT * FROM dados WHERE uf = 'SP' AND periodo = '2016-03-01' AND valor = 147 AND nis_favorecido = 00021208322062</text:p>
          </table:table-cell>
          <table:table-cell table:style-name="ce1" office:value-type="float" office:value="0.000933859" calcext:value-type="float">
            <text:p>9,34E-004</text:p>
          </table:table-cell>
          <table:table-cell table:style-name="ce1" office:value-type="float" office:value="0.001084687" calcext:value-type="float">
            <text:p>1,08E-003</text:p>
          </table:table-cell>
          <table:table-cell table:style-name="ce1" office:value-type="float" office:value="0.000979844" calcext:value-type="float">
            <text:p>9,80E-004</text:p>
          </table:table-cell>
          <table:table-cell table:style-name="ce1" office:value-type="float" office:value="0.000950482" calcext:value-type="float">
            <text:p>9,50E-004</text:p>
          </table:table-cell>
          <table:table-cell table:style-name="ce1" office:value-type="float" office:value="0.000982132" calcext:value-type="float">
            <text:p>9,82E-004</text:p>
          </table:table-cell>
          <table:table-cell office:value-type="float" office:value="0.001045148" calcext:value-type="float">
            <text:p>1,05E-003</text:p>
          </table:table-cell>
          <table:table-cell table:style-name="ce1" office:value-type="float" office:value="0.001032596" calcext:value-type="float">
            <text:p>1,03E-003</text:p>
          </table:table-cell>
          <table:table-cell office:value-type="float" office:value="0.000980707" calcext:value-type="float">
            <text:p>9,81E-004</text:p>
          </table:table-cell>
          <table:table-cell table:style-name="ce1" office:value-type="float" office:value="0.001268487" calcext:value-type="float">
            <text:p>1,27E-003</text:p>
          </table:table-cell>
          <table:table-cell office:value-type="float" office:value="0.000950716" calcext:value-type="float">
            <text:p>9,51E-004</text:p>
          </table:table-cell>
          <table:table-cell/>
          <table:table-cell table:formula="of:=TRIMMEAN([.B16:.K16];0.2)" office:value-type="float" office:value="0.001000789" calcext:value-type="float">
            <text:p>0,001000789</text:p>
          </table:table-cell>
        </table:table-row>
        <table:table-row table:style-name="ro1">
          <table:table-cell office:value-type="string" calcext:value-type="string">
            <text:p>SELECT * FROM dados WHERE uf = 'MG' AND periodo = '2016-05-01' AND valor = 156 AND nis_favorecido = 00020407769654</text:p>
          </table:table-cell>
          <table:table-cell table:style-name="ce1" office:value-type="float" office:value="0.000307381" calcext:value-type="float">
            <text:p>3,07E-004</text:p>
          </table:table-cell>
          <table:table-cell table:style-name="ce1" office:value-type="float" office:value="0.000412022" calcext:value-type="float">
            <text:p>4,12E-004</text:p>
          </table:table-cell>
          <table:table-cell table:style-name="ce1" office:value-type="float" office:value="0.000368358" calcext:value-type="float">
            <text:p>3,68E-004</text:p>
          </table:table-cell>
          <table:table-cell table:style-name="ce1" office:value-type="float" office:value="0.000277209" calcext:value-type="float">
            <text:p>2,77E-004</text:p>
          </table:table-cell>
          <table:table-cell table:style-name="ce1" office:value-type="float" office:value="0.000287655" calcext:value-type="float">
            <text:p>2,88E-004</text:p>
          </table:table-cell>
          <table:table-cell office:value-type="float" office:value="0.000338132" calcext:value-type="float">
            <text:p>3,38E-004</text:p>
          </table:table-cell>
          <table:table-cell table:style-name="ce1" office:value-type="float" office:value="0.000402465" calcext:value-type="float">
            <text:p>4,02E-004</text:p>
          </table:table-cell>
          <table:table-cell office:value-type="float" office:value="0.000327525" calcext:value-type="float">
            <text:p>3,28E-004</text:p>
          </table:table-cell>
          <table:table-cell table:style-name="ce1" office:value-type="float" office:value="0.000541184" calcext:value-type="float">
            <text:p>5,41E-004</text:p>
          </table:table-cell>
          <table:table-cell office:value-type="float" office:value="0.000324013" calcext:value-type="float">
            <text:p>3,24E-004</text:p>
          </table:table-cell>
          <table:table-cell/>
          <table:table-cell table:formula="of:=TRIMMEAN([.B17:.K17];0.2)" office:value-type="float" office:value="0.000345943875" calcext:value-type="float">
            <text:p>0,0003459439</text:p>
          </table:table-cell>
        </table:table-row>
        <table:table-row table:style-name="ro1">
          <table:table-cell office:value-type="string" calcext:value-type="string">
            <text:p>SELECT * FROM dados WHERE uf = 'AL' AND periodo = '2016-06-01' AND valor = 77 AND nis_favorecido = 00017044198056</text:p>
          </table:table-cell>
          <table:table-cell table:style-name="ce1" office:value-type="float" office:value="0.000401464" calcext:value-type="float">
            <text:p>4,01E-004</text:p>
          </table:table-cell>
          <table:table-cell table:style-name="ce1" office:value-type="float" office:value="0.000295463" calcext:value-type="float">
            <text:p>2,95E-004</text:p>
          </table:table-cell>
          <table:table-cell table:style-name="ce1" office:value-type="float" office:value="0.000423637" calcext:value-type="float">
            <text:p>4,24E-004</text:p>
          </table:table-cell>
          <table:table-cell table:style-name="ce1" office:value-type="float" office:value="0.000351366" calcext:value-type="float">
            <text:p>3,51E-004</text:p>
          </table:table-cell>
          <table:table-cell table:style-name="ce1" office:value-type="float" office:value="0.000301979" calcext:value-type="float">
            <text:p>3,02E-004</text:p>
          </table:table-cell>
          <table:table-cell office:value-type="float" office:value="0.000411233" calcext:value-type="float">
            <text:p>4,11E-004</text:p>
          </table:table-cell>
          <table:table-cell table:style-name="ce1" office:value-type="float" office:value="0.000287501" calcext:value-type="float">
            <text:p>2,88E-004</text:p>
          </table:table-cell>
          <table:table-cell office:value-type="float" office:value="0.000289886" calcext:value-type="float">
            <text:p>2,90E-004</text:p>
          </table:table-cell>
          <table:table-cell table:style-name="ce1" office:value-type="float" office:value="0.000550566" calcext:value-type="float">
            <text:p>5,51E-004</text:p>
          </table:table-cell>
          <table:table-cell office:value-type="float" office:value="0.000344349" calcext:value-type="float">
            <text:p>3,44E-004</text:p>
          </table:table-cell>
          <table:table-cell/>
          <table:table-cell table:formula="of:=TRIMMEAN([.B18:.K18];0.2)" office:value-type="float" office:value="0.000352422125" calcext:value-type="float">
            <text:p>0,0003524221</text:p>
          </table:table-cell>
        </table:table-row>
        <table:table-row table:style-name="ro1">
          <table:table-cell office:value-type="string" calcext:value-type="string">
            <text:p>SELECT * FROM dados WHERE uf = 'RS' AND periodo = '2015-06-01' AND valor = 77 AND nis_favorecido = 00016435129143</text:p>
          </table:table-cell>
          <table:table-cell office:value-type="float" office:value="0.011160148" calcext:value-type="float">
            <text:p>0,011160148</text:p>
          </table:table-cell>
          <table:table-cell table:style-name="ce1" office:value-type="float" office:value="0.000755266" calcext:value-type="float">
            <text:p>7,55E-004</text:p>
          </table:table-cell>
          <table:table-cell table:style-name="ce1" office:value-type="float" office:value="0.000864527" calcext:value-type="float">
            <text:p>8,65E-004</text:p>
          </table:table-cell>
          <table:table-cell table:style-name="ce1" office:value-type="float" office:value="0.000744019" calcext:value-type="float">
            <text:p>7,44E-004</text:p>
          </table:table-cell>
          <table:table-cell table:style-name="ce1" office:value-type="float" office:value="0.000821278" calcext:value-type="float">
            <text:p>8,21E-004</text:p>
          </table:table-cell>
          <table:table-cell office:value-type="float" office:value="0.000819525" calcext:value-type="float">
            <text:p>8,20E-004</text:p>
          </table:table-cell>
          <table:table-cell table:style-name="ce1" office:value-type="float" office:value="0.000831767" calcext:value-type="float">
            <text:p>8,32E-004</text:p>
          </table:table-cell>
          <table:table-cell office:value-type="float" office:value="0.000780183" calcext:value-type="float">
            <text:p>7,80E-004</text:p>
          </table:table-cell>
          <table:table-cell table:style-name="ce1" office:value-type="float" office:value="0.001322272" calcext:value-type="float">
            <text:p>1,32E-003</text:p>
          </table:table-cell>
          <table:table-cell office:value-type="float" office:value="0.000778474" calcext:value-type="float">
            <text:p>7,78E-004</text:p>
          </table:table-cell>
          <table:table-cell/>
          <table:table-cell table:formula="of:=TRIMMEAN([.B19:.K19];0.2)" office:value-type="float" office:value="0.0008716615" calcext:value-type="float">
            <text:p>0,0008716615</text:p>
          </table:table-cell>
        </table:table-row>
        <table:table-row table:style-name="ro1">
          <table:table-cell office:value-type="string" calcext:value-type="string">
            <text:p>SELECT * FROM dados WHERE uf = 'RN' AND periodo = '2015-05-01' AND valor = 217 AND nis_favorecido = 00020314831619</text:p>
          </table:table-cell>
          <table:table-cell office:value-type="float" office:value="0.002619" calcext:value-type="float">
            <text:p>0,002619</text:p>
          </table:table-cell>
          <table:table-cell office:value-type="float" office:value="0.001823861" calcext:value-type="float">
            <text:p>0,001823861</text:p>
          </table:table-cell>
          <table:table-cell office:value-type="float" office:value="0.001505636" calcext:value-type="float">
            <text:p>0,001505636</text:p>
          </table:table-cell>
          <table:table-cell office:value-type="float" office:value="0.001452349" calcext:value-type="float">
            <text:p>0,001452349</text:p>
          </table:table-cell>
          <table:table-cell table:style-name="ce1" office:value-type="float" office:value="0.001470329" calcext:value-type="float">
            <text:p>1,47E-003</text:p>
          </table:table-cell>
          <table:table-cell table:style-name="Default" office:value-type="float" office:value="0.001419671" calcext:value-type="float">
            <text:p>0,001419671</text:p>
          </table:table-cell>
          <table:table-cell table:style-name="ce1" office:value-type="float" office:value="0.002257727" calcext:value-type="float">
            <text:p>2,26E-003</text:p>
          </table:table-cell>
          <table:table-cell office:value-type="float" office:value="0.002778091" calcext:value-type="float">
            <text:p>2,78E-003</text:p>
          </table:table-cell>
          <table:table-cell table:style-name="ce1" office:value-type="float" office:value="0.001834333" calcext:value-type="float">
            <text:p>1,83E-003</text:p>
          </table:table-cell>
          <table:table-cell office:value-type="float" office:value="0.001433055" calcext:value-type="float">
            <text:p>1,43E-003</text:p>
          </table:table-cell>
          <table:table-cell/>
          <table:table-cell table:formula="of:=TRIMMEAN([.B20:.K20];0.2)" office:value-type="float" office:value="0.00179953625" calcext:value-type="float">
            <text:p>0,0017995363</text:p>
          </table:table-cell>
        </table:table-row>
        <table:table-row table:style-name="ro1">
          <table:table-cell office:value-type="string" calcext:value-type="string">
            <text:p>SELECT * FROM dados WHERE uf = 'CE' AND periodo = '2015-04-01' AND valor = 343 AND nis_favorecido = 00021243238536</text:p>
          </table:table-cell>
          <table:table-cell office:value-type="float" office:value="0.006422" calcext:value-type="float">
            <text:p>0,006422</text:p>
          </table:table-cell>
          <table:table-cell table:style-name="ce1" office:value-type="float" office:value="0.000883619" calcext:value-type="float">
            <text:p>8,84E-004</text:p>
          </table:table-cell>
          <table:table-cell table:style-name="ce1" office:value-type="float" office:value="0.000726672" calcext:value-type="float">
            <text:p>7,27E-004</text:p>
          </table:table-cell>
          <table:table-cell table:style-name="ce1" office:value-type="float" office:value="0.000697114" calcext:value-type="float">
            <text:p>6,97E-004</text:p>
          </table:table-cell>
          <table:table-cell table:style-name="ce1" office:value-type="float" office:value="0.000719067" calcext:value-type="float">
            <text:p>7,19E-004</text:p>
          </table:table-cell>
          <table:table-cell office:value-type="float" office:value="0.00071917" calcext:value-type="float">
            <text:p>7,19E-004</text:p>
          </table:table-cell>
          <table:table-cell table:style-name="ce1" office:value-type="float" office:value="0.000860529" calcext:value-type="float">
            <text:p>8,61E-004</text:p>
          </table:table-cell>
          <table:table-cell office:value-type="float" office:value="0.000737985" calcext:value-type="float">
            <text:p>7,38E-004</text:p>
          </table:table-cell>
          <table:table-cell office:value-type="float" office:value="0.001006495" calcext:value-type="float">
            <text:p>0,001006495</text:p>
          </table:table-cell>
          <table:table-cell office:value-type="float" office:value="0.000696743" calcext:value-type="float">
            <text:p>6,97E-004</text:p>
          </table:table-cell>
          <table:table-cell/>
          <table:table-cell table:formula="of:=TRIMMEAN([.B21:.K21];0.2)" office:value-type="float" office:value="0.000793831375" calcext:value-type="float">
            <text:p>0,0007938314</text:p>
          </table:table-cell>
        </table:table-row>
        <table:table-row table:style-name="ro1">
          <table:table-cell office:value-type="string" calcext:value-type="string">
            <text:p>SELECT * FROM dados WHERE uf = 'SP' AND periodo = '2015-03-01' AND valor = 233 AND nis_favorecido = 00016138224362</text:p>
          </table:table-cell>
          <table:table-cell office:value-type="float" office:value="0.010480959" calcext:value-type="float">
            <text:p>0,010480959</text:p>
          </table:table-cell>
          <table:table-cell office:value-type="float" office:value="0.006104368" calcext:value-type="float">
            <text:p>0,006104368</text:p>
          </table:table-cell>
          <table:table-cell office:value-type="float" office:value="0.00157554" calcext:value-type="float">
            <text:p>0,00157554</text:p>
          </table:table-cell>
          <table:table-cell office:value-type="float" office:value="0.001656463" calcext:value-type="float">
            <text:p>0,001656463</text:p>
          </table:table-cell>
          <table:table-cell office:value-type="float" office:value="0.001530494" calcext:value-type="float">
            <text:p>0,001530494</text:p>
          </table:table-cell>
          <table:table-cell table:style-name="Default" office:value-type="float" office:value="0.00155448" calcext:value-type="float">
            <text:p>0,00155448</text:p>
          </table:table-cell>
          <table:table-cell office:value-type="float" office:value="0.001623825" calcext:value-type="float">
            <text:p>0,001623825</text:p>
          </table:table-cell>
          <table:table-cell office:value-type="float" office:value="0.001663355" calcext:value-type="float">
            <text:p>1,66E-003</text:p>
          </table:table-cell>
          <table:table-cell table:style-name="ce1" office:value-type="float" office:value="0.001969902" calcext:value-type="float">
            <text:p>1,97E-003</text:p>
          </table:table-cell>
          <table:table-cell table:style-name="Default" office:value-type="float" office:value="0.00146988" calcext:value-type="float">
            <text:p>0,00146988</text:p>
          </table:table-cell>
          <table:table-cell/>
          <table:table-cell table:formula="of:=TRIMMEAN([.B22:.K22];0.2)" office:value-type="float" office:value="0.002209803375" calcext:value-type="float">
            <text:p>0,0022098034</text:p>
          </table:table-cell>
        </table:table-row>
        <table:table-row table:style-name="ro1">
          <table:table-cell office:value-type="string" calcext:value-type="string">
            <text:p>SELECT * FROM dados WHERE uf = 'GO' AND periodo = '2015-02-01' AND valor = 189 AND nis_favorecido = 00016198271804</text:p>
          </table:table-cell>
          <table:table-cell office:value-type="float" office:value="0.004020159" calcext:value-type="float">
            <text:p>0,004020159</text:p>
          </table:table-cell>
          <table:table-cell office:value-type="float" office:value="0.002114855" calcext:value-type="float">
            <text:p>0,002114855</text:p>
          </table:table-cell>
          <table:table-cell office:value-type="float" office:value="0.001516159" calcext:value-type="float">
            <text:p>0,001516159</text:p>
          </table:table-cell>
          <table:table-cell office:value-type="float" office:value="0.001654812" calcext:value-type="float">
            <text:p>0,001654812</text:p>
          </table:table-cell>
          <table:table-cell office:value-type="float" office:value="0.001588184" calcext:value-type="float">
            <text:p>0,001588184</text:p>
          </table:table-cell>
          <table:table-cell table:style-name="Default" office:value-type="float" office:value="0.001603012" calcext:value-type="float">
            <text:p>0,001603012</text:p>
          </table:table-cell>
          <table:table-cell office:value-type="float" office:value="0.001587612" calcext:value-type="float">
            <text:p>0,001587612</text:p>
          </table:table-cell>
          <table:table-cell office:value-type="float" office:value="0.00173072" calcext:value-type="float">
            <text:p>1,73E-003</text:p>
          </table:table-cell>
          <table:table-cell office:value-type="float" office:value="0.002131063" calcext:value-type="float">
            <text:p>0,002131063</text:p>
          </table:table-cell>
          <table:table-cell table:style-name="Default" office:value-type="float" office:value="0.001485134" calcext:value-type="float">
            <text:p>0,001485134</text:p>
          </table:table-cell>
          <table:table-cell/>
          <table:table-cell table:formula="of:=TRIMMEAN([.B23:.K23];0.2)" office:value-type="float" office:value="0.001740802125" calcext:value-type="float">
            <text:p>0,0017408021</text:p>
          </table:table-cell>
        </table:table-row>
        <table:table-row table:style-name="ro1">
          <table:table-cell office:value-type="string" calcext:value-type="string">
            <text:p>SELECT * FROM dados WHERE uf = 'MG' AND periodo = '2015-01-01' AND valor = 147 AND nis_favorecido = 00016429573738</text:p>
          </table:table-cell>
          <table:table-cell office:value-type="float" office:value="0.002200406" calcext:value-type="float">
            <text:p>0,002200406</text:p>
          </table:table-cell>
          <table:table-cell office:value-type="float" office:value="0.001070738" calcext:value-type="float">
            <text:p>0,001070738</text:p>
          </table:table-cell>
          <table:table-cell table:style-name="ce1" office:value-type="float" office:value="0.000860554" calcext:value-type="float">
            <text:p>8,61E-004</text:p>
          </table:table-cell>
          <table:table-cell table:style-name="ce1" office:value-type="float" office:value="0.000896372" calcext:value-type="float">
            <text:p>8,96E-004</text:p>
          </table:table-cell>
          <table:table-cell table:style-name="ce1" office:value-type="float" office:value="0.00090944" calcext:value-type="float">
            <text:p>9,09E-004</text:p>
          </table:table-cell>
          <table:table-cell office:value-type="float" office:value="0.000920754" calcext:value-type="float">
            <text:p>9,21E-004</text:p>
          </table:table-cell>
          <table:table-cell table:style-name="ce1" office:value-type="float" office:value="0.000885144" calcext:value-type="float">
            <text:p>8,85E-004</text:p>
          </table:table-cell>
          <table:table-cell office:value-type="float" office:value="0.000852882" calcext:value-type="float">
            <text:p>8,53E-004</text:p>
          </table:table-cell>
          <table:table-cell office:value-type="float" office:value="0.00134564" calcext:value-type="float">
            <text:p>0,00134564</text:p>
          </table:table-cell>
          <table:table-cell office:value-type="float" office:value="0.000872206" calcext:value-type="float">
            <text:p>8,72E-004</text:p>
          </table:table-cell>
          <table:table-cell/>
          <table:table-cell table:formula="of:=TRIMMEAN([.B24:.K24];0.2)" office:value-type="float" office:value="0.000970106" calcext:value-type="float">
            <text:p>0,000970106</text:p>
          </table:table-cell>
        </table:table-row>
        <table:table-row table:style-name="ro1">
          <table:table-cell office:value-type="string" calcext:value-type="string">
            <text:p>SELECT * FROM dados WHERE uf = 'BA' AND periodo = '2014-12-01' AND valor = 77 AND nis_favorecido = 00016348185436</text:p>
          </table:table-cell>
          <table:table-cell office:value-type="float" office:value="0.002440504" calcext:value-type="float">
            <text:p>0,002440504</text:p>
          </table:table-cell>
          <table:table-cell office:value-type="float" office:value="0.001812982" calcext:value-type="float">
            <text:p>0,001812982</text:p>
          </table:table-cell>
          <table:table-cell office:value-type="float" office:value="0.001572216" calcext:value-type="float">
            <text:p>0,001572216</text:p>
          </table:table-cell>
          <table:table-cell office:value-type="float" office:value="0.001454361" calcext:value-type="float">
            <text:p>0,001454361</text:p>
          </table:table-cell>
          <table:table-cell office:value-type="float" office:value="0.001554893" calcext:value-type="float">
            <text:p>0,001554893</text:p>
          </table:table-cell>
          <table:table-cell table:style-name="Default" office:value-type="float" office:value="0.001608829" calcext:value-type="float">
            <text:p>0,001608829</text:p>
          </table:table-cell>
          <table:table-cell office:value-type="float" office:value="0.001559811" calcext:value-type="float">
            <text:p>0,001559811</text:p>
          </table:table-cell>
          <table:table-cell table:style-name="Default" office:value-type="float" office:value="0.00165042" calcext:value-type="float">
            <text:p>0,00165042</text:p>
          </table:table-cell>
          <table:table-cell office:value-type="float" office:value="0.001939217" calcext:value-type="float">
            <text:p>0,001939217</text:p>
          </table:table-cell>
          <table:table-cell table:style-name="Default" office:value-type="float" office:value="0.001561904" calcext:value-type="float">
            <text:p>0,001561904</text:p>
          </table:table-cell>
          <table:table-cell/>
          <table:table-cell table:formula="of:=TRIMMEAN([.B25:.K25];0.2)" office:value-type="float" office:value="0.001657534" calcext:value-type="float">
            <text:p>0,001657534</text:p>
          </table:table-cell>
        </table:table-row>
        <table:table-row table:style-name="ro1">
          <table:table-cell office:value-type="string" calcext:value-type="string">
            <text:p>SELECT * FROM dados WHERE uf = 'PB' AND periodo = '2014-11-01' AND valor = 301 AND nis_favorecido = 00012190556491</text:p>
          </table:table-cell>
          <table:table-cell table:style-name="ce1" office:value-type="float" office:value="0.000815449" calcext:value-type="float">
            <text:p>8,15E-004</text:p>
          </table:table-cell>
          <table:table-cell table:style-name="ce1" office:value-type="float" office:value="0.00084572" calcext:value-type="float">
            <text:p>8,46E-004</text:p>
          </table:table-cell>
          <table:table-cell office:value-type="float" office:value="0.002166963" calcext:value-type="float">
            <text:p>0,002166963</text:p>
          </table:table-cell>
          <table:table-cell table:style-name="ce1" office:value-type="float" office:value="0.000738273" calcext:value-type="float">
            <text:p>7,38E-004</text:p>
          </table:table-cell>
          <table:table-cell table:style-name="ce1" office:value-type="float" office:value="0.000753244" calcext:value-type="float">
            <text:p>7,53E-004</text:p>
          </table:table-cell>
          <table:table-cell office:value-type="float" office:value="0.000715425" calcext:value-type="float">
            <text:p>7,15E-004</text:p>
          </table:table-cell>
          <table:table-cell table:style-name="ce1" office:value-type="float" office:value="0.000774861" calcext:value-type="float">
            <text:p>7,75E-004</text:p>
          </table:table-cell>
          <table:table-cell office:value-type="float" office:value="0.000717584" calcext:value-type="float">
            <text:p>7,18E-004</text:p>
          </table:table-cell>
          <table:table-cell office:value-type="float" office:value="0.001096882" calcext:value-type="float">
            <text:p>0,001096882</text:p>
          </table:table-cell>
          <table:table-cell office:value-type="float" office:value="0.000727661" calcext:value-type="float">
            <text:p>7,28E-004</text:p>
          </table:table-cell>
          <table:table-cell/>
          <table:table-cell table:formula="of:=TRIMMEAN([.B26:.K26];0.2)" office:value-type="float" office:value="0.00080870925" calcext:value-type="float">
            <text:p>0,0008087093</text:p>
          </table:table-cell>
        </table:table-row>
        <table:table-row table:style-name="ro1">
          <table:table-cell office:value-type="string" calcext:value-type="string">
            <text:p>SELECT * FROM dados WHERE uf = 'AL' AND periodo = '2014-10-01' AND valor = 497 AND nis_favorecido = 00016075811886</text:p>
          </table:table-cell>
          <table:table-cell office:value-type="float" office:value="0.062003091" calcext:value-type="float">
            <text:p>0,062003091</text:p>
          </table:table-cell>
          <table:table-cell office:value-type="float" office:value="0.001070649" calcext:value-type="float">
            <text:p>0,001070649</text:p>
          </table:table-cell>
          <table:table-cell table:style-name="ce1" office:value-type="float" office:value="0.000859049" calcext:value-type="float">
            <text:p>8,59E-004</text:p>
          </table:table-cell>
          <table:table-cell table:style-name="ce1" office:value-type="float" office:value="0.000897521" calcext:value-type="float">
            <text:p>8,98E-004</text:p>
          </table:table-cell>
          <table:table-cell table:style-name="ce1" office:value-type="float" office:value="0.00096953" calcext:value-type="float">
            <text:p>9,70E-004</text:p>
          </table:table-cell>
          <table:table-cell office:value-type="float" office:value="0.000894515" calcext:value-type="float">
            <text:p>8,95E-004</text:p>
          </table:table-cell>
          <table:table-cell table:style-name="ce1" office:value-type="float" office:value="0.00092146" calcext:value-type="float">
            <text:p>9,21E-004</text:p>
          </table:table-cell>
          <table:table-cell office:value-type="float" office:value="0.000927116" calcext:value-type="float">
            <text:p>9,27E-004</text:p>
          </table:table-cell>
          <table:table-cell office:value-type="float" office:value="0.001240705" calcext:value-type="float">
            <text:p>0,001240705</text:p>
          </table:table-cell>
          <table:table-cell office:value-type="float" office:value="0.000855279" calcext:value-type="float">
            <text:p>8,55E-004</text:p>
          </table:table-cell>
          <table:table-cell/>
          <table:table-cell table:formula="of:=TRIMMEAN([.B27:.K27];0.2)" office:value-type="float" office:value="0.000972568125" calcext:value-type="float">
            <text:p>0,0009725681</text:p>
          </table:table-cell>
        </table:table-row>
        <table:table-row table:style-name="ro1">
          <table:table-cell office:value-type="string" calcext:value-type="string">
            <text:p>SELECT * FROM dados WHERE uf = 'PE' AND periodo = '2014-09-01' AND valor = 112 AND nis_favorecido = 00020902816912</text:p>
          </table:table-cell>
          <table:table-cell office:value-type="float" office:value="0.099157927" calcext:value-type="float">
            <text:p>0,099157927</text:p>
          </table:table-cell>
          <table:table-cell table:style-name="ce1" office:value-type="float" office:value="0.000924281" calcext:value-type="float">
            <text:p>9,24E-004</text:p>
          </table:table-cell>
          <table:table-cell table:style-name="ce1" office:value-type="float" office:value="0.000800719" calcext:value-type="float">
            <text:p>8,01E-004</text:p>
          </table:table-cell>
          <table:table-cell office:value-type="float" office:value="0.002048955" calcext:value-type="float">
            <text:p>0,002048955</text:p>
          </table:table-cell>
          <table:table-cell office:value-type="float" office:value="0.007789903" calcext:value-type="float">
            <text:p>0,007789903</text:p>
          </table:table-cell>
          <table:table-cell office:value-type="float" office:value="0.000864013" calcext:value-type="float">
            <text:p>8,64E-004</text:p>
          </table:table-cell>
          <table:table-cell office:value-type="float" office:value="0.005837137" calcext:value-type="float">
            <text:p>0,005837137</text:p>
          </table:table-cell>
          <table:table-cell office:value-type="float" office:value="0.000819327" calcext:value-type="float">
            <text:p>8,19E-004</text:p>
          </table:table-cell>
          <table:table-cell office:value-type="float" office:value="0.001140004" calcext:value-type="float">
            <text:p>0,001140004</text:p>
          </table:table-cell>
          <table:table-cell office:value-type="float" office:value="0.000876234" calcext:value-type="float">
            <text:p>8,76E-004</text:p>
          </table:table-cell>
          <table:table-cell/>
          <table:table-cell table:formula="of:=TRIMMEAN([.B28:.K28];0.2)" office:value-type="float" office:value="0.00253748175" calcext:value-type="float">
            <text:p>0,0025374818</text:p>
          </table:table-cell>
        </table:table-row>
        <table:table-row table:style-name="ro1">
          <table:table-cell office:value-type="string" calcext:value-type="string">
            <text:p>SELECT * FROM dados WHERE uf = 'PA' AND periodo = '2014-08-01' AND valor = 187 AND nis_favorecido = 00016099378449</text:p>
          </table:table-cell>
          <table:table-cell office:value-type="float" office:value="0.045422441" calcext:value-type="float">
            <text:p>0,045422441</text:p>
          </table:table-cell>
          <table:table-cell office:value-type="float" office:value="0.001743182" calcext:value-type="float">
            <text:p>0,001743182</text:p>
          </table:table-cell>
          <table:table-cell office:value-type="float" office:value="0.001473226" calcext:value-type="float">
            <text:p>0,001473226</text:p>
          </table:table-cell>
          <table:table-cell office:value-type="float" office:value="0.001523879" calcext:value-type="float">
            <text:p>0,001523879</text:p>
          </table:table-cell>
          <table:table-cell office:value-type="float" office:value="0.001673807" calcext:value-type="float">
            <text:p>0,001673807</text:p>
          </table:table-cell>
          <table:table-cell table:style-name="Default" office:value-type="float" office:value="0.001498144" calcext:value-type="float">
            <text:p>0,001498144</text:p>
          </table:table-cell>
          <table:table-cell office:value-type="float" office:value="0.002462883" calcext:value-type="float">
            <text:p>0,002462883</text:p>
          </table:table-cell>
          <table:table-cell office:value-type="float" office:value="0.001565966" calcext:value-type="float">
            <text:p>1,57E-003</text:p>
          </table:table-cell>
          <table:table-cell table:style-name="ce1" office:value-type="float" office:value="0.001890925" calcext:value-type="float">
            <text:p>1,89E-003</text:p>
          </table:table-cell>
          <table:table-cell office:value-type="float" office:value="0.001463905" calcext:value-type="float">
            <text:p>1,46E-003</text:p>
          </table:table-cell>
          <table:table-cell/>
          <table:table-cell table:formula="of:=TRIMMEAN([.B29:.K29];0.2)" office:value-type="float" office:value="0.0017290015" calcext:value-type="float">
            <text:p>0,0017290015</text:p>
          </table:table-cell>
        </table:table-row>
        <table:table-row table:style-name="ro1">
          <table:table-cell office:value-type="string" calcext:value-type="string">
            <text:p>SELECT * FROM dados WHERE uf = 'RJ' AND periodo = '2014-07-01' AND valor = 77 AND nis_favorecido = 00012192905213</text:p>
          </table:table-cell>
          <table:table-cell office:value-type="float" office:value="0.059392224" calcext:value-type="float">
            <text:p>0,059392224</text:p>
          </table:table-cell>
          <table:table-cell table:style-name="ce1" office:value-type="float" office:value="0.000908173" calcext:value-type="float">
            <text:p>9,08E-004</text:p>
          </table:table-cell>
          <table:table-cell table:style-name="ce1" office:value-type="float" office:value="0.000880829" calcext:value-type="float">
            <text:p>8,81E-004</text:p>
          </table:table-cell>
          <table:table-cell table:style-name="ce1" office:value-type="float" office:value="0.000927952" calcext:value-type="float">
            <text:p>9,28E-004</text:p>
          </table:table-cell>
          <table:table-cell table:style-name="ce1" office:value-type="float" office:value="0.00093684" calcext:value-type="float">
            <text:p>9,37E-004</text:p>
          </table:table-cell>
          <table:table-cell office:value-type="float" office:value="0.000893524" calcext:value-type="float">
            <text:p>8,94E-004</text:p>
          </table:table-cell>
          <table:table-cell office:value-type="float" office:value="0.002317823" calcext:value-type="float">
            <text:p>0,002317823</text:p>
          </table:table-cell>
          <table:table-cell office:value-type="float" office:value="0.000878842" calcext:value-type="float">
            <text:p>8,79E-004</text:p>
          </table:table-cell>
          <table:table-cell office:value-type="float" office:value="0.001249448" calcext:value-type="float">
            <text:p>0,001249448</text:p>
          </table:table-cell>
          <table:table-cell office:value-type="float" office:value="0.00083565" calcext:value-type="float">
            <text:p>8,36E-004</text:p>
          </table:table-cell>
          <table:table-cell/>
          <table:table-cell table:formula="of:=TRIMMEAN([.B30:.K30];0.2)" office:value-type="float" office:value="0.001124178875" calcext:value-type="float">
            <text:p>0,0011241789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Tempo agregação</text:p>
          </table:table-cell>
          <table:table-cell table:formula="of:=SUM([.M2:.M7])" office:value-type="float" office:value="232.0559196935" calcext:value-type="float">
            <text:p>232,0559196935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Tempo busca</text:p>
          </table:table-cell>
          <table:table-cell table:formula="of:=SUM([.M9:.M30])" office:value-type="float" office:value="0.024078875875" calcext:value-type="float">
            <text:p>0,0240788759</text:p>
          </table:table-cell>
        </table:table-row>
      </table:table>
      <table:table table:name="4CM" table:style-name="ta1"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ELECT sum(valor) FROM dados WHERE uf='AC'</text:p>
          </table:table-cell>
          <table:table-cell office:value-type="float" office:value="7.341856793" calcext:value-type="float">
            <text:p>7,341856793</text:p>
          </table:table-cell>
          <table:table-cell office:value-type="float" office:value="6.935087255" calcext:value-type="float">
            <text:p>6,935087255</text:p>
          </table:table-cell>
          <table:table-cell office:value-type="float" office:value="7.406066655" calcext:value-type="float">
            <text:p>7,406066655</text:p>
          </table:table-cell>
          <table:table-cell office:value-type="float" office:value="6.919231181" calcext:value-type="float">
            <text:p>6,919231181</text:p>
          </table:table-cell>
          <table:table-cell office:value-type="float" office:value="7.457510174" calcext:value-type="float">
            <text:p>7,457510174</text:p>
          </table:table-cell>
          <table:table-cell office:value-type="float" office:value="8.22665174" calcext:value-type="float">
            <text:p>8,22665174</text:p>
          </table:table-cell>
          <table:table-cell office:value-type="float" office:value="7.331779339" calcext:value-type="float">
            <text:p>7,331779339</text:p>
          </table:table-cell>
          <table:table-cell office:value-type="float" office:value="6.679921938" calcext:value-type="float">
            <text:p>6,679921938</text:p>
          </table:table-cell>
          <table:table-cell office:value-type="float" office:value="7.233714979" calcext:value-type="float">
            <text:p>7,233714979</text:p>
          </table:table-cell>
          <table:table-cell office:value-type="float" office:value="7.588516547" calcext:value-type="float">
            <text:p>7,588516547</text:p>
          </table:table-cell>
          <table:table-cell/>
          <table:table-cell table:formula="of:=TRIMMEAN([.B2:.K2];0.2)" office:value-type="float" office:value="7.276720365375" calcext:value-type="float">
            <text:p>7,2767203654</text:p>
          </table:table-cell>
        </table:table-row>
        <table:table-row table:style-name="ro1">
          <table:table-cell office:value-type="string" calcext:value-type="string">
            <text:p>SELECT sum(valor) FROM dados WHERE uf='DF'</text:p>
          </table:table-cell>
          <table:table-cell office:value-type="float" office:value="3.19279519" calcext:value-type="float">
            <text:p>3,19279519</text:p>
          </table:table-cell>
          <table:table-cell office:value-type="float" office:value="3.020298697" calcext:value-type="float">
            <text:p>3,020298697</text:p>
          </table:table-cell>
          <table:table-cell office:value-type="float" office:value="3.076172204" calcext:value-type="float">
            <text:p>3,076172204</text:p>
          </table:table-cell>
          <table:table-cell office:value-type="float" office:value="3.038078175" calcext:value-type="float">
            <text:p>3,038078175</text:p>
          </table:table-cell>
          <table:table-cell office:value-type="float" office:value="3.036654445" calcext:value-type="float">
            <text:p>3,036654445</text:p>
          </table:table-cell>
          <table:table-cell office:value-type="float" office:value="3.040675582" calcext:value-type="float">
            <text:p>3,040675582</text:p>
          </table:table-cell>
          <table:table-cell office:value-type="float" office:value="3.031287291" calcext:value-type="float">
            <text:p>3,031287291</text:p>
          </table:table-cell>
          <table:table-cell office:value-type="float" office:value="3.021351741" calcext:value-type="float">
            <text:p>3,021351741</text:p>
          </table:table-cell>
          <table:table-cell office:value-type="float" office:value="3.065996018" calcext:value-type="float">
            <text:p>3,065996018</text:p>
          </table:table-cell>
          <table:table-cell office:value-type="float" office:value="3.030501524" calcext:value-type="float">
            <text:p>3,030501524</text:p>
          </table:table-cell>
          <table:table-cell/>
          <table:table-cell table:formula="of:=TRIMMEAN([.B3:.K3];0.2)" office:value-type="float" office:value="3.0425896225" calcext:value-type="float">
            <text:p>3,0425896225</text:p>
          </table:table-cell>
        </table:table-row>
        <table:table-row table:style-name="ro1">
          <table:table-cell office:value-type="string" calcext:value-type="string">
            <text:p>SELECT sum(valor) FROM dados WHERE uf='MG'</text:p>
          </table:table-cell>
          <table:table-cell office:value-type="float" office:value="112.026978298" calcext:value-type="float">
            <text:p>112,026978298</text:p>
          </table:table-cell>
          <table:table-cell office:value-type="float" office:value="111.396607522" calcext:value-type="float">
            <text:p>111,396607522</text:p>
          </table:table-cell>
          <table:table-cell office:value-type="float" office:value="112.028839965" calcext:value-type="float">
            <text:p>112,028839965</text:p>
          </table:table-cell>
          <table:table-cell office:value-type="float" office:value="111.114746814" calcext:value-type="float">
            <text:p>111,114746814</text:p>
          </table:table-cell>
          <table:table-cell office:value-type="float" office:value="112.783061842" calcext:value-type="float">
            <text:p>112,783061842</text:p>
          </table:table-cell>
          <table:table-cell office:value-type="float" office:value="111.253011159" calcext:value-type="float">
            <text:p>111,253011159</text:p>
          </table:table-cell>
          <table:table-cell office:value-type="float" office:value="111.678098902" calcext:value-type="float">
            <text:p>111,678098902</text:p>
          </table:table-cell>
          <table:table-cell office:value-type="float" office:value="111.375188634" calcext:value-type="float">
            <text:p>111,375188634</text:p>
          </table:table-cell>
          <table:table-cell office:value-type="float" office:value="113.786949515" calcext:value-type="float">
            <text:p>113,786949515</text:p>
          </table:table-cell>
          <table:table-cell office:value-type="float" office:value="113.06469408" calcext:value-type="float">
            <text:p>113,06469408</text:p>
          </table:table-cell>
          <table:table-cell/>
          <table:table-cell table:formula="of:=TRIMMEAN([.B4:.K4];0.2)" office:value-type="float" office:value="111.95081005025" calcext:value-type="float">
            <text:p>111,9508100503</text:p>
          </table:table-cell>
        </table:table-row>
        <table:table-row table:style-name="ro1">
          <table:table-cell office:value-type="string" calcext:value-type="string">
            <text:p>SELECT sum(valor) FROM dados WHERE uf='PB'</text:p>
          </table:table-cell>
          <table:table-cell office:value-type="float" office:value="19.283609478" calcext:value-type="float">
            <text:p>19,283609478</text:p>
          </table:table-cell>
          <table:table-cell office:value-type="float" office:value="18.893719883" calcext:value-type="float">
            <text:p>18,893719883</text:p>
          </table:table-cell>
          <table:table-cell office:value-type="float" office:value="18.940892548" calcext:value-type="float">
            <text:p>18,940892548</text:p>
          </table:table-cell>
          <table:table-cell office:value-type="float" office:value="18.962278476" calcext:value-type="float">
            <text:p>18,962278476</text:p>
          </table:table-cell>
          <table:table-cell office:value-type="float" office:value="18.918372914" calcext:value-type="float">
            <text:p>18,918372914</text:p>
          </table:table-cell>
          <table:table-cell office:value-type="float" office:value="18.976416033" calcext:value-type="float">
            <text:p>18,976416033</text:p>
          </table:table-cell>
          <table:table-cell office:value-type="float" office:value="18.894303935" calcext:value-type="float">
            <text:p>18,894303935</text:p>
          </table:table-cell>
          <table:table-cell office:value-type="float" office:value="18.928459891" calcext:value-type="float">
            <text:p>18,928459891</text:p>
          </table:table-cell>
          <table:table-cell office:value-type="float" office:value="18.928520872" calcext:value-type="float">
            <text:p>18,928520872</text:p>
          </table:table-cell>
          <table:table-cell office:value-type="float" office:value="18.897721947" calcext:value-type="float">
            <text:p>18,897721947</text:p>
          </table:table-cell>
          <table:table-cell/>
          <table:table-cell table:formula="of:=TRIMMEAN([.B5:.K5];0.2)" office:value-type="float" office:value="18.930870827" calcext:value-type="float">
            <text:p>18,930870827</text:p>
          </table:table-cell>
        </table:table-row>
        <table:table-row table:style-name="ro1">
          <table:table-cell office:value-type="string" calcext:value-type="string">
            <text:p>SELECT sum(valor) FROM dados WHERE uf='SC'</text:p>
          </table:table-cell>
          <table:table-cell office:value-type="float" office:value="13.105334903" calcext:value-type="float">
            <text:p>13,105334903</text:p>
          </table:table-cell>
          <table:table-cell office:value-type="float" office:value="13.253982666" calcext:value-type="float">
            <text:p>13,253982666</text:p>
          </table:table-cell>
          <table:table-cell office:value-type="float" office:value="13.72640458" calcext:value-type="float">
            <text:p>13,72640458</text:p>
          </table:table-cell>
          <table:table-cell office:value-type="float" office:value="13.464608154" calcext:value-type="float">
            <text:p>13,464608154</text:p>
          </table:table-cell>
          <table:table-cell office:value-type="float" office:value="13.857225818" calcext:value-type="float">
            <text:p>13,857225818</text:p>
          </table:table-cell>
          <table:table-cell office:value-type="float" office:value="13.572248157" calcext:value-type="float">
            <text:p>13,572248157</text:p>
          </table:table-cell>
          <table:table-cell office:value-type="float" office:value="13.19304903" calcext:value-type="float">
            <text:p>13,19304903</text:p>
          </table:table-cell>
          <table:table-cell office:value-type="float" office:value="14.089871267" calcext:value-type="float">
            <text:p>14,089871267</text:p>
          </table:table-cell>
          <table:table-cell office:value-type="float" office:value="13.738888712" calcext:value-type="float">
            <text:p>13,738888712</text:p>
          </table:table-cell>
          <table:table-cell office:value-type="float" office:value="13.053750502" calcext:value-type="float">
            <text:p>13,053750502</text:p>
          </table:table-cell>
          <table:table-cell/>
          <table:table-cell table:formula="of:=TRIMMEAN([.B6:.K6];0.2)" office:value-type="float" office:value="13.4889677525" calcext:value-type="float">
            <text:p>13,4889677525</text:p>
          </table:table-cell>
        </table:table-row>
        <table:table-row table:style-name="ro1">
          <table:table-cell office:value-type="string" calcext:value-type="string">
            <text:p>SELECT sum(valor) FROM dados WHERE uf='BA'</text:p>
          </table:table-cell>
          <table:table-cell office:value-type="float" office:value="66.714691002" calcext:value-type="float">
            <text:p>66,714691002</text:p>
          </table:table-cell>
          <table:table-cell office:value-type="float" office:value="65.564169297" calcext:value-type="float">
            <text:p>65,564169297</text:p>
          </table:table-cell>
          <table:table-cell office:value-type="float" office:value="65.670266074" calcext:value-type="float">
            <text:p>65,670266074</text:p>
          </table:table-cell>
          <table:table-cell office:value-type="float" office:value="65.624483944" calcext:value-type="float">
            <text:p>65,624483944</text:p>
          </table:table-cell>
          <table:table-cell office:value-type="float" office:value="65.637319353" calcext:value-type="float">
            <text:p>65,637319353</text:p>
          </table:table-cell>
          <table:table-cell office:value-type="float" office:value="65.730456144" calcext:value-type="float">
            <text:p>65,730456144</text:p>
          </table:table-cell>
          <table:table-cell office:value-type="float" office:value="65.584648592" calcext:value-type="float">
            <text:p>65,584648592</text:p>
          </table:table-cell>
          <table:table-cell office:value-type="float" office:value="65.645426124" calcext:value-type="float">
            <text:p>65,645426124</text:p>
          </table:table-cell>
          <table:table-cell office:value-type="float" office:value="65.629474617" calcext:value-type="float">
            <text:p>65,629474617</text:p>
          </table:table-cell>
          <table:table-cell office:value-type="float" office:value="65.902956166" calcext:value-type="float">
            <text:p>65,902956166</text:p>
          </table:table-cell>
          <table:table-cell/>
          <table:table-cell table:formula="of:=TRIMMEAN([.B7:.K7];0.2)" office:value-type="float" office:value="65.67812887675" calcext:value-type="float">
            <text:p>65,6781288768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ELECT * FROM dados WHERE uf = 'RN' AND periodo = '2015-07-01' AND valor = 77 AND nis_favorecido = 00020420391414</text:p>
          </table:table-cell>
          <table:table-cell office:value-type="float" office:value="0.00222697" calcext:value-type="float">
            <text:p>0,00222697</text:p>
          </table:table-cell>
          <table:table-cell office:value-type="float" office:value="0.001928862" calcext:value-type="float">
            <text:p>0,001928862</text:p>
          </table:table-cell>
          <table:table-cell office:value-type="float" office:value="0.001665843" calcext:value-type="float">
            <text:p>0,001665843</text:p>
          </table:table-cell>
          <table:table-cell office:value-type="float" office:value="0.00189341" calcext:value-type="float">
            <text:p>0,00189341</text:p>
          </table:table-cell>
          <table:table-cell office:value-type="float" office:value="0.001761059" calcext:value-type="float">
            <text:p>0,001761059</text:p>
          </table:table-cell>
          <table:table-cell office:value-type="float" office:value="0.001819349" calcext:value-type="float">
            <text:p>0,001819349</text:p>
          </table:table-cell>
          <table:table-cell office:value-type="float" office:value="0.001383231" calcext:value-type="float">
            <text:p>0,001383231</text:p>
          </table:table-cell>
          <table:table-cell office:value-type="float" office:value="0.001873563" calcext:value-type="float">
            <text:p>0,001873563</text:p>
          </table:table-cell>
          <table:table-cell office:value-type="float" office:value="0.001869255" calcext:value-type="float">
            <text:p>0,001869255</text:p>
          </table:table-cell>
          <table:table-cell office:value-type="float" office:value="0.0018184" calcext:value-type="float">
            <text:p>0,0018184</text:p>
          </table:table-cell>
          <table:table-cell/>
          <table:table-cell table:formula="of:=TRIMMEAN([.B9:.K9];0.2)" office:value-type="float" office:value="0.001828717625" calcext:value-type="float">
            <text:p>0,0018287176</text:p>
          </table:table-cell>
        </table:table-row>
        <table:table-row table:style-name="ro1">
          <table:table-cell office:value-type="string" calcext:value-type="string">
            <text:p>SELECT * FROM dados WHERE uf = 'PE' AND periodo = '2015-09-01' AND valor = 35 AND nis_favorecido = 00023698153404</text:p>
          </table:table-cell>
          <table:table-cell office:value-type="float" office:value="0.001139584" calcext:value-type="float">
            <text:p>0,001139584</text:p>
          </table:table-cell>
          <table:table-cell office:value-type="float" office:value="0.001427494" calcext:value-type="float">
            <text:p>0,001427494</text:p>
          </table:table-cell>
          <table:table-cell office:value-type="float" office:value="0.001160868" calcext:value-type="float">
            <text:p>0,001160868</text:p>
          </table:table-cell>
          <table:table-cell office:value-type="float" office:value="0.001349951" calcext:value-type="float">
            <text:p>0,001349951</text:p>
          </table:table-cell>
          <table:table-cell office:value-type="float" office:value="0.00111534" calcext:value-type="float">
            <text:p>0,00111534</text:p>
          </table:table-cell>
          <table:table-cell office:value-type="float" office:value="0.001456979" calcext:value-type="float">
            <text:p>0,001456979</text:p>
          </table:table-cell>
          <table:table-cell office:value-type="float" office:value="0.001030311" calcext:value-type="float">
            <text:p>0,001030311</text:p>
          </table:table-cell>
          <table:table-cell office:value-type="float" office:value="0.001267684" calcext:value-type="float">
            <text:p>0,001267684</text:p>
          </table:table-cell>
          <table:table-cell table:style-name="ce1" office:value-type="float" office:value="0.000990904" calcext:value-type="float">
            <text:p>9,91E-004</text:p>
          </table:table-cell>
          <table:table-cell office:value-type="float" office:value="0.001058905" calcext:value-type="float">
            <text:p>0,001058905</text:p>
          </table:table-cell>
          <table:table-cell/>
          <table:table-cell table:formula="of:=TRIMMEAN([.B10:.K10];0.2)" office:value-type="float" office:value="0.001193767125" calcext:value-type="float">
            <text:p>0,0011937671</text:p>
          </table:table-cell>
        </table:table-row>
        <table:table-row table:style-name="ro1">
          <table:table-cell office:value-type="string" calcext:value-type="string">
            <text:p>SELECT * FROM dados WHERE uf = 'CE' AND periodo = '2015-10-01' AND valor = 112 AND nis_favorecido = 00020952340997</text:p>
          </table:table-cell>
          <table:table-cell office:value-type="float" office:value="0.001836838" calcext:value-type="float">
            <text:p>0,001836838</text:p>
          </table:table-cell>
          <table:table-cell office:value-type="float" office:value="0.001662168" calcext:value-type="float">
            <text:p>0,001662168</text:p>
          </table:table-cell>
          <table:table-cell office:value-type="float" office:value="0.001725674" calcext:value-type="float">
            <text:p>0,001725674</text:p>
          </table:table-cell>
          <table:table-cell office:value-type="float" office:value="0.00159186" calcext:value-type="float">
            <text:p>0,00159186</text:p>
          </table:table-cell>
          <table:table-cell office:value-type="float" office:value="0.001623933" calcext:value-type="float">
            <text:p>0,001623933</text:p>
          </table:table-cell>
          <table:table-cell office:value-type="float" office:value="0.001537062" calcext:value-type="float">
            <text:p>0,001537062</text:p>
          </table:table-cell>
          <table:table-cell office:value-type="float" office:value="0.001483711" calcext:value-type="float">
            <text:p>0,001483711</text:p>
          </table:table-cell>
          <table:table-cell office:value-type="float" office:value="0.001545045" calcext:value-type="float">
            <text:p>0,001545045</text:p>
          </table:table-cell>
          <table:table-cell office:value-type="float" office:value="0.001458707" calcext:value-type="float">
            <text:p>0,001458707</text:p>
          </table:table-cell>
          <table:table-cell office:value-type="float" office:value="0.001617978" calcext:value-type="float">
            <text:p>0,001617978</text:p>
          </table:table-cell>
          <table:table-cell/>
          <table:table-cell table:formula="of:=TRIMMEAN([.B11:.K11];0.2)" office:value-type="float" office:value="0.001598428875" calcext:value-type="float">
            <text:p>0,0015984289</text:p>
          </table:table-cell>
        </table:table-row>
        <table:table-row table:style-name="ro1">
          <table:table-cell office:value-type="string" calcext:value-type="string">
            <text:p>SELECT * FROM dados WHERE uf = 'RJ' AND periodo = '2015-11-01' AND valor = 79 AND nis_favorecido = 00010751866684</text:p>
          </table:table-cell>
          <table:table-cell table:style-name="ce1" office:value-type="float" office:value="0.00051699" calcext:value-type="float">
            <text:p>5,17E-004</text:p>
          </table:table-cell>
          <table:table-cell table:style-name="ce1" office:value-type="float" office:value="0.000404958" calcext:value-type="float">
            <text:p>4,05E-004</text:p>
          </table:table-cell>
          <table:table-cell table:style-name="ce1" office:value-type="float" office:value="0.000526068" calcext:value-type="float">
            <text:p>5,26E-004</text:p>
          </table:table-cell>
          <table:table-cell table:style-name="ce1" office:value-type="float" office:value="0.000361826" calcext:value-type="float">
            <text:p>3,62E-004</text:p>
          </table:table-cell>
          <table:table-cell table:style-name="ce1" office:value-type="float" office:value="0.00053305" calcext:value-type="float">
            <text:p>5,33E-004</text:p>
          </table:table-cell>
          <table:table-cell table:style-name="ce1" office:value-type="float" office:value="0.000303317" calcext:value-type="float">
            <text:p>3,03E-004</text:p>
          </table:table-cell>
          <table:table-cell table:style-name="ce1" office:value-type="float" office:value="0.000436099" calcext:value-type="float">
            <text:p>4,36E-004</text:p>
          </table:table-cell>
          <table:table-cell table:style-name="ce1" office:value-type="float" office:value="0.00045492" calcext:value-type="float">
            <text:p>4,55E-004</text:p>
          </table:table-cell>
          <table:table-cell table:style-name="ce1" office:value-type="float" office:value="0.000323198" calcext:value-type="float">
            <text:p>3,23E-004</text:p>
          </table:table-cell>
          <table:table-cell table:style-name="ce1" office:value-type="float" office:value="0.000381423" calcext:value-type="float">
            <text:p>3,81E-004</text:p>
          </table:table-cell>
          <table:table-cell/>
          <table:table-cell table:formula="of:=TRIMMEAN([.B12:.K12];0.2)" office:value-type="float" office:value="0.00042568525" calcext:value-type="float">
            <text:p>0,0004256853</text:p>
          </table:table-cell>
        </table:table-row>
        <table:table-row table:style-name="ro1">
          <table:table-cell office:value-type="string" calcext:value-type="string">
            <text:p>SELECT * FROM dados WHERE uf = 'MT' AND periodo = '2015-12-01' AND valor = 35 AND nis_favorecido = 00016547494560</text:p>
          </table:table-cell>
          <table:table-cell table:style-name="ce1" office:value-type="float" office:value="0.001027035" calcext:value-type="float">
            <text:p>1,03E-003</text:p>
          </table:table-cell>
          <table:table-cell table:style-name="ce1" office:value-type="float" office:value="0.001077735" calcext:value-type="float">
            <text:p>1,08E-003</text:p>
          </table:table-cell>
          <table:table-cell table:style-name="ce1" office:value-type="float" office:value="0.001166607" calcext:value-type="float">
            <text:p>1,17E-003</text:p>
          </table:table-cell>
          <table:table-cell table:style-name="ce1" office:value-type="float" office:value="0.001049177" calcext:value-type="float">
            <text:p>1,05E-003</text:p>
          </table:table-cell>
          <table:table-cell table:style-name="ce1" office:value-type="float" office:value="0.001341782" calcext:value-type="float">
            <text:p>1,34E-003</text:p>
          </table:table-cell>
          <table:table-cell table:style-name="ce1" office:value-type="float" office:value="0.001309834" calcext:value-type="float">
            <text:p>1,31E-003</text:p>
          </table:table-cell>
          <table:table-cell table:style-name="ce1" office:value-type="float" office:value="0.000937686" calcext:value-type="float">
            <text:p>9,38E-004</text:p>
          </table:table-cell>
          <table:table-cell table:style-name="ce1" office:value-type="float" office:value="0.00140312" calcext:value-type="float">
            <text:p>1,40E-003</text:p>
          </table:table-cell>
          <table:table-cell table:style-name="ce1" office:value-type="float" office:value="0.001299054" calcext:value-type="float">
            <text:p>1,30E-003</text:p>
          </table:table-cell>
          <table:table-cell table:style-name="ce1" office:value-type="float" office:value="0.001016858" calcext:value-type="float">
            <text:p>1,02E-003</text:p>
          </table:table-cell>
          <table:table-cell/>
          <table:table-cell table:formula="of:=TRIMMEAN([.B13:.K13];0.2)" office:value-type="float" office:value="0.00116101025" calcext:value-type="float">
            <text:p>0,0011610103</text:p>
          </table:table-cell>
        </table:table-row>
        <table:table-row table:style-name="ro1">
          <table:table-cell office:value-type="string" calcext:value-type="string">
            <text:p>SELECT * FROM dados WHERE uf = 'RS' AND periodo = '2016-01-01' AND valor = 77 AND nis_favorecido = 00016540177012</text:p>
          </table:table-cell>
          <table:table-cell table:style-name="ce1" office:value-type="float" office:value="0.007047848" calcext:value-type="float">
            <text:p>7,05E-003</text:p>
          </table:table-cell>
          <table:table-cell table:style-name="ce1" office:value-type="float" office:value="0.001728015" calcext:value-type="float">
            <text:p>1,73E-003</text:p>
          </table:table-cell>
          <table:table-cell table:style-name="ce1" office:value-type="float" office:value="0.001643493" calcext:value-type="float">
            <text:p>1,64E-003</text:p>
          </table:table-cell>
          <table:table-cell table:style-name="ce1" office:value-type="float" office:value="0.00159238" calcext:value-type="float">
            <text:p>1,59E-003</text:p>
          </table:table-cell>
          <table:table-cell table:style-name="ce1" office:value-type="float" office:value="0.001647251" calcext:value-type="float">
            <text:p>1,65E-003</text:p>
          </table:table-cell>
          <table:table-cell table:style-name="ce1" office:value-type="float" office:value="0.001687901" calcext:value-type="float">
            <text:p>1,69E-003</text:p>
          </table:table-cell>
          <table:table-cell table:style-name="ce1" office:value-type="float" office:value="0.001741122" calcext:value-type="float">
            <text:p>1,74E-003</text:p>
          </table:table-cell>
          <table:table-cell table:style-name="ce1" office:value-type="float" office:value="0.00166082" calcext:value-type="float">
            <text:p>1,66E-003</text:p>
          </table:table-cell>
          <table:table-cell table:style-name="ce1" office:value-type="float" office:value="0.001726692" calcext:value-type="float">
            <text:p>1,73E-003</text:p>
          </table:table-cell>
          <table:table-cell table:style-name="ce1" office:value-type="float" office:value="0.001711745" calcext:value-type="float">
            <text:p>1,71E-003</text:p>
          </table:table-cell>
          <table:table-cell/>
          <table:table-cell table:formula="of:=TRIMMEAN([.B14:.K14];0.2)" office:value-type="float" office:value="0.001693379875" calcext:value-type="float">
            <text:p>0,0016933799</text:p>
          </table:table-cell>
        </table:table-row>
        <table:table-row table:style-name="ro1">
          <table:table-cell office:value-type="string" calcext:value-type="string">
            <text:p>SELECT * FROM dados WHERE uf = 'BA' AND periodo = '2016-02-01' AND valor = 155 AND nis_favorecido = 00016457367888</text:p>
          </table:table-cell>
          <table:table-cell table:style-name="ce1" office:value-type="float" office:value="0.000394672" calcext:value-type="float">
            <text:p>3,95E-004</text:p>
          </table:table-cell>
          <table:table-cell table:style-name="ce1" office:value-type="float" office:value="0.000453562" calcext:value-type="float">
            <text:p>4,54E-004</text:p>
          </table:table-cell>
          <table:table-cell table:style-name="ce1" office:value-type="float" office:value="0.000313447" calcext:value-type="float">
            <text:p>3,13E-004</text:p>
          </table:table-cell>
          <table:table-cell table:style-name="ce1" office:value-type="float" office:value="0.000342343" calcext:value-type="float">
            <text:p>3,42E-004</text:p>
          </table:table-cell>
          <table:table-cell table:style-name="ce1" office:value-type="float" office:value="0.000345089" calcext:value-type="float">
            <text:p>3,45E-004</text:p>
          </table:table-cell>
          <table:table-cell table:style-name="ce1" office:value-type="float" office:value="0.000287175" calcext:value-type="float">
            <text:p>2,87E-004</text:p>
          </table:table-cell>
          <table:table-cell table:style-name="ce1" office:value-type="float" office:value="0.00042023" calcext:value-type="float">
            <text:p>4,20E-004</text:p>
          </table:table-cell>
          <table:table-cell table:style-name="ce1" office:value-type="float" office:value="0.000376034" calcext:value-type="float">
            <text:p>3,76E-004</text:p>
          </table:table-cell>
          <table:table-cell table:style-name="ce1" office:value-type="float" office:value="0.000295544" calcext:value-type="float">
            <text:p>2,96E-004</text:p>
          </table:table-cell>
          <table:table-cell table:style-name="ce1" office:value-type="float" office:value="0.000305747" calcext:value-type="float">
            <text:p>3,06E-004</text:p>
          </table:table-cell>
          <table:table-cell/>
          <table:table-cell table:formula="of:=TRIMMEAN([.B15:.K15];0.2)" office:value-type="float" office:value="0.00034913825" calcext:value-type="float">
            <text:p>0,0003491383</text:p>
          </table:table-cell>
        </table:table-row>
        <table:table-row table:style-name="ro1">
          <table:table-cell office:value-type="string" calcext:value-type="string">
            <text:p>SELECT * FROM dados WHERE uf = 'SP' AND periodo = '2016-03-01' AND valor = 147 AND nis_favorecido = 00021208322062</text:p>
          </table:table-cell>
          <table:table-cell office:value-type="float" office:value="0.001272422" calcext:value-type="float">
            <text:p>0,001272422</text:p>
          </table:table-cell>
          <table:table-cell table:style-name="ce1" office:value-type="float" office:value="0.001387855" calcext:value-type="float">
            <text:p>1,39E-003</text:p>
          </table:table-cell>
          <table:table-cell office:value-type="float" office:value="0.001431091" calcext:value-type="float">
            <text:p>0,001431091</text:p>
          </table:table-cell>
          <table:table-cell office:value-type="float" office:value="0.001034789" calcext:value-type="float">
            <text:p>0,001034789</text:p>
          </table:table-cell>
          <table:table-cell office:value-type="float" office:value="0.001277557" calcext:value-type="float">
            <text:p>0,001277557</text:p>
          </table:table-cell>
          <table:table-cell table:style-name="ce1" office:value-type="float" office:value="0.001059728" calcext:value-type="float">
            <text:p>1,06E-003</text:p>
          </table:table-cell>
          <table:table-cell table:style-name="ce1" office:value-type="float" office:value="0.001359958" calcext:value-type="float">
            <text:p>1,36E-003</text:p>
          </table:table-cell>
          <table:table-cell office:value-type="float" office:value="0.001209571" calcext:value-type="float">
            <text:p>0,001209571</text:p>
          </table:table-cell>
          <table:table-cell table:style-name="ce1" office:value-type="float" office:value="0.00135519" calcext:value-type="float">
            <text:p>1,36E-003</text:p>
          </table:table-cell>
          <table:table-cell table:style-name="ce1" office:value-type="float" office:value="0.001277637" calcext:value-type="float">
            <text:p>1,28E-003</text:p>
          </table:table-cell>
          <table:table-cell/>
          <table:table-cell table:formula="of:=TRIMMEAN([.B16:.K16];0.2)" office:value-type="float" office:value="0.00127498975" calcext:value-type="float">
            <text:p>0,0012749898</text:p>
          </table:table-cell>
        </table:table-row>
        <table:table-row table:style-name="ro1">
          <table:table-cell office:value-type="string" calcext:value-type="string">
            <text:p>SELECT * FROM dados WHERE uf = 'MG' AND periodo = '2016-05-01' AND valor = 156 AND nis_favorecido = 00020407769654</text:p>
          </table:table-cell>
          <table:table-cell office:value-type="float" office:value="0.001346419" calcext:value-type="float">
            <text:p>0,001346419</text:p>
          </table:table-cell>
          <table:table-cell office:value-type="float" office:value="0.001309575" calcext:value-type="float">
            <text:p>0,001309575</text:p>
          </table:table-cell>
          <table:table-cell office:value-type="float" office:value="0.001006814" calcext:value-type="float">
            <text:p>0,001006814</text:p>
          </table:table-cell>
          <table:table-cell office:value-type="float" office:value="0.001019295" calcext:value-type="float">
            <text:p>0,001019295</text:p>
          </table:table-cell>
          <table:table-cell office:value-type="float" office:value="0.001032787" calcext:value-type="float">
            <text:p>0,001032787</text:p>
          </table:table-cell>
          <table:table-cell office:value-type="float" office:value="0.001033811" calcext:value-type="float">
            <text:p>0,001033811</text:p>
          </table:table-cell>
          <table:table-cell table:style-name="ce1" office:value-type="float" office:value="0.0010175" calcext:value-type="float">
            <text:p>1,02E-003</text:p>
          </table:table-cell>
          <table:table-cell table:style-name="ce1" office:value-type="float" office:value="0.000996605" calcext:value-type="float">
            <text:p>9,97E-004</text:p>
          </table:table-cell>
          <table:table-cell table:style-name="ce1" office:value-type="float" office:value="0.001324568" calcext:value-type="float">
            <text:p>1,32E-003</text:p>
          </table:table-cell>
          <table:table-cell office:value-type="float" office:value="0.001262776" calcext:value-type="float">
            <text:p>0,001262776</text:p>
          </table:table-cell>
          <table:table-cell/>
          <table:table-cell table:formula="of:=TRIMMEAN([.B17:.K17];0.2)" office:value-type="float" office:value="0.00112589075" calcext:value-type="float">
            <text:p>0,0011258908</text:p>
          </table:table-cell>
        </table:table-row>
        <table:table-row table:style-name="ro1">
          <table:table-cell office:value-type="string" calcext:value-type="string">
            <text:p>SELECT * FROM dados WHERE uf = 'AL' AND periodo = '2016-06-01' AND valor = 77 AND nis_favorecido = 00017044198056</text:p>
          </table:table-cell>
          <table:table-cell office:value-type="float" office:value="0.001325581" calcext:value-type="float">
            <text:p>0,001325581</text:p>
          </table:table-cell>
          <table:table-cell office:value-type="float" office:value="0.001437352" calcext:value-type="float">
            <text:p>0,001437352</text:p>
          </table:table-cell>
          <table:table-cell office:value-type="float" office:value="0.001285375" calcext:value-type="float">
            <text:p>0,001285375</text:p>
          </table:table-cell>
          <table:table-cell office:value-type="float" office:value="0.001319168" calcext:value-type="float">
            <text:p>0,001319168</text:p>
          </table:table-cell>
          <table:table-cell office:value-type="float" office:value="0.001344215" calcext:value-type="float">
            <text:p>0,001344215</text:p>
          </table:table-cell>
          <table:table-cell office:value-type="float" office:value="0.001240106" calcext:value-type="float">
            <text:p>0,001240106</text:p>
          </table:table-cell>
          <table:table-cell office:value-type="float" office:value="0.001374568" calcext:value-type="float">
            <text:p>0,001374568</text:p>
          </table:table-cell>
          <table:table-cell office:value-type="float" office:value="0.001376884" calcext:value-type="float">
            <text:p>0,001376884</text:p>
          </table:table-cell>
          <table:table-cell office:value-type="float" office:value="0.001328498" calcext:value-type="float">
            <text:p>0,001328498</text:p>
          </table:table-cell>
          <table:table-cell office:value-type="float" office:value="0.001346021" calcext:value-type="float">
            <text:p>0,001346021</text:p>
          </table:table-cell>
          <table:table-cell/>
          <table:table-cell table:formula="of:=TRIMMEAN([.B18:.K18];0.2)" office:value-type="float" office:value="0.00133753875" calcext:value-type="float">
            <text:p>0,0013375388</text:p>
          </table:table-cell>
        </table:table-row>
        <table:table-row table:style-name="ro1">
          <table:table-cell office:value-type="string" calcext:value-type="string">
            <text:p>SELECT * FROM dados WHERE uf = 'RS' AND periodo = '2015-06-01' AND valor = 77 AND nis_favorecido = 00016435129143</text:p>
          </table:table-cell>
          <table:table-cell office:value-type="float" office:value="0.003601697" calcext:value-type="float">
            <text:p>0,003601697</text:p>
          </table:table-cell>
          <table:table-cell table:style-name="ce1" office:value-type="float" office:value="0.002468331" calcext:value-type="float">
            <text:p>2,47E-003</text:p>
          </table:table-cell>
          <table:table-cell table:style-name="ce1" office:value-type="float" office:value="0.002398306" calcext:value-type="float">
            <text:p>2,40E-003</text:p>
          </table:table-cell>
          <table:table-cell office:value-type="float" office:value="0.002538467" calcext:value-type="float">
            <text:p>0,002538467</text:p>
          </table:table-cell>
          <table:table-cell table:style-name="ce1" office:value-type="float" office:value="0.002394057" calcext:value-type="float">
            <text:p>2,39E-003</text:p>
          </table:table-cell>
          <table:table-cell table:style-name="ce1" office:value-type="float" office:value="0.002343671" calcext:value-type="float">
            <text:p>2,34E-003</text:p>
          </table:table-cell>
          <table:table-cell table:style-name="ce1" office:value-type="float" office:value="0.002467808" calcext:value-type="float">
            <text:p>2,47E-003</text:p>
          </table:table-cell>
          <table:table-cell table:style-name="ce1" office:value-type="float" office:value="0.002546623" calcext:value-type="float">
            <text:p>2,55E-003</text:p>
          </table:table-cell>
          <table:table-cell table:style-name="ce1" office:value-type="float" office:value="0.002513944" calcext:value-type="float">
            <text:p>2,51E-003</text:p>
          </table:table-cell>
          <table:table-cell table:style-name="ce1" office:value-type="float" office:value="0.002432332" calcext:value-type="float">
            <text:p>2,43E-003</text:p>
          </table:table-cell>
          <table:table-cell/>
          <table:table-cell table:formula="of:=TRIMMEAN([.B19:.K19];0.2)" office:value-type="float" office:value="0.0024699835" calcext:value-type="float">
            <text:p>0,0024699835</text:p>
          </table:table-cell>
        </table:table-row>
        <table:table-row table:style-name="ro1">
          <table:table-cell office:value-type="string" calcext:value-type="string">
            <text:p>SELECT * FROM dados WHERE uf = 'RN' AND periodo = '2015-05-01' AND valor = 217 AND nis_favorecido = 00020314831619</text:p>
          </table:table-cell>
          <table:table-cell office:value-type="float" office:value="0.003348354" calcext:value-type="float">
            <text:p>0,003348354</text:p>
          </table:table-cell>
          <table:table-cell office:value-type="float" office:value="0.002406353" calcext:value-type="float">
            <text:p>0,002406353</text:p>
          </table:table-cell>
          <table:table-cell office:value-type="float" office:value="0.001989594" calcext:value-type="float">
            <text:p>0,001989594</text:p>
          </table:table-cell>
          <table:table-cell table:style-name="ce1" office:value-type="float" office:value="0.002377698" calcext:value-type="float">
            <text:p>2,38E-003</text:p>
          </table:table-cell>
          <table:table-cell office:value-type="float" office:value="0.001984807" calcext:value-type="float">
            <text:p>0,001984807</text:p>
          </table:table-cell>
          <table:table-cell office:value-type="float" office:value="0.002431351" calcext:value-type="float">
            <text:p>0,002431351</text:p>
          </table:table-cell>
          <table:table-cell office:value-type="float" office:value="0.001476367" calcext:value-type="float">
            <text:p>0,001476367</text:p>
          </table:table-cell>
          <table:table-cell table:style-name="ce1" office:value-type="float" office:value="0.002321785" calcext:value-type="float">
            <text:p>2,32E-003</text:p>
          </table:table-cell>
          <table:table-cell table:style-name="ce1" office:value-type="float" office:value="0.002372264" calcext:value-type="float">
            <text:p>2,37E-003</text:p>
          </table:table-cell>
          <table:table-cell table:style-name="ce1" office:value-type="float" office:value="0.002339409" calcext:value-type="float">
            <text:p>2,34E-003</text:p>
          </table:table-cell>
          <table:table-cell/>
          <table:table-cell table:formula="of:=TRIMMEAN([.B20:.K20];0.2)" office:value-type="float" office:value="0.002277907625" calcext:value-type="float">
            <text:p>0,0022779076</text:p>
          </table:table-cell>
        </table:table-row>
        <table:table-row table:style-name="ro1">
          <table:table-cell office:value-type="string" calcext:value-type="string">
            <text:p>SELECT * FROM dados WHERE uf = 'CE' AND periodo = '2015-04-01' AND valor = 343 AND nis_favorecido = 00021243238536</text:p>
          </table:table-cell>
          <table:table-cell office:value-type="float" office:value="0.025244939" calcext:value-type="float">
            <text:p>0,025244939</text:p>
          </table:table-cell>
          <table:table-cell office:value-type="float" office:value="0.002688749" calcext:value-type="float">
            <text:p>0,002688749</text:p>
          </table:table-cell>
          <table:table-cell office:value-type="float" office:value="0.002601229" calcext:value-type="float">
            <text:p>0,002601229</text:p>
          </table:table-cell>
          <table:table-cell office:value-type="float" office:value="0.002483399" calcext:value-type="float">
            <text:p>0,002483399</text:p>
          </table:table-cell>
          <table:table-cell office:value-type="float" office:value="0.002590569" calcext:value-type="float">
            <text:p>0,002590569</text:p>
          </table:table-cell>
          <table:table-cell office:value-type="float" office:value="0.002322889" calcext:value-type="float">
            <text:p>0,002322889</text:p>
          </table:table-cell>
          <table:table-cell office:value-type="float" office:value="0.00249403" calcext:value-type="float">
            <text:p>0,00249403</text:p>
          </table:table-cell>
          <table:table-cell office:value-type="float" office:value="0.002486371" calcext:value-type="float">
            <text:p>0,002486371</text:p>
          </table:table-cell>
          <table:table-cell office:value-type="float" office:value="0.002744821" calcext:value-type="float">
            <text:p>0,002744821</text:p>
          </table:table-cell>
          <table:table-cell office:value-type="float" office:value="0.002713763" calcext:value-type="float">
            <text:p>0,002713763</text:p>
          </table:table-cell>
          <table:table-cell/>
          <table:table-cell table:formula="of:=TRIMMEAN([.B21:.K21];0.2)" office:value-type="float" office:value="0.002600366375" calcext:value-type="float">
            <text:p>0,0026003664</text:p>
          </table:table-cell>
        </table:table-row>
        <table:table-row table:style-name="ro1">
          <table:table-cell office:value-type="string" calcext:value-type="string">
            <text:p>SELECT * FROM dados WHERE uf = 'SP' AND periodo = '2015-03-01' AND valor = 233 AND nis_favorecido = 00016138224362</text:p>
          </table:table-cell>
          <table:table-cell office:value-type="float" office:value="0.024922806" calcext:value-type="float">
            <text:p>0,024922806</text:p>
          </table:table-cell>
          <table:table-cell office:value-type="float" office:value="0.002898046" calcext:value-type="float">
            <text:p>0,002898046</text:p>
          </table:table-cell>
          <table:table-cell office:value-type="float" office:value="0.002637492" calcext:value-type="float">
            <text:p>0,002637492</text:p>
          </table:table-cell>
          <table:table-cell office:value-type="float" office:value="0.002640296" calcext:value-type="float">
            <text:p>0,002640296</text:p>
          </table:table-cell>
          <table:table-cell office:value-type="float" office:value="0.002931705" calcext:value-type="float">
            <text:p>0,002931705</text:p>
          </table:table-cell>
          <table:table-cell office:value-type="float" office:value="0.002423024" calcext:value-type="float">
            <text:p>0,002423024</text:p>
          </table:table-cell>
          <table:table-cell office:value-type="float" office:value="0.002700926" calcext:value-type="float">
            <text:p>0,002700926</text:p>
          </table:table-cell>
          <table:table-cell office:value-type="float" office:value="0.002708709" calcext:value-type="float">
            <text:p>0,002708709</text:p>
          </table:table-cell>
          <table:table-cell office:value-type="float" office:value="0.002918822" calcext:value-type="float">
            <text:p>0,002918822</text:p>
          </table:table-cell>
          <table:table-cell office:value-type="float" office:value="0.002863253" calcext:value-type="float">
            <text:p>0,002863253</text:p>
          </table:table-cell>
          <table:table-cell/>
          <table:table-cell table:formula="of:=TRIMMEAN([.B22:.K22];0.2)" office:value-type="float" office:value="0.002787406125" calcext:value-type="float">
            <text:p>0,0027874061</text:p>
          </table:table-cell>
        </table:table-row>
        <table:table-row table:style-name="ro1">
          <table:table-cell office:value-type="string" calcext:value-type="string">
            <text:p>SELECT * FROM dados WHERE uf = 'GO' AND periodo = '2015-02-01' AND valor = 189 AND nis_favorecido = 00016198271804</text:p>
          </table:table-cell>
          <table:table-cell office:value-type="float" office:value="0.009239028" calcext:value-type="float">
            <text:p>0,009239028</text:p>
          </table:table-cell>
          <table:table-cell office:value-type="float" office:value="0.002594209" calcext:value-type="float">
            <text:p>0,002594209</text:p>
          </table:table-cell>
          <table:table-cell office:value-type="float" office:value="0.002234957" calcext:value-type="float">
            <text:p>0,002234957</text:p>
          </table:table-cell>
          <table:table-cell office:value-type="float" office:value="0.002425663" calcext:value-type="float">
            <text:p>0,002425663</text:p>
          </table:table-cell>
          <table:table-cell office:value-type="float" office:value="0.00200482" calcext:value-type="float">
            <text:p>0,00200482</text:p>
          </table:table-cell>
          <table:table-cell office:value-type="float" office:value="0.002580654" calcext:value-type="float">
            <text:p>0,002580654</text:p>
          </table:table-cell>
          <table:table-cell office:value-type="float" office:value="0.00155484" calcext:value-type="float">
            <text:p>0,00155484</text:p>
          </table:table-cell>
          <table:table-cell office:value-type="float" office:value="0.002473041" calcext:value-type="float">
            <text:p>0,002473041</text:p>
          </table:table-cell>
          <table:table-cell office:value-type="float" office:value="0.002503722" calcext:value-type="float">
            <text:p>0,002503722</text:p>
          </table:table-cell>
          <table:table-cell office:value-type="float" office:value="0.002613072" calcext:value-type="float">
            <text:p>0,002613072</text:p>
          </table:table-cell>
          <table:table-cell/>
          <table:table-cell table:formula="of:=TRIMMEAN([.B23:.K23];0.2)" office:value-type="float" office:value="0.00242876725" calcext:value-type="float">
            <text:p>0,0024287673</text:p>
          </table:table-cell>
        </table:table-row>
        <table:table-row table:style-name="ro1">
          <table:table-cell office:value-type="string" calcext:value-type="string">
            <text:p>SELECT * FROM dados WHERE uf = 'MG' AND periodo = '2015-01-01' AND valor = 147 AND nis_favorecido = 00016429573738</text:p>
          </table:table-cell>
          <table:table-cell office:value-type="float" office:value="0.002512237" calcext:value-type="float">
            <text:p>0,002512237</text:p>
          </table:table-cell>
          <table:table-cell office:value-type="float" office:value="0.0028517" calcext:value-type="float">
            <text:p>0,0028517</text:p>
          </table:table-cell>
          <table:table-cell office:value-type="float" office:value="0.002542298" calcext:value-type="float">
            <text:p>0,002542298</text:p>
          </table:table-cell>
          <table:table-cell office:value-type="float" office:value="0.002683396" calcext:value-type="float">
            <text:p>0,002683396</text:p>
          </table:table-cell>
          <table:table-cell office:value-type="float" office:value="0.002817899" calcext:value-type="float">
            <text:p>0,002817899</text:p>
          </table:table-cell>
          <table:table-cell office:value-type="float" office:value="0.002298645" calcext:value-type="float">
            <text:p>0,002298645</text:p>
          </table:table-cell>
          <table:table-cell office:value-type="float" office:value="0.002661364" calcext:value-type="float">
            <text:p>0,002661364</text:p>
          </table:table-cell>
          <table:table-cell office:value-type="float" office:value="0.002755187" calcext:value-type="float">
            <text:p>0,002755187</text:p>
          </table:table-cell>
          <table:table-cell office:value-type="float" office:value="0.00278347" calcext:value-type="float">
            <text:p>0,00278347</text:p>
          </table:table-cell>
          <table:table-cell office:value-type="float" office:value="0.002887161" calcext:value-type="float">
            <text:p>0,002887161</text:p>
          </table:table-cell>
          <table:table-cell/>
          <table:table-cell table:formula="of:=TRIMMEAN([.B24:.K24];0.2)" office:value-type="float" office:value="0.002700943875" calcext:value-type="float">
            <text:p>0,0027009439</text:p>
          </table:table-cell>
        </table:table-row>
        <table:table-row table:style-name="ro1">
          <table:table-cell office:value-type="string" calcext:value-type="string">
            <text:p>SELECT * FROM dados WHERE uf = 'BA' AND periodo = '2014-12-01' AND valor = 77 AND nis_favorecido = 00016348185436</text:p>
          </table:table-cell>
          <table:table-cell office:value-type="float" office:value="0.001396611" calcext:value-type="float">
            <text:p>0,001396611</text:p>
          </table:table-cell>
          <table:table-cell office:value-type="float" office:value="0.001229325" calcext:value-type="float">
            <text:p>0,001229325</text:p>
          </table:table-cell>
          <table:table-cell office:value-type="float" office:value="0.001193469" calcext:value-type="float">
            <text:p>0,001193469</text:p>
          </table:table-cell>
          <table:table-cell office:value-type="float" office:value="0.00120167" calcext:value-type="float">
            <text:p>0,00120167</text:p>
          </table:table-cell>
          <table:table-cell office:value-type="float" office:value="0.001263066" calcext:value-type="float">
            <text:p>0,001263066</text:p>
          </table:table-cell>
          <table:table-cell office:value-type="float" office:value="0.001124414" calcext:value-type="float">
            <text:p>0,001124414</text:p>
          </table:table-cell>
          <table:table-cell office:value-type="float" office:value="0.001247963" calcext:value-type="float">
            <text:p>0,001247963</text:p>
          </table:table-cell>
          <table:table-cell office:value-type="float" office:value="0.001192302" calcext:value-type="float">
            <text:p>0,001192302</text:p>
          </table:table-cell>
          <table:table-cell office:value-type="float" office:value="0.00115435" calcext:value-type="float">
            <text:p>0,00115435</text:p>
          </table:table-cell>
          <table:table-cell office:value-type="float" office:value="0.001134592" calcext:value-type="float">
            <text:p>0,001134592</text:p>
          </table:table-cell>
          <table:table-cell/>
          <table:table-cell table:formula="of:=TRIMMEAN([.B25:.K25];0.2)" office:value-type="float" office:value="0.001202092125" calcext:value-type="float">
            <text:p>0,0012020921</text:p>
          </table:table-cell>
        </table:table-row>
        <table:table-row table:style-name="ro1">
          <table:table-cell office:value-type="string" calcext:value-type="string">
            <text:p>SELECT * FROM dados WHERE uf = 'PB' AND periodo = '2014-11-01' AND valor = 301 AND nis_favorecido = 00012190556491</text:p>
          </table:table-cell>
          <table:table-cell office:value-type="float" office:value="0.001127743" calcext:value-type="float">
            <text:p>0,001127743</text:p>
          </table:table-cell>
          <table:table-cell office:value-type="float" office:value="0.001039458" calcext:value-type="float">
            <text:p>0,001039458</text:p>
          </table:table-cell>
          <table:table-cell table:style-name="ce1" office:value-type="float" office:value="0.000974674" calcext:value-type="float">
            <text:p>9,75E-004</text:p>
          </table:table-cell>
          <table:table-cell table:style-name="ce1" office:value-type="float" office:value="0.000951775" calcext:value-type="float">
            <text:p>9,52E-004</text:p>
          </table:table-cell>
          <table:table-cell office:value-type="float" office:value="0.001114535" calcext:value-type="float">
            <text:p>0,001114535</text:p>
          </table:table-cell>
          <table:table-cell office:value-type="float" office:value="0.001045435" calcext:value-type="float">
            <text:p>0,001045435</text:p>
          </table:table-cell>
          <table:table-cell office:value-type="float" office:value="0.001015805" calcext:value-type="float">
            <text:p>0,001015805</text:p>
          </table:table-cell>
          <table:table-cell office:value-type="float" office:value="0.001006831" calcext:value-type="float">
            <text:p>0,001006831</text:p>
          </table:table-cell>
          <table:table-cell table:style-name="ce1" office:value-type="float" office:value="0.001066257" calcext:value-type="float">
            <text:p>1,07E-003</text:p>
          </table:table-cell>
          <table:table-cell table:style-name="ce1" office:value-type="float" office:value="0.000936312" calcext:value-type="float">
            <text:p>9,36E-004</text:p>
          </table:table-cell>
          <table:table-cell/>
          <table:table-cell table:formula="of:=TRIMMEAN([.B26:.K26];0.2)" office:value-type="float" office:value="0.00102684625" calcext:value-type="float">
            <text:p>0,0010268463</text:p>
          </table:table-cell>
        </table:table-row>
        <table:table-row table:style-name="ro1">
          <table:table-cell office:value-type="string" calcext:value-type="string">
            <text:p>SELECT * FROM dados WHERE uf = 'AL' AND periodo = '2014-10-01' AND valor = 497 AND nis_favorecido = 00016075811886</text:p>
          </table:table-cell>
          <table:table-cell office:value-type="float" office:value="0.021479883" calcext:value-type="float">
            <text:p>0,021479883</text:p>
          </table:table-cell>
          <table:table-cell office:value-type="float" office:value="0.002622267" calcext:value-type="float">
            <text:p>0,002622267</text:p>
          </table:table-cell>
          <table:table-cell office:value-type="float" office:value="0.002274506" calcext:value-type="float">
            <text:p>0,002274506</text:p>
          </table:table-cell>
          <table:table-cell office:value-type="float" office:value="0.002644184" calcext:value-type="float">
            <text:p>0,002644184</text:p>
          </table:table-cell>
          <table:table-cell office:value-type="float" office:value="0.002580398" calcext:value-type="float">
            <text:p>0,002580398</text:p>
          </table:table-cell>
          <table:table-cell office:value-type="float" office:value="0.002439886" calcext:value-type="float">
            <text:p>0,002439886</text:p>
          </table:table-cell>
          <table:table-cell office:value-type="float" office:value="0.002707388" calcext:value-type="float">
            <text:p>0,002707388</text:p>
          </table:table-cell>
          <table:table-cell office:value-type="float" office:value="0.002596276" calcext:value-type="float">
            <text:p>0,002596276</text:p>
          </table:table-cell>
          <table:table-cell office:value-type="float" office:value="0.002645568" calcext:value-type="float">
            <text:p>0,002645568</text:p>
          </table:table-cell>
          <table:table-cell office:value-type="float" office:value="0.002707581" calcext:value-type="float">
            <text:p>0,002707581</text:p>
          </table:table-cell>
          <table:table-cell/>
          <table:table-cell table:formula="of:=TRIMMEAN([.B27:.K27];0.2)" office:value-type="float" office:value="0.0026179435" calcext:value-type="float">
            <text:p>0,0026179435</text:p>
          </table:table-cell>
        </table:table-row>
        <table:table-row table:style-name="ro1">
          <table:table-cell office:value-type="string" calcext:value-type="string">
            <text:p>SELECT * FROM dados WHERE uf = 'PE' AND periodo = '2014-09-01' AND valor = 112 AND nis_favorecido = 00020902816912</text:p>
          </table:table-cell>
          <table:table-cell office:value-type="float" office:value="0.038324951" calcext:value-type="float">
            <text:p>0,038324951</text:p>
          </table:table-cell>
          <table:table-cell office:value-type="float" office:value="0.00305758" calcext:value-type="float">
            <text:p>0,00305758</text:p>
          </table:table-cell>
          <table:table-cell office:value-type="float" office:value="0.003079382" calcext:value-type="float">
            <text:p>0,003079382</text:p>
          </table:table-cell>
          <table:table-cell office:value-type="float" office:value="0.002746927" calcext:value-type="float">
            <text:p>0,002746927</text:p>
          </table:table-cell>
          <table:table-cell office:value-type="float" office:value="0.002121733" calcext:value-type="float">
            <text:p>0,002121733</text:p>
          </table:table-cell>
          <table:table-cell office:value-type="float" office:value="0.002948938" calcext:value-type="float">
            <text:p>0,002948938</text:p>
          </table:table-cell>
          <table:table-cell office:value-type="float" office:value="0.001628139" calcext:value-type="float">
            <text:p>0,001628139</text:p>
          </table:table-cell>
          <table:table-cell office:value-type="float" office:value="0.00280201" calcext:value-type="float">
            <text:p>0,00280201</text:p>
          </table:table-cell>
          <table:table-cell office:value-type="float" office:value="0.003011557" calcext:value-type="float">
            <text:p>0,003011557</text:p>
          </table:table-cell>
          <table:table-cell office:value-type="float" office:value="0.003045093" calcext:value-type="float">
            <text:p>0,003045093</text:p>
          </table:table-cell>
          <table:table-cell/>
          <table:table-cell table:formula="of:=TRIMMEAN([.B28:.K28];0.2)" office:value-type="float" office:value="0.0028516525" calcext:value-type="float">
            <text:p>0,0028516525</text:p>
          </table:table-cell>
        </table:table-row>
        <table:table-row table:style-name="ro1">
          <table:table-cell office:value-type="string" calcext:value-type="string">
            <text:p>SELECT * FROM dados WHERE uf = 'PA' AND periodo = '2014-08-01' AND valor = 187 AND nis_favorecido = 00016099378449</text:p>
          </table:table-cell>
          <table:table-cell office:value-type="float" office:value="0.035877074" calcext:value-type="float">
            <text:p>0,035877074</text:p>
          </table:table-cell>
          <table:table-cell office:value-type="float" office:value="0.002715408" calcext:value-type="float">
            <text:p>0,002715408</text:p>
          </table:table-cell>
          <table:table-cell office:value-type="float" office:value="0.002691812" calcext:value-type="float">
            <text:p>0,002691812</text:p>
          </table:table-cell>
          <table:table-cell office:value-type="float" office:value="0.002739432" calcext:value-type="float">
            <text:p>0,002739432</text:p>
          </table:table-cell>
          <table:table-cell office:value-type="float" office:value="0.002787231" calcext:value-type="float">
            <text:p>0,002787231</text:p>
          </table:table-cell>
          <table:table-cell office:value-type="float" office:value="0.002368342" calcext:value-type="float">
            <text:p>0,002368342</text:p>
          </table:table-cell>
          <table:table-cell office:value-type="float" office:value="0.002834121" calcext:value-type="float">
            <text:p>0,002834121</text:p>
          </table:table-cell>
          <table:table-cell office:value-type="float" office:value="0.002368532" calcext:value-type="float">
            <text:p>0,002368532</text:p>
          </table:table-cell>
          <table:table-cell office:value-type="float" office:value="0.002797939" calcext:value-type="float">
            <text:p>0,002797939</text:p>
          </table:table-cell>
          <table:table-cell office:value-type="float" office:value="0.002765999" calcext:value-type="float">
            <text:p>0,002765999</text:p>
          </table:table-cell>
          <table:table-cell/>
          <table:table-cell table:formula="of:=TRIMMEAN([.B29:.K29];0.2)" office:value-type="float" office:value="0.00271255925" calcext:value-type="float">
            <text:p>0,0027125593</text:p>
          </table:table-cell>
        </table:table-row>
        <table:table-row table:style-name="ro1">
          <table:table-cell office:value-type="string" calcext:value-type="string">
            <text:p>SELECT * FROM dados WHERE uf = 'RJ' AND periodo = '2014-07-01' AND valor = 77 AND nis_favorecido = 00012192905213</text:p>
          </table:table-cell>
          <table:table-cell office:value-type="float" office:value="0.044216185" calcext:value-type="float">
            <text:p>0,044216185</text:p>
          </table:table-cell>
          <table:table-cell table:style-name="ce1" office:value-type="float" office:value="0.000997294" calcext:value-type="float">
            <text:p>9,97E-004</text:p>
          </table:table-cell>
          <table:table-cell office:value-type="float" office:value="0.001173849" calcext:value-type="float">
            <text:p>0,001173849</text:p>
          </table:table-cell>
          <table:table-cell table:style-name="ce1" office:value-type="float" office:value="0.000992089" calcext:value-type="float">
            <text:p>9,92E-004</text:p>
          </table:table-cell>
          <table:table-cell office:value-type="float" office:value="0.001062426" calcext:value-type="float">
            <text:p>0,001062426</text:p>
          </table:table-cell>
          <table:table-cell office:value-type="float" office:value="0.001168919" calcext:value-type="float">
            <text:p>0,001168919</text:p>
          </table:table-cell>
          <table:table-cell office:value-type="float" office:value="0.001032897" calcext:value-type="float">
            <text:p>0,001032897</text:p>
          </table:table-cell>
          <table:table-cell office:value-type="float" office:value="0.0010881" calcext:value-type="float">
            <text:p>0,0010881</text:p>
          </table:table-cell>
          <table:table-cell office:value-type="float" office:value="0.001031732" calcext:value-type="float">
            <text:p>0,001031732</text:p>
          </table:table-cell>
          <table:table-cell table:style-name="ce1" office:value-type="float" office:value="0.000963438" calcext:value-type="float">
            <text:p>9,63E-004</text:p>
          </table:table-cell>
          <table:table-cell/>
          <table:table-cell table:formula="of:=TRIMMEAN([.B30:.K30];0.2)" office:value-type="float" office:value="0.00106841325" calcext:value-type="float">
            <text:p>0,001068413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Tempo agregação</text:p>
          </table:table-cell>
          <table:table-cell table:formula="of:=SUM([.M2:.M7])" office:value-type="float" office:value="220.368087494375" calcext:value-type="float">
            <text:p>220,3680874944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Tempo busca</text:p>
          </table:table-cell>
          <table:table-cell table:formula="of:=SUM([.M9:.M30])" office:value-type="float" office:value="0.038733428125" calcext:value-type="float">
            <text:p>0,0387334281</text:p>
          </table:table-cell>
        </table:table-row>
      </table:table>
      <table:table table:name="6CM" table:style-name="ta1"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ELECT sum(valor) FROM dados WHERE uf='AC'</text:p>
          </table:table-cell>
          <table:table-cell office:value-type="float" office:value="2.783162693" calcext:value-type="float">
            <text:p>2,783162693</text:p>
          </table:table-cell>
          <table:table-cell office:value-type="float" office:value="2.63388281" calcext:value-type="float">
            <text:p>2,63388281</text:p>
          </table:table-cell>
          <table:table-cell office:value-type="float" office:value="2.588854396" calcext:value-type="float">
            <text:p>2,588854396</text:p>
          </table:table-cell>
          <table:table-cell office:value-type="float" office:value="2.58966785" calcext:value-type="float">
            <text:p>2,58966785</text:p>
          </table:table-cell>
          <table:table-cell office:value-type="float" office:value="2.590368935" calcext:value-type="float">
            <text:p>2,590368935</text:p>
          </table:table-cell>
          <table:table-cell office:value-type="float" office:value="2.591452692" calcext:value-type="float">
            <text:p>2,591452692</text:p>
          </table:table-cell>
          <table:table-cell office:value-type="float" office:value="2.575720282" calcext:value-type="float">
            <text:p>2,575720282</text:p>
          </table:table-cell>
          <table:table-cell office:value-type="float" office:value="2.58271327" calcext:value-type="float">
            <text:p>2,58271327</text:p>
          </table:table-cell>
          <table:table-cell office:value-type="float" office:value="2.592180208" calcext:value-type="float">
            <text:p>2,592180208</text:p>
          </table:table-cell>
          <table:table-cell office:value-type="float" office:value="2.616927129" calcext:value-type="float">
            <text:p>2,616927129</text:p>
          </table:table-cell>
          <table:table-cell/>
          <table:table-cell table:formula="of:=TRIMMEAN([.B2:.K2];0.2)" office:value-type="float" office:value="2.59825591125" calcext:value-type="float">
            <text:p>2,5982559113</text:p>
          </table:table-cell>
        </table:table-row>
        <table:table-row table:style-name="ro1">
          <table:table-cell office:value-type="string" calcext:value-type="string">
            <text:p>SELECT sum(valor) FROM dados WHERE uf='DF'</text:p>
          </table:table-cell>
          <table:table-cell office:value-type="float" office:value="5.943822567" calcext:value-type="float">
            <text:p>5,943822567</text:p>
          </table:table-cell>
          <table:table-cell office:value-type="float" office:value="5.757799812" calcext:value-type="float">
            <text:p>5,757799812</text:p>
          </table:table-cell>
          <table:table-cell office:value-type="float" office:value="5.96630885" calcext:value-type="float">
            <text:p>5,96630885</text:p>
          </table:table-cell>
          <table:table-cell office:value-type="float" office:value="6.24532391" calcext:value-type="float">
            <text:p>6,24532391</text:p>
          </table:table-cell>
          <table:table-cell office:value-type="float" office:value="5.773273506" calcext:value-type="float">
            <text:p>5,773273506</text:p>
          </table:table-cell>
          <table:table-cell office:value-type="float" office:value="5.799763181" calcext:value-type="float">
            <text:p>5,799763181</text:p>
          </table:table-cell>
          <table:table-cell office:value-type="float" office:value="5.878697943" calcext:value-type="float">
            <text:p>5,878697943</text:p>
          </table:table-cell>
          <table:table-cell office:value-type="float" office:value="5.96915333" calcext:value-type="float">
            <text:p>5,96915333</text:p>
          </table:table-cell>
          <table:table-cell office:value-type="float" office:value="6.065481054" calcext:value-type="float">
            <text:p>6,065481054</text:p>
          </table:table-cell>
          <table:table-cell office:value-type="float" office:value="5.81153454" calcext:value-type="float">
            <text:p>5,81153454</text:p>
          </table:table-cell>
          <table:table-cell/>
          <table:table-cell table:formula="of:=TRIMMEAN([.B3:.K3];0.2)" office:value-type="float" office:value="5.901004371375" calcext:value-type="float">
            <text:p>5,9010043714</text:p>
          </table:table-cell>
        </table:table-row>
        <table:table-row table:style-name="ro1">
          <table:table-cell office:value-type="string" calcext:value-type="string">
            <text:p>SELECT sum(valor) FROM dados WHERE uf='MG'</text:p>
          </table:table-cell>
          <table:table-cell office:value-type="float" office:value="111.090874868" calcext:value-type="float">
            <text:p>111,090874868</text:p>
          </table:table-cell>
          <table:table-cell office:value-type="float" office:value="108.021679447" calcext:value-type="float">
            <text:p>108,021679447</text:p>
          </table:table-cell>
          <table:table-cell office:value-type="float" office:value="108.641187317" calcext:value-type="float">
            <text:p>108,641187317</text:p>
          </table:table-cell>
          <table:table-cell office:value-type="float" office:value="107.987701507" calcext:value-type="float">
            <text:p>107,987701507</text:p>
          </table:table-cell>
          <table:table-cell office:value-type="float" office:value="106.607985818" calcext:value-type="float">
            <text:p>106,607985818</text:p>
          </table:table-cell>
          <table:table-cell office:value-type="float" office:value="108.64605966" calcext:value-type="float">
            <text:p>108,64605966</text:p>
          </table:table-cell>
          <table:table-cell office:value-type="float" office:value="109.91200955" calcext:value-type="float">
            <text:p>109,91200955</text:p>
          </table:table-cell>
          <table:table-cell office:value-type="float" office:value="110.741025429" calcext:value-type="float">
            <text:p>110,741025429</text:p>
          </table:table-cell>
          <table:table-cell office:value-type="float" office:value="107.987841551" calcext:value-type="float">
            <text:p>107,987841551</text:p>
          </table:table-cell>
          <table:table-cell office:value-type="float" office:value="108.068219182" calcext:value-type="float">
            <text:p>108,068219182</text:p>
          </table:table-cell>
          <table:table-cell/>
          <table:table-cell table:formula="of:=TRIMMEAN([.B4:.K4];0.2)" office:value-type="float" office:value="108.750715455375" calcext:value-type="float">
            <text:p>108,7507154554</text:p>
          </table:table-cell>
        </table:table-row>
        <table:table-row table:style-name="ro1">
          <table:table-cell office:value-type="string" calcext:value-type="string">
            <text:p>SELECT sum(valor) FROM dados WHERE uf='PB'</text:p>
          </table:table-cell>
          <table:table-cell office:value-type="float" office:value="46.681290559" calcext:value-type="float">
            <text:p>46,681290559</text:p>
          </table:table-cell>
          <table:table-cell office:value-type="float" office:value="46.906748104" calcext:value-type="float">
            <text:p>46,906748104</text:p>
          </table:table-cell>
          <table:table-cell office:value-type="float" office:value="46.684200843" calcext:value-type="float">
            <text:p>46,684200843</text:p>
          </table:table-cell>
          <table:table-cell office:value-type="float" office:value="45.495086631" calcext:value-type="float">
            <text:p>45,495086631</text:p>
          </table:table-cell>
          <table:table-cell office:value-type="float" office:value="46.827881554" calcext:value-type="float">
            <text:p>46,827881554</text:p>
          </table:table-cell>
          <table:table-cell office:value-type="float" office:value="46.570671668" calcext:value-type="float">
            <text:p>46,570671668</text:p>
          </table:table-cell>
          <table:table-cell office:value-type="float" office:value="46.481821679" calcext:value-type="float">
            <text:p>46,481821679</text:p>
          </table:table-cell>
          <table:table-cell office:value-type="float" office:value="46.34968639" calcext:value-type="float">
            <text:p>46,34968639</text:p>
          </table:table-cell>
          <table:table-cell office:value-type="float" office:value="46.256082415" calcext:value-type="float">
            <text:p>46,256082415</text:p>
          </table:table-cell>
          <table:table-cell office:value-type="float" office:value="45.053586562" calcext:value-type="float">
            <text:p>45,053586562</text:p>
          </table:table-cell>
          <table:table-cell/>
          <table:table-cell table:formula="of:=TRIMMEAN([.B5:.K5];0.2)" office:value-type="float" office:value="46.418340217375" calcext:value-type="float">
            <text:p>46,4183402174</text:p>
          </table:table-cell>
        </table:table-row>
        <table:table-row table:style-name="ro1">
          <table:table-cell office:value-type="string" calcext:value-type="string">
            <text:p>SELECT sum(valor) FROM dados WHERE uf='SC'</text:p>
          </table:table-cell>
          <table:table-cell office:value-type="float" office:value="11.805097137" calcext:value-type="float">
            <text:p>11,805097137</text:p>
          </table:table-cell>
          <table:table-cell office:value-type="float" office:value="12.377910335" calcext:value-type="float">
            <text:p>12,377910335</text:p>
          </table:table-cell>
          <table:table-cell office:value-type="float" office:value="11.779241528" calcext:value-type="float">
            <text:p>11,779241528</text:p>
          </table:table-cell>
          <table:table-cell office:value-type="float" office:value="13.015064981" calcext:value-type="float">
            <text:p>13,015064981</text:p>
          </table:table-cell>
          <table:table-cell office:value-type="float" office:value="12.790488549" calcext:value-type="float">
            <text:p>12,790488549</text:p>
          </table:table-cell>
          <table:table-cell office:value-type="float" office:value="12.562051174" calcext:value-type="float">
            <text:p>12,562051174</text:p>
          </table:table-cell>
          <table:table-cell office:value-type="float" office:value="13.356914412" calcext:value-type="float">
            <text:p>13,356914412</text:p>
          </table:table-cell>
          <table:table-cell office:value-type="float" office:value="12.648027586" calcext:value-type="float">
            <text:p>12,648027586</text:p>
          </table:table-cell>
          <table:table-cell office:value-type="float" office:value="13.18432516" calcext:value-type="float">
            <text:p>13,18432516</text:p>
          </table:table-cell>
          <table:table-cell office:value-type="float" office:value="12.118481435" calcext:value-type="float">
            <text:p>12,118481435</text:p>
          </table:table-cell>
          <table:table-cell/>
          <table:table-cell table:formula="of:=TRIMMEAN([.B6:.K6];0.2)" office:value-type="float" office:value="12.562680794625" calcext:value-type="float">
            <text:p>12,5626807946</text:p>
          </table:table-cell>
        </table:table-row>
        <table:table-row table:style-name="ro1">
          <table:table-cell office:value-type="string" calcext:value-type="string">
            <text:p>SELECT sum(valor) FROM dados WHERE uf='BA'</text:p>
          </table:table-cell>
          <table:table-cell office:value-type="float" office:value="162.346133451" calcext:value-type="float">
            <text:p>162,346133451</text:p>
          </table:table-cell>
          <table:table-cell office:value-type="float" office:value="162.290024798" calcext:value-type="float">
            <text:p>162,290024798</text:p>
          </table:table-cell>
          <table:table-cell office:value-type="float" office:value="162.553115623" calcext:value-type="float">
            <text:p>162,553115623</text:p>
          </table:table-cell>
          <table:table-cell office:value-type="float" office:value="162.105949771" calcext:value-type="float">
            <text:p>162,105949771</text:p>
          </table:table-cell>
          <table:table-cell office:value-type="float" office:value="163.125716279" calcext:value-type="float">
            <text:p>163,125716279</text:p>
          </table:table-cell>
          <table:table-cell office:value-type="float" office:value="161.011410879" calcext:value-type="float">
            <text:p>161,011410879</text:p>
          </table:table-cell>
          <table:table-cell office:value-type="float" office:value="163.206950617" calcext:value-type="float">
            <text:p>163,206950617</text:p>
          </table:table-cell>
          <table:table-cell office:value-type="float" office:value="163.379036183" calcext:value-type="float">
            <text:p>163,379036183</text:p>
          </table:table-cell>
          <table:table-cell office:value-type="float" office:value="162.744398365" calcext:value-type="float">
            <text:p>162,744398365</text:p>
          </table:table-cell>
          <table:table-cell office:value-type="float" office:value="161.53075444" calcext:value-type="float">
            <text:p>161,53075444</text:p>
          </table:table-cell>
          <table:table-cell/>
          <table:table-cell table:formula="of:=TRIMMEAN([.B7:.K7];0.2)" office:value-type="float" office:value="162.487880418" calcext:value-type="float">
            <text:p>162,487880418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ELECT * FROM dados WHERE uf = 'RN' AND periodo = '2015-07-01' AND valor = 77 AND nis_favorecido = 00020420391414</text:p>
          </table:table-cell>
          <table:table-cell office:value-type="float" office:value="0.002940331" calcext:value-type="float">
            <text:p>0,002940331</text:p>
          </table:table-cell>
          <table:table-cell office:value-type="float" office:value="0.001328705" calcext:value-type="float">
            <text:p>0,001328705</text:p>
          </table:table-cell>
          <table:table-cell office:value-type="float" office:value="0.001440873" calcext:value-type="float">
            <text:p>0,001440873</text:p>
          </table:table-cell>
          <table:table-cell office:value-type="float" office:value="0.001317817" calcext:value-type="float">
            <text:p>0,001317817</text:p>
          </table:table-cell>
          <table:table-cell office:value-type="float" office:value="0.001363996" calcext:value-type="float">
            <text:p>0,001363996</text:p>
          </table:table-cell>
          <table:table-cell office:value-type="float" office:value="0.001289421" calcext:value-type="float">
            <text:p>0,001289421</text:p>
          </table:table-cell>
          <table:table-cell office:value-type="float" office:value="0.001469098" calcext:value-type="float">
            <text:p>0,001469098</text:p>
          </table:table-cell>
          <table:table-cell office:value-type="float" office:value="0.001325657" calcext:value-type="float">
            <text:p>0,001325657</text:p>
          </table:table-cell>
          <table:table-cell office:value-type="float" office:value="0.001295774" calcext:value-type="float">
            <text:p>0,001295774</text:p>
          </table:table-cell>
          <table:table-cell office:value-type="float" office:value="0.001345644" calcext:value-type="float">
            <text:p>0,001345644</text:p>
          </table:table-cell>
          <table:table-cell/>
          <table:table-cell table:formula="of:=TRIMMEAN([.B9:.K9];0.2)" office:value-type="float" office:value="0.0013609455" calcext:value-type="float">
            <text:p>0,0013609455</text:p>
          </table:table-cell>
        </table:table-row>
        <table:table-row table:style-name="ro1">
          <table:table-cell office:value-type="string" calcext:value-type="string">
            <text:p>SELECT * FROM dados WHERE uf = 'PE' AND periodo = '2015-09-01' AND valor = 35 AND nis_favorecido = 00023698153404</text:p>
          </table:table-cell>
          <table:table-cell office:value-type="float" office:value="0.006670448" calcext:value-type="float">
            <text:p>0,006670448</text:p>
          </table:table-cell>
          <table:table-cell table:style-name="ce1" office:value-type="float" office:value="0.000461681" calcext:value-type="float">
            <text:p>4,62E-004</text:p>
          </table:table-cell>
          <table:table-cell table:style-name="ce1" office:value-type="float" office:value="0.000595533" calcext:value-type="float">
            <text:p>5,96E-004</text:p>
          </table:table-cell>
          <table:table-cell table:style-name="ce1" office:value-type="float" office:value="0.000402123" calcext:value-type="float">
            <text:p>4,02E-004</text:p>
          </table:table-cell>
          <table:table-cell table:style-name="ce1" office:value-type="float" office:value="0.000365144" calcext:value-type="float">
            <text:p>3,65E-004</text:p>
          </table:table-cell>
          <table:table-cell table:style-name="ce1" office:value-type="float" office:value="0.000426815" calcext:value-type="float">
            <text:p>4,27E-004</text:p>
          </table:table-cell>
          <table:table-cell table:style-name="ce1" office:value-type="float" office:value="0.000444747" calcext:value-type="float">
            <text:p>4,45E-004</text:p>
          </table:table-cell>
          <table:table-cell table:style-name="ce1" office:value-type="float" office:value="0.000436361" calcext:value-type="float">
            <text:p>4,36E-004</text:p>
          </table:table-cell>
          <table:table-cell table:style-name="ce1" office:value-type="float" office:value="0.000366591" calcext:value-type="float">
            <text:p>3,67E-004</text:p>
          </table:table-cell>
          <table:table-cell table:style-name="ce1" office:value-type="float" office:value="0.000420648" calcext:value-type="float">
            <text:p>4,21E-004</text:p>
          </table:table-cell>
          <table:table-cell/>
          <table:table-cell table:formula="of:=TRIMMEAN([.B10:.K10];0.2)" office:value-type="float" office:value="0.000444312375" calcext:value-type="float">
            <text:p>0,0004443124</text:p>
          </table:table-cell>
        </table:table-row>
        <table:table-row table:style-name="ro1">
          <table:table-cell office:value-type="string" calcext:value-type="string">
            <text:p>SELECT * FROM dados WHERE uf = 'CE' AND periodo = '2015-10-01' AND valor = 112 AND nis_favorecido = 00020952340997</text:p>
          </table:table-cell>
          <table:table-cell office:value-type="float" office:value="0.00402287" calcext:value-type="float">
            <text:p>0,00402287</text:p>
          </table:table-cell>
          <table:table-cell office:value-type="float" office:value="0.001709646" calcext:value-type="float">
            <text:p>0,001709646</text:p>
          </table:table-cell>
          <table:table-cell office:value-type="float" office:value="0.002039923" calcext:value-type="float">
            <text:p>0,002039923</text:p>
          </table:table-cell>
          <table:table-cell office:value-type="float" office:value="0.001516967" calcext:value-type="float">
            <text:p>0,001516967</text:p>
          </table:table-cell>
          <table:table-cell office:value-type="float" office:value="0.001605408" calcext:value-type="float">
            <text:p>0,001605408</text:p>
          </table:table-cell>
          <table:table-cell office:value-type="float" office:value="0.001784619" calcext:value-type="float">
            <text:p>0,001784619</text:p>
          </table:table-cell>
          <table:table-cell office:value-type="float" office:value="0.001744195" calcext:value-type="float">
            <text:p>0,001744195</text:p>
          </table:table-cell>
          <table:table-cell office:value-type="float" office:value="0.001545659" calcext:value-type="float">
            <text:p>0,001545659</text:p>
          </table:table-cell>
          <table:table-cell office:value-type="float" office:value="0.00158673" calcext:value-type="float">
            <text:p>0,00158673</text:p>
          </table:table-cell>
          <table:table-cell office:value-type="float" office:value="0.001688169" calcext:value-type="float">
            <text:p>0,001688169</text:p>
          </table:table-cell>
          <table:table-cell/>
          <table:table-cell table:formula="of:=TRIMMEAN([.B11:.K11];0.2)" office:value-type="float" office:value="0.001713043625" calcext:value-type="float">
            <text:p>0,0017130436</text:p>
          </table:table-cell>
        </table:table-row>
        <table:table-row table:style-name="ro1">
          <table:table-cell office:value-type="string" calcext:value-type="string">
            <text:p>SELECT * FROM dados WHERE uf = 'RJ' AND periodo = '2015-11-01' AND valor = 79 AND nis_favorecido = 00010751866684</text:p>
          </table:table-cell>
          <table:table-cell table:style-name="ce1" office:value-type="float" office:value="0.000628609" calcext:value-type="float">
            <text:p>6,29E-004</text:p>
          </table:table-cell>
          <table:table-cell table:style-name="ce1" office:value-type="float" office:value="0.000296623" calcext:value-type="float">
            <text:p>2,97E-004</text:p>
          </table:table-cell>
          <table:table-cell table:style-name="ce1" office:value-type="float" office:value="0.000398794" calcext:value-type="float">
            <text:p>3,99E-004</text:p>
          </table:table-cell>
          <table:table-cell table:style-name="ce1" office:value-type="float" office:value="0.000525008" calcext:value-type="float">
            <text:p>5,25E-004</text:p>
          </table:table-cell>
          <table:table-cell table:style-name="ce1" office:value-type="float" office:value="0.000335765" calcext:value-type="float">
            <text:p>3,36E-004</text:p>
          </table:table-cell>
          <table:table-cell table:style-name="ce1" office:value-type="float" office:value="0.000351271" calcext:value-type="float">
            <text:p>3,51E-004</text:p>
          </table:table-cell>
          <table:table-cell table:style-name="ce1" office:value-type="float" office:value="0.000464472" calcext:value-type="float">
            <text:p>4,64E-004</text:p>
          </table:table-cell>
          <table:table-cell table:style-name="ce1" office:value-type="float" office:value="0.00039614" calcext:value-type="float">
            <text:p>3,96E-004</text:p>
          </table:table-cell>
          <table:table-cell table:style-name="ce1" office:value-type="float" office:value="0.000447915" calcext:value-type="float">
            <text:p>4,48E-004</text:p>
          </table:table-cell>
          <table:table-cell table:style-name="ce1" office:value-type="float" office:value="0.000388902" calcext:value-type="float">
            <text:p>3,89E-004</text:p>
          </table:table-cell>
          <table:table-cell/>
          <table:table-cell table:formula="of:=TRIMMEAN([.B12:.K12];0.2)" office:value-type="float" office:value="0.000413533375" calcext:value-type="float">
            <text:p>0,0004135334</text:p>
          </table:table-cell>
        </table:table-row>
        <table:table-row table:style-name="ro1">
          <table:table-cell office:value-type="string" calcext:value-type="string">
            <text:p>SELECT * FROM dados WHERE uf = 'MT' AND periodo = '2015-12-01' AND valor = 35 AND nis_favorecido = 00016547494560</text:p>
          </table:table-cell>
          <table:table-cell office:value-type="float" office:value="0.001842242" calcext:value-type="float">
            <text:p>0,001842242</text:p>
          </table:table-cell>
          <table:table-cell office:value-type="float" office:value="0.001735722" calcext:value-type="float">
            <text:p>0,001735722</text:p>
          </table:table-cell>
          <table:table-cell office:value-type="float" office:value="0.001726238" calcext:value-type="float">
            <text:p>0,001726238</text:p>
          </table:table-cell>
          <table:table-cell office:value-type="float" office:value="0.001688771" calcext:value-type="float">
            <text:p>0,001688771</text:p>
          </table:table-cell>
          <table:table-cell office:value-type="float" office:value="0.001632632" calcext:value-type="float">
            <text:p>0,001632632</text:p>
          </table:table-cell>
          <table:table-cell office:value-type="float" office:value="0.001593503" calcext:value-type="float">
            <text:p>0,001593503</text:p>
          </table:table-cell>
          <table:table-cell office:value-type="float" office:value="0.001573755" calcext:value-type="float">
            <text:p>0,001573755</text:p>
          </table:table-cell>
          <table:table-cell office:value-type="float" office:value="0.001674214" calcext:value-type="float">
            <text:p>0,001674214</text:p>
          </table:table-cell>
          <table:table-cell office:value-type="float" office:value="0.001556179" calcext:value-type="float">
            <text:p>0,001556179</text:p>
          </table:table-cell>
          <table:table-cell office:value-type="float" office:value="0.001596439" calcext:value-type="float">
            <text:p>0,001596439</text:p>
          </table:table-cell>
          <table:table-cell/>
          <table:table-cell table:formula="of:=TRIMMEAN([.B13:.K13];0.2)" office:value-type="float" office:value="0.00165265925" calcext:value-type="float">
            <text:p>0,0016526593</text:p>
          </table:table-cell>
        </table:table-row>
        <table:table-row table:style-name="ro1">
          <table:table-cell office:value-type="string" calcext:value-type="string">
            <text:p>SELECT * FROM dados WHERE uf = 'RS' AND periodo = '2016-01-01' AND valor = 77 AND nis_favorecido = 00016540177012</text:p>
          </table:table-cell>
          <table:table-cell office:value-type="float" office:value="0.001971623" calcext:value-type="float">
            <text:p>0,001971623</text:p>
          </table:table-cell>
          <table:table-cell office:value-type="float" office:value="0.001290125" calcext:value-type="float">
            <text:p>0,001290125</text:p>
          </table:table-cell>
          <table:table-cell office:value-type="float" office:value="0.001791001" calcext:value-type="float">
            <text:p>0,001791001</text:p>
          </table:table-cell>
          <table:table-cell office:value-type="float" office:value="0.001461478" calcext:value-type="float">
            <text:p>0,001461478</text:p>
          </table:table-cell>
          <table:table-cell office:value-type="float" office:value="0.001053386" calcext:value-type="float">
            <text:p>0,001053386</text:p>
          </table:table-cell>
          <table:table-cell office:value-type="float" office:value="0.001516927" calcext:value-type="float">
            <text:p>0,001516927</text:p>
          </table:table-cell>
          <table:table-cell office:value-type="float" office:value="0.001638308" calcext:value-type="float">
            <text:p>0,001638308</text:p>
          </table:table-cell>
          <table:table-cell office:value-type="float" office:value="0.001619909" calcext:value-type="float">
            <text:p>0,001619909</text:p>
          </table:table-cell>
          <table:table-cell office:value-type="float" office:value="0.001533056" calcext:value-type="float">
            <text:p>0,001533056</text:p>
          </table:table-cell>
          <table:table-cell office:value-type="float" office:value="0.001604347" calcext:value-type="float">
            <text:p>0,001604347</text:p>
          </table:table-cell>
          <table:table-cell/>
          <table:table-cell table:formula="of:=TRIMMEAN([.B14:.K14];0.2)" office:value-type="float" office:value="0.001556893875" calcext:value-type="float">
            <text:p>0,0015568939</text:p>
          </table:table-cell>
        </table:table-row>
        <table:table-row table:style-name="ro1">
          <table:table-cell office:value-type="string" calcext:value-type="string">
            <text:p>SELECT * FROM dados WHERE uf = 'BA' AND periodo = '2016-02-01' AND valor = 155 AND nis_favorecido = 00016457367888</text:p>
          </table:table-cell>
          <table:table-cell office:value-type="float" office:value="0.001033299" calcext:value-type="float">
            <text:p>0,001033299</text:p>
          </table:table-cell>
          <table:table-cell office:value-type="float" office:value="0.001056678" calcext:value-type="float">
            <text:p>0,001056678</text:p>
          </table:table-cell>
          <table:table-cell office:value-type="float" office:value="0.001151382" calcext:value-type="float">
            <text:p>0,001151382</text:p>
          </table:table-cell>
          <table:table-cell office:value-type="float" office:value="0.001096475" calcext:value-type="float">
            <text:p>0,001096475</text:p>
          </table:table-cell>
          <table:table-cell office:value-type="float" office:value="0.001184359" calcext:value-type="float">
            <text:p>0,001184359</text:p>
          </table:table-cell>
          <table:table-cell office:value-type="float" office:value="0.001023595" calcext:value-type="float">
            <text:p>0,001023595</text:p>
          </table:table-cell>
          <table:table-cell office:value-type="float" office:value="0.00104651" calcext:value-type="float">
            <text:p>0,00104651</text:p>
          </table:table-cell>
          <table:table-cell office:value-type="float" office:value="0.001010413" calcext:value-type="float">
            <text:p>0,001010413</text:p>
          </table:table-cell>
          <table:table-cell table:style-name="ce1" office:value-type="float" office:value="0.000974897" calcext:value-type="float">
            <text:p>9,75E-004</text:p>
          </table:table-cell>
          <table:table-cell office:value-type="float" office:value="0.001161852" calcext:value-type="float">
            <text:p>0,001161852</text:p>
          </table:table-cell>
          <table:table-cell/>
          <table:table-cell table:formula="of:=TRIMMEAN([.B15:.K15];0.2)" office:value-type="float" office:value="0.0010725255" calcext:value-type="float">
            <text:p>0,0010725255</text:p>
          </table:table-cell>
        </table:table-row>
        <table:table-row table:style-name="ro1">
          <table:table-cell office:value-type="string" calcext:value-type="string">
            <text:p>SELECT * FROM dados WHERE uf = 'SP' AND periodo = '2016-03-01' AND valor = 147 AND nis_favorecido = 00021208322062</text:p>
          </table:table-cell>
          <table:table-cell office:value-type="float" office:value="0.001360246" calcext:value-type="float">
            <text:p>0,001360246</text:p>
          </table:table-cell>
          <table:table-cell office:value-type="float" office:value="0.001431641" calcext:value-type="float">
            <text:p>0,001431641</text:p>
          </table:table-cell>
          <table:table-cell office:value-type="float" office:value="0.001413975" calcext:value-type="float">
            <text:p>0,001413975</text:p>
          </table:table-cell>
          <table:table-cell office:value-type="float" office:value="0.001309249" calcext:value-type="float">
            <text:p>0,001309249</text:p>
          </table:table-cell>
          <table:table-cell office:value-type="float" office:value="0.001443518" calcext:value-type="float">
            <text:p>0,001443518</text:p>
          </table:table-cell>
          <table:table-cell table:style-name="ce1" office:value-type="float" office:value="0.001319328" calcext:value-type="float">
            <text:p>1,32E-003</text:p>
          </table:table-cell>
          <table:table-cell table:style-name="ce1" office:value-type="float" office:value="0.001379032" calcext:value-type="float">
            <text:p>1,38E-003</text:p>
          </table:table-cell>
          <table:table-cell office:value-type="float" office:value="0.0013588" calcext:value-type="float">
            <text:p>0,0013588</text:p>
          </table:table-cell>
          <table:table-cell table:style-name="ce1" office:value-type="float" office:value="0.000999066" calcext:value-type="float">
            <text:p>9,99E-004</text:p>
          </table:table-cell>
          <table:table-cell table:style-name="ce1" office:value-type="float" office:value="0.001380063" calcext:value-type="float">
            <text:p>1,38E-003</text:p>
          </table:table-cell>
          <table:table-cell/>
          <table:table-cell table:formula="of:=TRIMMEAN([.B16:.K16];0.2)" office:value-type="float" office:value="0.00136904175" calcext:value-type="float">
            <text:p>0,0013690418</text:p>
          </table:table-cell>
        </table:table-row>
        <table:table-row table:style-name="ro1">
          <table:table-cell office:value-type="string" calcext:value-type="string">
            <text:p>SELECT * FROM dados WHERE uf = 'MG' AND periodo = '2016-05-01' AND valor = 156 AND nis_favorecido = 00020407769654</text:p>
          </table:table-cell>
          <table:table-cell office:value-type="float" office:value="0.001330909" calcext:value-type="float">
            <text:p>0,001330909</text:p>
          </table:table-cell>
          <table:table-cell office:value-type="float" office:value="0.001260778" calcext:value-type="float">
            <text:p>0,001260778</text:p>
          </table:table-cell>
          <table:table-cell office:value-type="float" office:value="0.001433" calcext:value-type="float">
            <text:p>0,001433</text:p>
          </table:table-cell>
          <table:table-cell office:value-type="float" office:value="0.001333519" calcext:value-type="float">
            <text:p>0,001333519</text:p>
          </table:table-cell>
          <table:table-cell office:value-type="float" office:value="0.001276378" calcext:value-type="float">
            <text:p>0,001276378</text:p>
          </table:table-cell>
          <table:table-cell office:value-type="float" office:value="0.001313329" calcext:value-type="float">
            <text:p>0,001313329</text:p>
          </table:table-cell>
          <table:table-cell office:value-type="float" office:value="0.001041407" calcext:value-type="float">
            <text:p>0,001041407</text:p>
          </table:table-cell>
          <table:table-cell office:value-type="float" office:value="0.00140786" calcext:value-type="float">
            <text:p>0,00140786</text:p>
          </table:table-cell>
          <table:table-cell office:value-type="float" office:value="0.001045895" calcext:value-type="float">
            <text:p>0,001045895</text:p>
          </table:table-cell>
          <table:table-cell office:value-type="float" office:value="0.00134759" calcext:value-type="float">
            <text:p>0,00134759</text:p>
          </table:table-cell>
          <table:table-cell/>
          <table:table-cell table:formula="of:=TRIMMEAN([.B17:.K17];0.2)" office:value-type="float" office:value="0.00128953225" calcext:value-type="float">
            <text:p>0,0012895323</text:p>
          </table:table-cell>
        </table:table-row>
        <table:table-row table:style-name="ro1">
          <table:table-cell office:value-type="string" calcext:value-type="string">
            <text:p>SELECT * FROM dados WHERE uf = 'AL' AND periodo = '2016-06-01' AND valor = 77 AND nis_favorecido = 00017044198056</text:p>
          </table:table-cell>
          <table:table-cell office:value-type="float" office:value="0.001599568" calcext:value-type="float">
            <text:p>0,001599568</text:p>
          </table:table-cell>
          <table:table-cell table:style-name="ce1" office:value-type="float" office:value="0.001160448" calcext:value-type="float">
            <text:p>1,16E-003</text:p>
          </table:table-cell>
          <table:table-cell table:style-name="ce1" office:value-type="float" office:value="0.001508039" calcext:value-type="float">
            <text:p>1,51E-003</text:p>
          </table:table-cell>
          <table:table-cell table:style-name="ce1" office:value-type="float" office:value="0.001016521" calcext:value-type="float">
            <text:p>1,02E-003</text:p>
          </table:table-cell>
          <table:table-cell table:style-name="ce1" office:value-type="float" office:value="0.001394204" calcext:value-type="float">
            <text:p>1,39E-003</text:p>
          </table:table-cell>
          <table:table-cell table:style-name="ce1" office:value-type="float" office:value="0.001471217" calcext:value-type="float">
            <text:p>1,47E-003</text:p>
          </table:table-cell>
          <table:table-cell table:style-name="ce1" office:value-type="float" office:value="0.001312329" calcext:value-type="float">
            <text:p>1,31E-003</text:p>
          </table:table-cell>
          <table:table-cell table:style-name="ce1" office:value-type="float" office:value="0.001272959" calcext:value-type="float">
            <text:p>1,27E-003</text:p>
          </table:table-cell>
          <table:table-cell table:style-name="ce1" office:value-type="float" office:value="0.001402807" calcext:value-type="float">
            <text:p>1,40E-003</text:p>
          </table:table-cell>
          <table:table-cell table:style-name="ce1" office:value-type="float" office:value="0.001446823" calcext:value-type="float">
            <text:p>1,45E-003</text:p>
          </table:table-cell>
          <table:table-cell/>
          <table:table-cell table:formula="of:=TRIMMEAN([.B18:.K18];0.2)" office:value-type="float" office:value="0.00137110325" calcext:value-type="float">
            <text:p>0,0013711033</text:p>
          </table:table-cell>
        </table:table-row>
        <table:table-row table:style-name="ro1">
          <table:table-cell office:value-type="string" calcext:value-type="string">
            <text:p>SELECT * FROM dados WHERE uf = 'RS' AND periodo = '2015-06-01' AND valor = 77 AND nis_favorecido = 00016435129143</text:p>
          </table:table-cell>
          <table:table-cell office:value-type="float" office:value="0.014115826" calcext:value-type="float">
            <text:p>0,014115826</text:p>
          </table:table-cell>
          <table:table-cell office:value-type="float" office:value="0.001408161" calcext:value-type="float">
            <text:p>0,001408161</text:p>
          </table:table-cell>
          <table:table-cell office:value-type="float" office:value="0.002071963" calcext:value-type="float">
            <text:p>0,002071963</text:p>
          </table:table-cell>
          <table:table-cell office:value-type="float" office:value="0.001352478" calcext:value-type="float">
            <text:p>0,001352478</text:p>
          </table:table-cell>
          <table:table-cell office:value-type="float" office:value="0.00131549" calcext:value-type="float">
            <text:p>0,00131549</text:p>
          </table:table-cell>
          <table:table-cell office:value-type="float" office:value="0.001805835" calcext:value-type="float">
            <text:p>0,001805835</text:p>
          </table:table-cell>
          <table:table-cell office:value-type="float" office:value="0.001820437" calcext:value-type="float">
            <text:p>0,001820437</text:p>
          </table:table-cell>
          <table:table-cell office:value-type="float" office:value="0.001790954" calcext:value-type="float">
            <text:p>0,001790954</text:p>
          </table:table-cell>
          <table:table-cell office:value-type="float" office:value="0.0018044" calcext:value-type="float">
            <text:p>0,0018044</text:p>
          </table:table-cell>
          <table:table-cell office:value-type="float" office:value="0.001735955" calcext:value-type="float">
            <text:p>0,001735955</text:p>
          </table:table-cell>
          <table:table-cell/>
          <table:table-cell table:formula="of:=TRIMMEAN([.B19:.K19];0.2)" office:value-type="float" office:value="0.001723772875" calcext:value-type="float">
            <text:p>0,0017237729</text:p>
          </table:table-cell>
        </table:table-row>
        <table:table-row table:style-name="ro1">
          <table:table-cell office:value-type="string" calcext:value-type="string">
            <text:p>SELECT * FROM dados WHERE uf = 'RN' AND periodo = '2015-05-01' AND valor = 217 AND nis_favorecido = 00020314831619</text:p>
          </table:table-cell>
          <table:table-cell office:value-type="float" office:value="0.003286186" calcext:value-type="float">
            <text:p>0,003286186</text:p>
          </table:table-cell>
          <table:table-cell office:value-type="float" office:value="0.001576075" calcext:value-type="float">
            <text:p>0,001576075</text:p>
          </table:table-cell>
          <table:table-cell office:value-type="float" office:value="0.001665217" calcext:value-type="float">
            <text:p>0,001665217</text:p>
          </table:table-cell>
          <table:table-cell office:value-type="float" office:value="0.001723231" calcext:value-type="float">
            <text:p>0,001723231</text:p>
          </table:table-cell>
          <table:table-cell office:value-type="float" office:value="0.001812306" calcext:value-type="float">
            <text:p>0,001812306</text:p>
          </table:table-cell>
          <table:table-cell office:value-type="float" office:value="0.001821355" calcext:value-type="float">
            <text:p>0,001821355</text:p>
          </table:table-cell>
          <table:table-cell office:value-type="float" office:value="0.001626063" calcext:value-type="float">
            <text:p>0,001626063</text:p>
          </table:table-cell>
          <table:table-cell office:value-type="float" office:value="0.00169801" calcext:value-type="float">
            <text:p>0,00169801</text:p>
          </table:table-cell>
          <table:table-cell office:value-type="float" office:value="0.001748028" calcext:value-type="float">
            <text:p>0,001748028</text:p>
          </table:table-cell>
          <table:table-cell office:value-type="float" office:value="0.001623905" calcext:value-type="float">
            <text:p>0,001623905</text:p>
          </table:table-cell>
          <table:table-cell/>
          <table:table-cell table:formula="of:=TRIMMEAN([.B20:.K20];0.2)" office:value-type="float" office:value="0.001714764375" calcext:value-type="float">
            <text:p>0,0017147644</text:p>
          </table:table-cell>
        </table:table-row>
        <table:table-row table:style-name="ro1">
          <table:table-cell office:value-type="string" calcext:value-type="string">
            <text:p>SELECT * FROM dados WHERE uf = 'CE' AND periodo = '2015-04-01' AND valor = 343 AND nis_favorecido = 00021243238536</text:p>
          </table:table-cell>
          <table:table-cell office:value-type="float" office:value="0.03426277" calcext:value-type="float">
            <text:p>0,03426277</text:p>
          </table:table-cell>
          <table:table-cell office:value-type="float" office:value="0.003958975" calcext:value-type="float">
            <text:p>0,003958975</text:p>
          </table:table-cell>
          <table:table-cell office:value-type="float" office:value="0.004100912" calcext:value-type="float">
            <text:p>0,004100912</text:p>
          </table:table-cell>
          <table:table-cell office:value-type="float" office:value="0.001877634" calcext:value-type="float">
            <text:p>0,001877634</text:p>
          </table:table-cell>
          <table:table-cell office:value-type="float" office:value="0.002992632" calcext:value-type="float">
            <text:p>0,002992632</text:p>
          </table:table-cell>
          <table:table-cell office:value-type="float" office:value="0.004323492" calcext:value-type="float">
            <text:p>0,004323492</text:p>
          </table:table-cell>
          <table:table-cell office:value-type="float" office:value="0.003244159" calcext:value-type="float">
            <text:p>0,003244159</text:p>
          </table:table-cell>
          <table:table-cell office:value-type="float" office:value="0.003268596" calcext:value-type="float">
            <text:p>0,003268596</text:p>
          </table:table-cell>
          <table:table-cell office:value-type="float" office:value="0.003227871" calcext:value-type="float">
            <text:p>0,003227871</text:p>
          </table:table-cell>
          <table:table-cell office:value-type="float" office:value="0.00401714" calcext:value-type="float">
            <text:p>0,00401714</text:p>
          </table:table-cell>
          <table:table-cell/>
          <table:table-cell table:formula="of:=TRIMMEAN([.B21:.K21];0.2)" office:value-type="float" office:value="0.003641722125" calcext:value-type="float">
            <text:p>0,0036417221</text:p>
          </table:table-cell>
        </table:table-row>
        <table:table-row table:style-name="ro1">
          <table:table-cell office:value-type="string" calcext:value-type="string">
            <text:p>SELECT * FROM dados WHERE uf = 'SP' AND periodo = '2015-03-01' AND valor = 233 AND nis_favorecido = 00016138224362</text:p>
          </table:table-cell>
          <table:table-cell office:value-type="float" office:value="0.046194086" calcext:value-type="float">
            <text:p>0,046194086</text:p>
          </table:table-cell>
          <table:table-cell office:value-type="float" office:value="0.002772958" calcext:value-type="float">
            <text:p>0,002772958</text:p>
          </table:table-cell>
          <table:table-cell office:value-type="float" office:value="0.002692005" calcext:value-type="float">
            <text:p>0,002692005</text:p>
          </table:table-cell>
          <table:table-cell office:value-type="float" office:value="0.002566111" calcext:value-type="float">
            <text:p>0,002566111</text:p>
          </table:table-cell>
          <table:table-cell office:value-type="float" office:value="0.002589998" calcext:value-type="float">
            <text:p>0,002589998</text:p>
          </table:table-cell>
          <table:table-cell office:value-type="float" office:value="0.002651767" calcext:value-type="float">
            <text:p>0,002651767</text:p>
          </table:table-cell>
          <table:table-cell office:value-type="float" office:value="0.00224033" calcext:value-type="float">
            <text:p>0,00224033</text:p>
          </table:table-cell>
          <table:table-cell office:value-type="float" office:value="0.002663017" calcext:value-type="float">
            <text:p>0,002663017</text:p>
          </table:table-cell>
          <table:table-cell office:value-type="float" office:value="0.002137315" calcext:value-type="float">
            <text:p>0,002137315</text:p>
          </table:table-cell>
          <table:table-cell office:value-type="float" office:value="0.002476433" calcext:value-type="float">
            <text:p>0,002476433</text:p>
          </table:table-cell>
          <table:table-cell/>
          <table:table-cell table:formula="of:=TRIMMEAN([.B22:.K22];0.2)" office:value-type="float" office:value="0.002581577375" calcext:value-type="float">
            <text:p>0,0025815774</text:p>
          </table:table-cell>
        </table:table-row>
        <table:table-row table:style-name="ro1">
          <table:table-cell office:value-type="string" calcext:value-type="string">
            <text:p>SELECT * FROM dados WHERE uf = 'GO' AND periodo = '2015-02-01' AND valor = 189 AND nis_favorecido = 00016198271804</text:p>
          </table:table-cell>
          <table:table-cell office:value-type="float" office:value="0.010662712" calcext:value-type="float">
            <text:p>0,010662712</text:p>
          </table:table-cell>
          <table:table-cell office:value-type="float" office:value="0.003930925" calcext:value-type="float">
            <text:p>0,003930925</text:p>
          </table:table-cell>
          <table:table-cell office:value-type="float" office:value="0.003660191" calcext:value-type="float">
            <text:p>0,003660191</text:p>
          </table:table-cell>
          <table:table-cell office:value-type="float" office:value="0.001816448" calcext:value-type="float">
            <text:p>0,001816448</text:p>
          </table:table-cell>
          <table:table-cell office:value-type="float" office:value="0.002782222" calcext:value-type="float">
            <text:p>0,002782222</text:p>
          </table:table-cell>
          <table:table-cell office:value-type="float" office:value="0.003613946" calcext:value-type="float">
            <text:p>0,003613946</text:p>
          </table:table-cell>
          <table:table-cell office:value-type="float" office:value="0.003828534" calcext:value-type="float">
            <text:p>0,003828534</text:p>
          </table:table-cell>
          <table:table-cell office:value-type="float" office:value="0.003016551" calcext:value-type="float">
            <text:p>0,003016551</text:p>
          </table:table-cell>
          <table:table-cell office:value-type="float" office:value="0.002950287" calcext:value-type="float">
            <text:p>0,002950287</text:p>
          </table:table-cell>
          <table:table-cell office:value-type="float" office:value="0.00369449" calcext:value-type="float">
            <text:p>0,00369449</text:p>
          </table:table-cell>
          <table:table-cell/>
          <table:table-cell table:formula="of:=TRIMMEAN([.B23:.K23];0.2)" office:value-type="float" office:value="0.00343464325" calcext:value-type="float">
            <text:p>0,0034346433</text:p>
          </table:table-cell>
        </table:table-row>
        <table:table-row table:style-name="ro1">
          <table:table-cell office:value-type="string" calcext:value-type="string">
            <text:p>SELECT * FROM dados WHERE uf = 'MG' AND periodo = '2015-01-01' AND valor = 147 AND nis_favorecido = 00016429573738</text:p>
          </table:table-cell>
          <table:table-cell office:value-type="float" office:value="0.003077384" calcext:value-type="float">
            <text:p>0,003077384</text:p>
          </table:table-cell>
          <table:table-cell office:value-type="float" office:value="0.003215437" calcext:value-type="float">
            <text:p>0,003215437</text:p>
          </table:table-cell>
          <table:table-cell office:value-type="float" office:value="0.003491124" calcext:value-type="float">
            <text:p>0,003491124</text:p>
          </table:table-cell>
          <table:table-cell office:value-type="float" office:value="0.003002896" calcext:value-type="float">
            <text:p>0,003002896</text:p>
          </table:table-cell>
          <table:table-cell office:value-type="float" office:value="0.003037235" calcext:value-type="float">
            <text:p>0,003037235</text:p>
          </table:table-cell>
          <table:table-cell table:style-name="ce1" office:value-type="float" office:value="0.003095647" calcext:value-type="float">
            <text:p>3,10E-003</text:p>
          </table:table-cell>
          <table:table-cell table:style-name="ce1" office:value-type="float" office:value="0.002564778" calcext:value-type="float">
            <text:p>2,56E-003</text:p>
          </table:table-cell>
          <table:table-cell table:style-name="ce1" office:value-type="float" office:value="0.003210952" calcext:value-type="float">
            <text:p>3,21E-003</text:p>
          </table:table-cell>
          <table:table-cell office:value-type="float" office:value="0.002664928" calcext:value-type="float">
            <text:p>0,002664928</text:p>
          </table:table-cell>
          <table:table-cell table:style-name="ce1" office:value-type="float" office:value="0.003376273" calcext:value-type="float">
            <text:p>3,38E-003</text:p>
          </table:table-cell>
          <table:table-cell/>
          <table:table-cell table:formula="of:=TRIMMEAN([.B24:.K24];0.2)" office:value-type="float" office:value="0.003085094" calcext:value-type="float">
            <text:p>0,003085094</text:p>
          </table:table-cell>
        </table:table-row>
        <table:table-row table:style-name="ro1">
          <table:table-cell office:value-type="string" calcext:value-type="string">
            <text:p>SELECT * FROM dados WHERE uf = 'BA' AND periodo = '2014-12-01' AND valor = 77 AND nis_favorecido = 00016348185436</text:p>
          </table:table-cell>
          <table:table-cell office:value-type="float" office:value="0.002220537" calcext:value-type="float">
            <text:p>0,002220537</text:p>
          </table:table-cell>
          <table:table-cell office:value-type="float" office:value="0.002027583" calcext:value-type="float">
            <text:p>0,002027583</text:p>
          </table:table-cell>
          <table:table-cell office:value-type="float" office:value="0.001883474" calcext:value-type="float">
            <text:p>0,001883474</text:p>
          </table:table-cell>
          <table:table-cell office:value-type="float" office:value="0.001769102" calcext:value-type="float">
            <text:p>0,001769102</text:p>
          </table:table-cell>
          <table:table-cell office:value-type="float" office:value="0.001996945" calcext:value-type="float">
            <text:p>0,001996945</text:p>
          </table:table-cell>
          <table:table-cell office:value-type="float" office:value="0.001945775" calcext:value-type="float">
            <text:p>0,001945775</text:p>
          </table:table-cell>
          <table:table-cell office:value-type="float" office:value="0.001591773" calcext:value-type="float">
            <text:p>0,001591773</text:p>
          </table:table-cell>
          <table:table-cell office:value-type="float" office:value="0.001685004" calcext:value-type="float">
            <text:p>0,001685004</text:p>
          </table:table-cell>
          <table:table-cell office:value-type="float" office:value="0.001790953" calcext:value-type="float">
            <text:p>0,001790953</text:p>
          </table:table-cell>
          <table:table-cell office:value-type="float" office:value="0.001668923" calcext:value-type="float">
            <text:p>0,001668923</text:p>
          </table:table-cell>
          <table:table-cell/>
          <table:table-cell table:formula="of:=TRIMMEAN([.B25:.K25];0.2)" office:value-type="float" office:value="0.001845969875" calcext:value-type="float">
            <text:p>0,0018459699</text:p>
          </table:table-cell>
        </table:table-row>
        <table:table-row table:style-name="ro1">
          <table:table-cell office:value-type="string" calcext:value-type="string">
            <text:p>SELECT * FROM dados WHERE uf = 'PB' AND periodo = '2014-11-01' AND valor = 301 AND nis_favorecido = 00012190556491</text:p>
          </table:table-cell>
          <table:table-cell office:value-type="float" office:value="0.002680468" calcext:value-type="float">
            <text:p>0,002680468</text:p>
          </table:table-cell>
          <table:table-cell office:value-type="float" office:value="0.00157396" calcext:value-type="float">
            <text:p>0,00157396</text:p>
          </table:table-cell>
          <table:table-cell office:value-type="float" office:value="0.002784699" calcext:value-type="float">
            <text:p>0,002784699</text:p>
          </table:table-cell>
          <table:table-cell office:value-type="float" office:value="0.001513836" calcext:value-type="float">
            <text:p>0,001513836</text:p>
          </table:table-cell>
          <table:table-cell office:value-type="float" office:value="0.001350882" calcext:value-type="float">
            <text:p>0,001350882</text:p>
          </table:table-cell>
          <table:table-cell office:value-type="float" office:value="0.002158604" calcext:value-type="float">
            <text:p>0,002158604</text:p>
          </table:table-cell>
          <table:table-cell office:value-type="float" office:value="0.002167892" calcext:value-type="float">
            <text:p>0,002167892</text:p>
          </table:table-cell>
          <table:table-cell office:value-type="float" office:value="0.002212072" calcext:value-type="float">
            <text:p>0,002212072</text:p>
          </table:table-cell>
          <table:table-cell office:value-type="float" office:value="0.002300975" calcext:value-type="float">
            <text:p>0,002300975</text:p>
          </table:table-cell>
          <table:table-cell office:value-type="float" office:value="0.002199107" calcext:value-type="float">
            <text:p>0,002199107</text:p>
          </table:table-cell>
          <table:table-cell/>
          <table:table-cell table:formula="of:=TRIMMEAN([.B26:.K26];0.2)" office:value-type="float" office:value="0.00210086425" calcext:value-type="float">
            <text:p>0,0021008643</text:p>
          </table:table-cell>
        </table:table-row>
        <table:table-row table:style-name="ro1">
          <table:table-cell office:value-type="string" calcext:value-type="string">
            <text:p>SELECT * FROM dados WHERE uf = 'AL' AND periodo = '2014-10-01' AND valor = 497 AND nis_favorecido = 00016075811886</text:p>
          </table:table-cell>
          <table:table-cell office:value-type="float" office:value="0.00826803" calcext:value-type="float">
            <text:p>0,00826803</text:p>
          </table:table-cell>
          <table:table-cell table:style-name="ce1" office:value-type="float" office:value="0.003225953" calcext:value-type="float">
            <text:p>3,23E-003</text:p>
          </table:table-cell>
          <table:table-cell table:style-name="ce1" office:value-type="float" office:value="0.003192434" calcext:value-type="float">
            <text:p>3,19E-003</text:p>
          </table:table-cell>
          <table:table-cell office:value-type="float" office:value="0.001738579" calcext:value-type="float">
            <text:p>0,001738579</text:p>
          </table:table-cell>
          <table:table-cell table:style-name="ce1" office:value-type="float" office:value="0.002527605" calcext:value-type="float">
            <text:p>2,53E-003</text:p>
          </table:table-cell>
          <table:table-cell table:style-name="ce1" office:value-type="float" office:value="0.00337188" calcext:value-type="float">
            <text:p>3,37E-003</text:p>
          </table:table-cell>
          <table:table-cell table:style-name="ce1" office:value-type="float" office:value="0.003441184" calcext:value-type="float">
            <text:p>3,44E-003</text:p>
          </table:table-cell>
          <table:table-cell table:style-name="ce1" office:value-type="float" office:value="0.002842847" calcext:value-type="float">
            <text:p>2,84E-003</text:p>
          </table:table-cell>
          <table:table-cell table:style-name="ce1" office:value-type="float" office:value="0.002712421" calcext:value-type="float">
            <text:p>2,71E-003</text:p>
          </table:table-cell>
          <table:table-cell table:style-name="ce1" office:value-type="float" office:value="0.003127128" calcext:value-type="float">
            <text:p>3,13E-003</text:p>
          </table:table-cell>
          <table:table-cell/>
          <table:table-cell table:formula="of:=TRIMMEAN([.B27:.K27];0.2)" office:value-type="float" office:value="0.0030551815" calcext:value-type="float">
            <text:p>0,0030551815</text:p>
          </table:table-cell>
        </table:table-row>
        <table:table-row table:style-name="ro1">
          <table:table-cell office:value-type="string" calcext:value-type="string">
            <text:p>SELECT * FROM dados WHERE uf = 'PE' AND periodo = '2014-09-01' AND valor = 112 AND nis_favorecido = 00020902816912</text:p>
          </table:table-cell>
          <table:table-cell office:value-type="float" office:value="0.166738308" calcext:value-type="float">
            <text:p>0,166738308</text:p>
          </table:table-cell>
          <table:table-cell office:value-type="float" office:value="0.001151306" calcext:value-type="float">
            <text:p>0,001151306</text:p>
          </table:table-cell>
          <table:table-cell office:value-type="float" office:value="0.001219441" calcext:value-type="float">
            <text:p>0,001219441</text:p>
          </table:table-cell>
          <table:table-cell office:value-type="float" office:value="0.001100303" calcext:value-type="float">
            <text:p>0,001100303</text:p>
          </table:table-cell>
          <table:table-cell office:value-type="float" office:value="0.001153565" calcext:value-type="float">
            <text:p>0,001153565</text:p>
          </table:table-cell>
          <table:table-cell office:value-type="float" office:value="0.001382537" calcext:value-type="float">
            <text:p>0,001382537</text:p>
          </table:table-cell>
          <table:table-cell office:value-type="float" office:value="0.001092462" calcext:value-type="float">
            <text:p>0,001092462</text:p>
          </table:table-cell>
          <table:table-cell office:value-type="float" office:value="0.001082496" calcext:value-type="float">
            <text:p>0,001082496</text:p>
          </table:table-cell>
          <table:table-cell office:value-type="float" office:value="0.001119869" calcext:value-type="float">
            <text:p>0,001119869</text:p>
          </table:table-cell>
          <table:table-cell office:value-type="float" office:value="0.001220363" calcext:value-type="float">
            <text:p>0,001220363</text:p>
          </table:table-cell>
          <table:table-cell/>
          <table:table-cell table:formula="of:=TRIMMEAN([.B28:.K28];0.2)" office:value-type="float" office:value="0.00117998075" calcext:value-type="float">
            <text:p>0,0011799808</text:p>
          </table:table-cell>
        </table:table-row>
        <table:table-row table:style-name="ro1">
          <table:table-cell office:value-type="string" calcext:value-type="string">
            <text:p>SELECT * FROM dados WHERE uf = 'PA' AND periodo = '2014-08-01' AND valor = 187 AND nis_favorecido = 00016099378449</text:p>
          </table:table-cell>
          <table:table-cell office:value-type="float" office:value="0.017201651" calcext:value-type="float">
            <text:p>0,017201651</text:p>
          </table:table-cell>
          <table:table-cell office:value-type="float" office:value="0.001830726" calcext:value-type="float">
            <text:p>0,001830726</text:p>
          </table:table-cell>
          <table:table-cell office:value-type="float" office:value="0.001580884" calcext:value-type="float">
            <text:p>0,001580884</text:p>
          </table:table-cell>
          <table:table-cell office:value-type="float" office:value="0.001625752" calcext:value-type="float">
            <text:p>0,001625752</text:p>
          </table:table-cell>
          <table:table-cell office:value-type="float" office:value="0.002266738" calcext:value-type="float">
            <text:p>0,002266738</text:p>
          </table:table-cell>
          <table:table-cell office:value-type="float" office:value="0.002090437" calcext:value-type="float">
            <text:p>0,002090437</text:p>
          </table:table-cell>
          <table:table-cell office:value-type="float" office:value="0.001997324" calcext:value-type="float">
            <text:p>0,001997324</text:p>
          </table:table-cell>
          <table:table-cell office:value-type="float" office:value="0.001664195" calcext:value-type="float">
            <text:p>0,001664195</text:p>
          </table:table-cell>
          <table:table-cell office:value-type="float" office:value="0.001533164" calcext:value-type="float">
            <text:p>0,001533164</text:p>
          </table:table-cell>
          <table:table-cell office:value-type="float" office:value="0.001678657" calcext:value-type="float">
            <text:p>0,001678657</text:p>
          </table:table-cell>
          <table:table-cell/>
          <table:table-cell table:formula="of:=TRIMMEAN([.B29:.K29];0.2)" office:value-type="float" office:value="0.001841839125" calcext:value-type="float">
            <text:p>0,0018418391</text:p>
          </table:table-cell>
        </table:table-row>
        <table:table-row table:style-name="ro1">
          <table:table-cell office:value-type="string" calcext:value-type="string">
            <text:p>SELECT * FROM dados WHERE uf = 'RJ' AND periodo = '2014-07-01' AND valor = 77 AND nis_favorecido = 00012192905213</text:p>
          </table:table-cell>
          <table:table-cell office:value-type="float" office:value="0.056473226" calcext:value-type="float">
            <text:p>0,056473226</text:p>
          </table:table-cell>
          <table:table-cell office:value-type="float" office:value="0.001068362" calcext:value-type="float">
            <text:p>0,001068362</text:p>
          </table:table-cell>
          <table:table-cell office:value-type="float" office:value="0.001075044" calcext:value-type="float">
            <text:p>0,001075044</text:p>
          </table:table-cell>
          <table:table-cell table:style-name="ce1" office:value-type="float" office:value="0.000917592" calcext:value-type="float">
            <text:p>9,18E-004</text:p>
          </table:table-cell>
          <table:table-cell table:style-name="ce1" office:value-type="float" office:value="0.000949172" calcext:value-type="float">
            <text:p>9,49E-004</text:p>
          </table:table-cell>
          <table:table-cell office:value-type="float" office:value="0.001340221" calcext:value-type="float">
            <text:p>0,001340221</text:p>
          </table:table-cell>
          <table:table-cell table:style-name="ce1" office:value-type="float" office:value="0.000949834" calcext:value-type="float">
            <text:p>9,50E-004</text:p>
          </table:table-cell>
          <table:table-cell table:style-name="ce1" office:value-type="float" office:value="0.000933046" calcext:value-type="float">
            <text:p>9,33E-004</text:p>
          </table:table-cell>
          <table:table-cell table:style-name="ce1" office:value-type="float" office:value="0.000982229" calcext:value-type="float">
            <text:p>9,82E-004</text:p>
          </table:table-cell>
          <table:table-cell office:value-type="float" office:value="0.001166415" calcext:value-type="float">
            <text:p>0,001166415</text:p>
          </table:table-cell>
          <table:table-cell/>
          <table:table-cell table:formula="of:=TRIMMEAN([.B30:.K30];0.2)" office:value-type="float" office:value="0.001058040375" calcext:value-type="float">
            <text:p>0,001058040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Tempo agregação</text:p>
          </table:table-cell>
          <table:table-cell table:formula="of:=SUM([.M2:.M7])" office:value-type="float" office:value="338.718877168" calcext:value-type="float">
            <text:p>338,718877168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Tempo busca</text:p>
          </table:table-cell>
          <table:table-cell table:formula="of:=SUM([.M9:.M30])" office:value-type="float" office:value="0.039507040625" calcext:value-type="float">
            <text:p>0,0395070406</text:p>
          </table:table-cell>
        </table:table-row>
      </table:table>
      <table:table table:name="Gráficos" table:style-name="ta1">
        <table:shapes>
          <draw:frame draw:z-index="0" draw:style-name="gr1" draw:text-style-name="P1" svg:width="159.99mm" svg:height="89.99mm" svg:x="5.75mm" svg:y="35.79mm">
            <draw:object draw:notify-on-update-of-ranges="Gráficos.B1:Gráficos.B1 Gráficos.B2:Gráficos.B2 Gráficos.C1:Gráficos.C1 Gráficos.C2:Gráficos.C2 Gráficos.D1:Gráficos.D1 Gráficos.D2:Gráficos.D2 Gráficos.E1:Gráficos.E1 Gráficos.E2:Gráficos.E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81.34mm" svg:y="35.27mm">
            <draw:object draw:notify-on-update-of-ranges="Gráficos.B1:Gráficos.B1 Gráficos.B3:Gráficos.B3 Gráficos.C1:Gráficos.C1 Gráficos.C3:Gráficos.C3 Gráficos.D1:Gráficos.D1 Gráficos.D3:Gráficos.D3 Gráficos.E1:Gráficos.E1 Gráficos.E3:Gráficos.E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1CM</text:p>
          </table:table-cell>
          <table:table-cell office:value-type="string" calcext:value-type="string">
            <text:p>2CM</text:p>
          </table:table-cell>
          <table:table-cell office:value-type="string" calcext:value-type="string">
            <text:p>4CM</text:p>
          </table:table-cell>
          <table:table-cell office:value-type="string" calcext:value-type="string">
            <text:p>6CM</text:p>
          </table:table-cell>
        </table:table-row>
        <table:table-row table:style-name="ro1">
          <table:table-cell office:value-type="string" calcext:value-type="string">
            <text:p>Agregação</text:p>
          </table:table-cell>
          <table:table-cell table:formula="of:=[1CM.M32]" office:value-type="string" office:string-value="" calcext:value-type="error">
            <text:p>#VALUE!</text:p>
          </table:table-cell>
          <table:table-cell table:formula="of:=[2CM.M32]" office:value-type="float" office:value="232.0559196935" calcext:value-type="float">
            <text:p>232,0559196935</text:p>
          </table:table-cell>
          <table:table-cell table:formula="of:=[4CM.M32]" office:value-type="float" office:value="220.368087494375" calcext:value-type="float">
            <text:p>220,3680874944</text:p>
          </table:table-cell>
          <table:table-cell table:formula="of:=[6CM.M32]" office:value-type="float" office:value="338.718877168" calcext:value-type="float">
            <text:p>338,718877168</text:p>
          </table:table-cell>
        </table:table-row>
        <table:table-row table:style-name="ro1">
          <table:table-cell office:value-type="string" calcext:value-type="string">
            <text:p>Busca</text:p>
          </table:table-cell>
          <table:table-cell table:formula="of:=[1CM.M33]" office:value-type="string" office:string-value="" calcext:value-type="error">
            <text:p>#VALUE!</text:p>
          </table:table-cell>
          <table:table-cell table:formula="of:=[2CM.M33]" office:value-type="float" office:value="0.024078875875" calcext:value-type="float">
            <text:p>0,0240788759</text:p>
          </table:table-cell>
          <table:table-cell table:formula="of:=[4CM.M33]" office:value-type="float" office:value="0.038733428125" calcext:value-type="float">
            <text:p>0,0387334281</text:p>
          </table:table-cell>
          <table:table-cell table:formula="of:=[6CM.M33]" office:value-type="float" office:value="0.039507040625" calcext:value-type="float">
            <text:p>0,03950704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9">00/00/0000</text:date>, <text:time style:data-style-name="N2" text:time-value="20:19:29.56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14:38:53.457000000</meta:creation-date>
    <dc:date>2017-05-29T20:26:57.439000000</dc:date>
    <meta:editing-duration>PT31M59S</meta:editing-duration>
    <meta:editing-cycles>4</meta:editing-cycles>
    <meta:generator>LibreOffice/4.4.7.2$Windows_x86 LibreOffice_project/f3153a8b245191196a4b6b9abd1d0da16eead600</meta:generator>
    <meta:document-statistic meta:table-count="5" meta:cell-count="109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21cm" svg:y="0.316cm" chart:style-name="ch2">
          <text:p>Select</text:p>
        </chart:title>
        <chart:subtitle svg:x="7.004cm" svg:y="1.275cm" chart:style-name="ch3">
          <text:p>Agregação</text:p>
        </chart:subtitle>
        <chart:legend chart:legend-position="end" svg:x="14.531cm" svg:y="3.454cm" style:legend-expansion="high" chart:style-name="ch4"/>
        <chart:plot-area chart:style-name="ch5" table:cell-range-address="Gráficos.B1:Gráficos.E2" chart:data-source-has-labels="row" svg:x="0.32cm" svg:y="2.138cm" svg:width="13.891cm" svg:height="6.682cm">
          <chartooo:coordinate-region svg:x="1.127cm" svg:y="2.337cm" svg:width="13.084cm" svg:height="6.284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Gráficos.B2:Gráficos.B2" chart:label-cell-address="Gráficos.B1:Gráficos.B1" chart:class="chart:bar">
            <chart:data-point/>
          </chart:series>
          <chart:series chart:style-name="ch10" chart:values-cell-range-address="Gráficos.C2:Gráficos.C2" chart:label-cell-address="Gráficos.C1:Gráficos.C1" chart:class="chart:bar">
            <chart:data-point/>
          </chart:series>
          <chart:series chart:style-name="ch11" chart:values-cell-range-address="Gráficos.D2:Gráficos.D2" chart:label-cell-address="Gráficos.D1:Gráficos.D1" chart:class="chart:bar">
            <chart:data-point/>
          </chart:series>
          <chart:series chart:style-name="ch12" chart:values-cell-range-address="Gráficos.E2:Gráficos.E2" chart:label-cell-address="Gráficos.E1:Gráficos.E1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CM</text:p>
                <draw:g>
                  <svg:desc>Gráficos.B1:Gráficos.B1</svg:desc>
                </draw:g>
              </table:table-cell>
              <table:table-cell office:value-type="string">
                <text:p>2CM</text:p>
                <draw:g>
                  <svg:desc>Gráficos.C1:Gráficos.C1</svg:desc>
                </draw:g>
              </table:table-cell>
              <table:table-cell office:value-type="string">
                <text:p>4CM</text:p>
                <draw:g>
                  <svg:desc>Gráficos.D1:Gráficos.D1</svg:desc>
                </draw:g>
              </table:table-cell>
              <table:table-cell office:value-type="string">
                <text:p>6CM</text:p>
                <draw:g>
                  <svg:desc>Gráficos.E1:Gráficos.E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NaN">
                <text:p>NaN</text:p>
                <draw:g>
                  <svg:desc>Gráficos.B2:Gráficos.B2</svg:desc>
                </draw:g>
              </table:table-cell>
              <table:table-cell office:value-type="float" office:value="232.0559196935">
                <text:p>232.0559196935</text:p>
                <draw:g>
                  <svg:desc>Gráficos.C2:Gráficos.C2</svg:desc>
                </draw:g>
              </table:table-cell>
              <table:table-cell office:value-type="float" office:value="220.368087494375">
                <text:p>220.368087494375</text:p>
                <draw:g>
                  <svg:desc>Gráficos.D2:Gráficos.D2</svg:desc>
                </draw:g>
              </table:table-cell>
              <table:table-cell office:value-type="float" office:value="338.718877168">
                <text:p>338.718877168</text:p>
                <draw:g>
                  <svg:desc>Gráficos.E2:Gráficos.E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21cm" svg:y="0.316cm" chart:style-name="ch2">
          <text:p>Select</text:p>
        </chart:title>
        <chart:subtitle svg:x="7.374cm" svg:y="1.275cm" chart:style-name="ch3">
          <text:p>Busca</text:p>
        </chart:subtitle>
        <chart:legend chart:legend-position="end" svg:x="14.531cm" svg:y="3.454cm" style:legend-expansion="high" chart:style-name="ch4"/>
        <chart:plot-area chart:style-name="ch5" table:cell-range-address="Gráficos.B1:Gráficos.E1 Gráficos.B3:Gráficos.E3" chart:data-source-has-labels="row" svg:x="0.32cm" svg:y="2.138cm" svg:width="13.891cm" svg:height="6.682cm">
          <chartooo:coordinate-region svg:x="1.418cm" svg:y="2.337cm" svg:width="12.793cm" svg:height="6.284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Gráficos.B3:Gráficos.B3" chart:label-cell-address="Gráficos.B1:Gráficos.B1" chart:class="chart:bar">
            <chart:data-point/>
          </chart:series>
          <chart:series chart:style-name="ch10" chart:values-cell-range-address="Gráficos.C3:Gráficos.C3" chart:label-cell-address="Gráficos.C1:Gráficos.C1" chart:class="chart:bar">
            <chart:data-point/>
          </chart:series>
          <chart:series chart:style-name="ch11" chart:values-cell-range-address="Gráficos.D3:Gráficos.D3" chart:label-cell-address="Gráficos.D1:Gráficos.D1" chart:class="chart:bar">
            <chart:data-point/>
          </chart:series>
          <chart:series chart:style-name="ch12" chart:values-cell-range-address="Gráficos.E3:Gráficos.E3" chart:label-cell-address="Gráficos.E1:Gráficos.E1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CM</text:p>
                <draw:g>
                  <svg:desc>Gráficos.B1:Gráficos.B1</svg:desc>
                </draw:g>
              </table:table-cell>
              <table:table-cell office:value-type="string">
                <text:p>2CM</text:p>
                <draw:g>
                  <svg:desc>Gráficos.C1:Gráficos.C1</svg:desc>
                </draw:g>
              </table:table-cell>
              <table:table-cell office:value-type="string">
                <text:p>4CM</text:p>
                <draw:g>
                  <svg:desc>Gráficos.D1:Gráficos.D1</svg:desc>
                </draw:g>
              </table:table-cell>
              <table:table-cell office:value-type="string">
                <text:p>6CM</text:p>
                <draw:g>
                  <svg:desc>Gráficos.E1:Gráficos.E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NaN">
                <text:p>NaN</text:p>
                <draw:g>
                  <svg:desc>Gráficos.B3:Gráficos.B3</svg:desc>
                </draw:g>
              </table:table-cell>
              <table:table-cell office:value-type="float" office:value="0.024078875875">
                <text:p>0.024078875875</text:p>
                <draw:g>
                  <svg:desc>Gráficos.C3:Gráficos.C3</svg:desc>
                </draw:g>
              </table:table-cell>
              <table:table-cell office:value-type="float" office:value="0.038733428125">
                <text:p>0.038733428125</text:p>
                <draw:g>
                  <svg:desc>Gráficos.D3:Gráficos.D3</svg:desc>
                </draw:g>
              </table:table-cell>
              <table:table-cell office:value-type="float" office:value="0.039507040625">
                <text:p>0.039507040625</text:p>
                <draw:g>
                  <svg:desc>Gráficos.E3:Gráficos.E3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